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start" fo:margin-left="1.059cm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3.571875cm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3.67770833333333cm"/>
    </style:style>
    <style:style style:name="co12" style:family="table-column">
      <style:table-column-properties fo:break-before="auto" style:column-width="3.75708333333333cm"/>
    </style:style>
    <style:style style:name="co13" style:family="table-column">
      <style:table-column-properties fo:break-before="auto" style:column-width="2.91041666666667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shapes>
          <draw:frame draw:z-index="1" draw:id="id0" draw:style-name="a0" draw:name="Graphique 1" svg:x="0.19466in" svg:y="5.33057in" svg:width="6.61969in" svg:height="3.5704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6.68742in" svg:y="5.54077in" svg:width="6.29882in" svg:height="3.5484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OT</text:p>
          </table:table-cell>
          <table:table-cell table:style-name="ce1"/>
          <table:table-cell office:value-type="string" table:style-name="ce1">
            <text:p>R2/R1</text:p>
          </table:table-cell>
          <table:table-cell office:value-type="string" table:style-name="ce1">
            <text:p>R3/R1</text:p>
          </table:table-cell>
          <table:table-cell office:value-type="string" table:style-name="ce1">
            <text:p>R4/R1</text:p>
          </table:table-cell>
          <table:table-cell office:value-type="string" table:style-name="ce1">
            <text:p>R3/R2</text:p>
          </table:table-cell>
          <table:table-cell office:value-type="string" table:style-name="ce1">
            <text:p>R4/R2</text:p>
          </table:table-cell>
          <table:table-cell office:value-type="string" table:style-name="ce1">
            <text:p>R4/R3</text:p>
          </table:table-cell>
          <table:table-cell table:number-columns-repeated="16371" table:style-name="ce1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9.4" table:style-name="ce1">
            <text:p>29.4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5.75" table:style-name="ce1">
            <text:p>5.75</text:p>
          </table:table-cell>
          <table:table-cell office:value-type="float" office:value="1.26" table:style-name="ce1">
            <text:p>1.26</text:p>
          </table:table-cell>
          <table:table-cell office:value-type="float" office:value="54.3" table:style-name="ce1">
            <text:p>54.3</text:p>
          </table:table-cell>
          <table:table-cell table:style-name="ce1"/>
          <table:table-cell office:value-type="float" office:value="0.608843537414966" table:formula="of:=[.C2]/[.B2]" table:style-name="ce1">
            <text:p>0.608843537</text:p>
          </table:table-cell>
          <table:table-cell office:value-type="float" office:value="0.19557823129251703" table:formula="of:=[.D2]/[.B2]" table:style-name="ce1">
            <text:p>0.195578231</text:p>
          </table:table-cell>
          <table:table-cell office:value-type="float" office:value="4.2857142857142858E-2" table:formula="of:=[.E2]/[.B2]" table:style-name="ce2">
            <text:p>4.29E-02</text:p>
          </table:table-cell>
          <table:table-cell office:value-type="float" office:value="0.32122905027932963" table:formula="of:=[.D2]/[.C2]" table:style-name="ce1">
            <text:p>0.32122905</text:p>
          </table:table-cell>
          <table:table-cell office:value-type="float" office:value="7.0391061452513976E-2" table:formula="of:=[.E2]/[.C2]" table:style-name="ce1">
            <text:p>0.070391061</text:p>
          </table:table-cell>
          <table:table-cell office:value-type="float" office:value="0.21913043478260869" table:formula="of:=[.E2]/[.D2]" table:style-name="ce2">
            <text:p>2.19E-01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28.6" table:style-name="ce1">
            <text:p>28.6</text:p>
          </table:table-cell>
          <table:table-cell office:value-type="float" office:value="18.2" table:style-name="ce1">
            <text:p>18.2</text:p>
          </table:table-cell>
          <table:table-cell office:value-type="float" office:value="7.01" table:style-name="ce1">
            <text:p>7.01</text:p>
          </table:table-cell>
          <table:table-cell office:value-type="float" office:value="1.93" table:style-name="ce1">
            <text:p>1.93</text:p>
          </table:table-cell>
          <table:table-cell office:value-type="float" office:value="55.8" table:style-name="ce1">
            <text:p>55.8</text:p>
          </table:table-cell>
          <table:table-cell table:style-name="ce1"/>
          <table:table-cell office:value-type="float" office:value="0.63636363636363635" table:formula="of:=[.C3]/[.B3]" table:style-name="ce1">
            <text:p>0.636363636</text:p>
          </table:table-cell>
          <table:table-cell office:value-type="float" office:value="0.24510489510489508" table:formula="of:=[.D3]/[.B3]" table:style-name="ce1">
            <text:p>0.245104895</text:p>
          </table:table-cell>
          <table:table-cell office:value-type="float" office:value="6.7482517482517476E-2" table:formula="of:=[.E3]/[.B3]" table:style-name="ce2">
            <text:p>6.75E-02</text:p>
          </table:table-cell>
          <table:table-cell office:value-type="float" office:value="0.38516483516483518" table:formula="of:=[.D3]/[.C3]" table:style-name="ce1">
            <text:p>0.385164835</text:p>
          </table:table-cell>
          <table:table-cell office:value-type="float" office:value="0.10604395604395604" table:formula="of:=[.E3]/[.C3]" table:style-name="ce1">
            <text:p>0.106043956</text:p>
          </table:table-cell>
          <table:table-cell office:value-type="float" office:value="0.27532097004279599" table:formula="of:=[.E3]/[.D3]" table:style-name="ce2">
            <text:p>2.75E-01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6.3" table:style-name="ce1">
            <text:p>26.3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7.37" table:style-name="ce1">
            <text:p>7.37</text:p>
          </table:table-cell>
          <table:table-cell office:value-type="float" office:value="2.39" table:style-name="ce1">
            <text:p>2.39</text:p>
          </table:table-cell>
          <table:table-cell office:value-type="float" office:value="54.2" table:style-name="ce1">
            <text:p>54.2</text:p>
          </table:table-cell>
          <table:table-cell table:style-name="ce1"/>
          <table:table-cell office:value-type="float" office:value="0.68821292775665399" table:formula="of:=[.C4]/[.B4]" table:style-name="ce1">
            <text:p>0.688212928</text:p>
          </table:table-cell>
          <table:table-cell office:value-type="float" office:value="0.28022813688212928" table:formula="of:=[.D4]/[.B4]" table:style-name="ce1">
            <text:p>0.280228137</text:p>
          </table:table-cell>
          <table:table-cell office:value-type="float" office:value="9.0874524714828903E-2" table:formula="of:=[.E4]/[.B4]" table:style-name="ce2">
            <text:p>9.09E-02</text:p>
          </table:table-cell>
          <table:table-cell office:value-type="float" office:value="0.40718232044198893" table:formula="of:=[.D4]/[.C4]" table:style-name="ce1">
            <text:p>0.40718232</text:p>
          </table:table-cell>
          <table:table-cell office:value-type="float" office:value="0.13204419889502761" table:formula="of:=[.E4]/[.C4]" table:style-name="ce1">
            <text:p>0.132044199</text:p>
          </table:table-cell>
          <table:table-cell office:value-type="float" office:value="0.32428765264586162" table:formula="of:=[.E4]/[.D4]" table:style-name="ce2">
            <text:p>3.24E-01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4.4" table:style-name="ce1">
            <text:p>24.4</text:p>
          </table:table-cell>
          <table:table-cell office:value-type="float" office:value="18.05" table:style-name="ce1">
            <text:p>18.05</text:p>
          </table:table-cell>
          <table:table-cell office:value-type="float" office:value="7.81" table:style-name="ce1">
            <text:p>7.81</text:p>
          </table:table-cell>
          <table:table-cell office:value-type="float" office:value="2.4649999999999999" table:style-name="ce1">
            <text:p>2.465</text:p>
          </table:table-cell>
          <table:table-cell office:value-type="float" office:value="52.7" table:style-name="ce1">
            <text:p>52.7</text:p>
          </table:table-cell>
          <table:table-cell table:style-name="ce1"/>
          <table:table-cell office:value-type="float" office:value="0.73975409836065587" table:formula="of:=[.C5]/[.B5]" table:style-name="ce1">
            <text:p>0.739754098</text:p>
          </table:table-cell>
          <table:table-cell office:value-type="float" office:value="0.32008196721311477" table:formula="of:=[.D5]/[.B5]" table:style-name="ce1">
            <text:p>0.320081967</text:p>
          </table:table-cell>
          <table:table-cell office:value-type="float" office:value="0.10102459016393443" table:formula="of:=[.E5]/[.B5]" table:style-name="ce2">
            <text:p>1.01E-01</text:p>
          </table:table-cell>
          <table:table-cell office:value-type="float" office:value="0.43268698060941824" table:formula="of:=[.D5]/[.C5]" table:style-name="ce1">
            <text:p>0.432686981</text:p>
          </table:table-cell>
          <table:table-cell office:value-type="float" office:value="0.13656509695290858" table:formula="of:=[.E5]/[.C5]" table:style-name="ce1">
            <text:p>0.136565097</text:p>
          </table:table-cell>
          <table:table-cell office:value-type="float" office:value="0.31562099871959026" table:formula="of:=[.E5]/[.D5]" table:style-name="ce2">
            <text:p>3.16E-01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3.3" table:style-name="ce1">
            <text:p>23.3</text:p>
          </table:table-cell>
          <table:table-cell office:value-type="float" office:value="17.8" table:style-name="ce1">
            <text:p>17.8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3.06" table:style-name="ce1">
            <text:p>3.06</text:p>
          </table:table-cell>
          <table:table-cell office:value-type="float" office:value="52.7" table:style-name="ce1">
            <text:p>52.7</text:p>
          </table:table-cell>
          <table:table-cell table:style-name="ce1"/>
          <table:table-cell office:value-type="float" office:value="0.76394849785407726" table:formula="of:=[.C6]/[.B6]" table:style-name="ce1">
            <text:p>0.763948498</text:p>
          </table:table-cell>
          <table:table-cell office:value-type="float" office:value="0.36309012875536484" table:formula="of:=[.D6]/[.B6]" table:style-name="ce1">
            <text:p>0.363090129</text:p>
          </table:table-cell>
          <table:table-cell office:value-type="float" office:value="0.1313304721030043" table:formula="of:=[.E6]/[.B6]" table:style-name="ce2">
            <text:p>1.31E-01</text:p>
          </table:table-cell>
          <table:table-cell office:value-type="float" office:value="0.47528089887640451" table:formula="of:=[.D6]/[.C6]" table:style-name="ce1">
            <text:p>0.475280899</text:p>
          </table:table-cell>
          <table:table-cell office:value-type="float" office:value="0.17191011235955056" table:formula="of:=[.E6]/[.C6]" table:style-name="ce1">
            <text:p>0.171910112</text:p>
          </table:table-cell>
          <table:table-cell office:value-type="float" office:value="0.36170212765957444" table:formula="of:=[.E6]/[.D6]" table:style-name="ce2">
            <text:p>3.62E-01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2.6" table:style-name="ce1">
            <text:p>22.6</text:p>
          </table:table-cell>
          <table:table-cell office:value-type="float" office:value="18.2" table:style-name="ce1">
            <text:p>18.2</text:p>
          </table:table-cell>
          <table:table-cell office:value-type="float" office:value="9.02" table:style-name="ce1">
            <text:p>9.02</text:p>
          </table:table-cell>
          <table:table-cell office:value-type="float" office:value="3.65" table:style-name="ce1">
            <text:p>3.65</text:p>
          </table:table-cell>
          <table:table-cell office:value-type="float" office:value="53.5" table:style-name="ce1">
            <text:p>53.5</text:p>
          </table:table-cell>
          <table:table-cell table:style-name="ce1"/>
          <table:table-cell office:value-type="float" office:value="0.80530973451327426" table:formula="of:=[.C7]/[.B7]" table:style-name="ce1">
            <text:p>0.805309735</text:p>
          </table:table-cell>
          <table:table-cell office:value-type="float" office:value="0.39911504424778754" table:formula="of:=[.D7]/[.B7]" table:style-name="ce1">
            <text:p>0.399115044</text:p>
          </table:table-cell>
          <table:table-cell office:value-type="float" office:value="0.16150442477876104" table:formula="of:=[.E7]/[.B7]" table:style-name="ce2">
            <text:p>1.62E-01</text:p>
          </table:table-cell>
          <table:table-cell office:value-type="float" office:value="0.49560439560439562" table:formula="of:=[.D7]/[.C7]" table:style-name="ce1">
            <text:p>0.495604396</text:p>
          </table:table-cell>
          <table:table-cell office:value-type="float" office:value="0.20054945054945056" table:formula="of:=[.E7]/[.C7]" table:style-name="ce1">
            <text:p>0.200549451</text:p>
          </table:table-cell>
          <table:table-cell office:value-type="float" office:value="0.40465631929046564" table:formula="of:=[.E7]/[.D7]" table:style-name="ce2">
            <text:p>4.05E-01</text:p>
          </table:table-cell>
          <table:table-cell table:number-columns-repeated="16371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1.5" table:style-name="ce1">
            <text:p>21.5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9.2899999999999991" table:style-name="ce1">
            <text:p>9.29</text:p>
          </table:table-cell>
          <table:table-cell office:value-type="float" office:value="3.99" table:style-name="ce1">
            <text:p>3.99</text:p>
          </table:table-cell>
          <table:table-cell office:value-type="float" office:value="52.7" table:style-name="ce1">
            <text:p>52.7</text:p>
          </table:table-cell>
          <table:table-cell table:style-name="ce1"/>
          <table:table-cell office:value-type="float" office:value="0.83255813953488367" table:formula="of:=[.C8]/[.B8]" table:style-name="ce1">
            <text:p>0.83255814</text:p>
          </table:table-cell>
          <table:table-cell office:value-type="float" office:value="0.43209302325581389" table:formula="of:=[.D8]/[.B8]" table:style-name="ce1">
            <text:p>0.432093023</text:p>
          </table:table-cell>
          <table:table-cell office:value-type="float" office:value="0.18558139534883722" table:formula="of:=[.E8]/[.B8]" table:style-name="ce2">
            <text:p>1.86E-01</text:p>
          </table:table-cell>
          <table:table-cell office:value-type="float" office:value="0.51899441340782126" table:formula="of:=[.D8]/[.C8]" table:style-name="ce1">
            <text:p>0.518994413</text:p>
          </table:table-cell>
          <table:table-cell office:value-type="float" office:value="0.22290502793296094" table:formula="of:=[.E8]/[.C8]" table:style-name="ce1">
            <text:p>0.222905028</text:p>
          </table:table-cell>
          <table:table-cell office:value-type="float" office:value="0.42949407965554365" table:formula="of:=[.E8]/[.D8]" table:style-name="ce2">
            <text:p>4.29E-01</text:p>
          </table:table-cell>
          <table:table-cell table:number-columns-repeated="16371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21.5" table:style-name="ce1">
            <text:p>21.5</text:p>
          </table:table-cell>
          <table:table-cell office:value-type="float" office:value="17.05" table:style-name="ce1">
            <text:p>17.05</text:p>
          </table:table-cell>
          <table:table-cell office:value-type="float" office:value="9.07" table:style-name="ce1">
            <text:p>9.07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0.7930232558139535" table:formula="of:=[.C9]/[.B9]" table:style-name="ce1">
            <text:p>0.793023256</text:p>
          </table:table-cell>
          <table:table-cell office:value-type="float" office:value="0.42186046511627906" table:formula="of:=[.D9]/[.B9]" table:style-name="ce1">
            <text:p>0.421860465</text:p>
          </table:table-cell>
          <table:table-cell office:value-type="float" office:value="0.2046511627906977" table:formula="of:=[.E9]/[.B9]" table:style-name="ce2">
            <text:p>2.05E-01</text:p>
          </table:table-cell>
          <table:table-cell office:value-type="float" office:value="0.53196480938416424" table:formula="of:=[.D9]/[.C9]" table:style-name="ce1">
            <text:p>0.531964809</text:p>
          </table:table-cell>
          <table:table-cell office:value-type="float" office:value="0.25806451612903225" table:formula="of:=[.E9]/[.C9]" table:style-name="ce1">
            <text:p>0.258064516</text:p>
          </table:table-cell>
          <table:table-cell office:value-type="float" office:value="0.48511576626240355" table:formula="of:=[.E9]/[.D9]" table:style-name="ce2">
            <text:p>4.85E-01</text:p>
          </table:table-cell>
          <table:table-cell table:number-columns-repeated="16371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0.8" table:style-name="ce1">
            <text:p>20.8</text:p>
          </table:table-cell>
          <table:table-cell office:value-type="float" office:value="16.8" table:style-name="ce1">
            <text:p>16.8</text:p>
          </table:table-cell>
          <table:table-cell office:value-type="float" office:value="9.4749999999999996" table:style-name="ce1">
            <text:p>9.475</text:p>
          </table:table-cell>
          <table:table-cell office:value-type="float" office:value="4.95" table:style-name="ce1">
            <text:p>4.95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0.80769230769230771" table:formula="of:=[.C10]/[.B10]" table:style-name="ce1">
            <text:p>0.807692308</text:p>
          </table:table-cell>
          <table:table-cell office:value-type="float" office:value="0.45552884615384615" table:formula="of:=[.D10]/[.B10]" table:style-name="ce1">
            <text:p>0.455528846</text:p>
          </table:table-cell>
          <table:table-cell office:value-type="float" office:value="0.23798076923076922" table:formula="of:=[.E10]/[.B10]" table:style-name="ce2">
            <text:p>2.38E-01</text:p>
          </table:table-cell>
          <table:table-cell office:value-type="float" office:value="0.56398809523809523" table:formula="of:=[.D10]/[.C10]" table:style-name="ce1">
            <text:p>0.563988095</text:p>
          </table:table-cell>
          <table:table-cell office:value-type="float" office:value="0.29464285714285715" table:formula="of:=[.E10]/[.C10]" table:style-name="ce1">
            <text:p>0.294642857</text:p>
          </table:table-cell>
          <table:table-cell office:value-type="float" office:value="0.52242744063324542" table:formula="of:=[.E10]/[.D10]" table:style-name="ce2">
            <text:p>5.22E-01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.2" table:style-name="ce1">
            <text:p>20.2</text:p>
          </table:table-cell>
          <table:table-cell office:value-type="float" office:value="17.2" table:style-name="ce1">
            <text:p>17.2</text:p>
          </table:table-cell>
          <table:table-cell office:value-type="float" office:value="9.42" table:style-name="ce1">
            <text:p>9.42</text:p>
          </table:table-cell>
          <table:table-cell office:value-type="float" office:value="4.78" table:style-name="ce1">
            <text:p>4.78</text:p>
          </table:table-cell>
          <table:table-cell office:value-type="float" office:value="51.6" table:style-name="ce1">
            <text:p>51.6</text:p>
          </table:table-cell>
          <table:table-cell table:style-name="ce1"/>
          <table:table-cell office:value-type="float" office:value="0.85148514851485146" table:formula="of:=[.C11]/[.B11]" table:style-name="ce1">
            <text:p>0.851485149</text:p>
          </table:table-cell>
          <table:table-cell office:value-type="float" office:value="0.46633663366336636" table:formula="of:=[.D11]/[.B11]" table:style-name="ce1">
            <text:p>0.466336634</text:p>
          </table:table-cell>
          <table:table-cell office:value-type="float" office:value="0.23663366336633665" table:formula="of:=[.E11]/[.B11]" table:style-name="ce2">
            <text:p>2.37E-01</text:p>
          </table:table-cell>
          <table:table-cell office:value-type="float" office:value="0.54767441860465116" table:formula="of:=[.D11]/[.C11]" table:style-name="ce1">
            <text:p>0.547674419</text:p>
          </table:table-cell>
          <table:table-cell office:value-type="float" office:value="0.27790697674418607" table:formula="of:=[.E11]/[.C11]" table:style-name="ce1">
            <text:p>0.277906977</text:p>
          </table:table-cell>
          <table:table-cell office:value-type="float" office:value="0.50743099787685775" table:formula="of:=[.E11]/[.D11]" table:style-name="ce2">
            <text:p>5.07E-01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.2" table:style-name="ce1">
            <text:p>16.2</text:p>
          </table:table-cell>
          <table:table-cell office:value-type="float" office:value="15.1" table:style-name="ce1">
            <text:p>15.1</text:p>
          </table:table-cell>
          <table:table-cell office:value-type="float" office:value="10.15" table:style-name="ce1">
            <text:p>10.15</text:p>
          </table:table-cell>
          <table:table-cell office:value-type="float" office:value="6.04" table:style-name="ce1">
            <text:p>6.04</text:p>
          </table:table-cell>
          <table:table-cell office:value-type="float" office:value="47.5" table:style-name="ce1">
            <text:p>47.5</text:p>
          </table:table-cell>
          <table:table-cell table:style-name="ce1"/>
          <table:table-cell office:value-type="float" office:value="0.9320987654320988" table:formula="of:=[.C12]/[.B12]" table:style-name="ce1">
            <text:p>0.932098765</text:p>
          </table:table-cell>
          <table:table-cell office:value-type="float" office:value="0.62654320987654322" table:formula="of:=[.D12]/[.B12]" table:style-name="ce1">
            <text:p>0.62654321</text:p>
          </table:table-cell>
          <table:table-cell office:value-type="float" office:value="0.37283950617283951" table:formula="of:=[.E12]/[.B12]" table:style-name="ce2">
            <text:p>3.73E-01</text:p>
          </table:table-cell>
          <table:table-cell office:value-type="float" office:value="0.67218543046357615" table:formula="of:=[.D12]/[.C12]" table:style-name="ce1">
            <text:p>0.67218543</text:p>
          </table:table-cell>
          <table:table-cell office:value-type="float" office:value="0.4" table:formula="of:=[.E12]/[.C12]" table:style-name="ce1">
            <text:p>0.4</text:p>
          </table:table-cell>
          <table:table-cell office:value-type="float" office:value="0.59507389162561575" table:formula="of:=[.E12]/[.D12]" table:style-name="ce2">
            <text:p>5.95E-01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1.5" table:style-name="ce1">
            <text:p>11.5</text:p>
          </table:table-cell>
          <table:table-cell office:value-type="float" office:value="9.24" table:style-name="ce1">
            <text:p>9.24</text:p>
          </table:table-cell>
          <table:table-cell office:value-type="float" office:value="6.73" table:style-name="ce1">
            <text:p>6.73</text:p>
          </table:table-cell>
          <table:table-cell office:value-type="float" office:value="38.5" table:style-name="ce1">
            <text:p>38.5</text:p>
          </table:table-cell>
          <table:table-cell table:style-name="ce1"/>
          <table:table-cell office:value-type="float" office:value="1.0454545454545454" table:formula="of:=[.C13]/[.B13]" table:style-name="ce1">
            <text:p>1.045454545</text:p>
          </table:table-cell>
          <table:table-cell office:value-type="float" office:value="0.84" table:formula="of:=[.D13]/[.B13]" table:style-name="ce1">
            <text:p>0.84</text:p>
          </table:table-cell>
          <table:table-cell office:value-type="float" office:value="0.61181818181818182" table:formula="of:=[.E13]/[.B13]" table:style-name="ce2">
            <text:p>6.12E-01</text:p>
          </table:table-cell>
          <table:table-cell office:value-type="float" office:value="0.8034782608695652" table:formula="of:=[.D13]/[.C13]" table:style-name="ce1">
            <text:p>0.803478261</text:p>
          </table:table-cell>
          <table:table-cell office:value-type="float" office:value="0.58521739130434791" table:formula="of:=[.E13]/[.C13]" table:style-name="ce1">
            <text:p>0.585217391</text:p>
          </table:table-cell>
          <table:table-cell office:value-type="float" office:value="0.72835497835497842" table:formula="of:=[.E13]/[.D13]" table:style-name="ce2">
            <text:p>7.28E-01</text:p>
          </table:table-cell>
          <table:table-cell table:number-columns-repeated="1637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autre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3">
            <text:p>E</text:p>
          </table:table-cell>
          <table:table-cell office:value-type="string" table:style-name="ce3">
            <text:p>TOT</text:p>
          </table:table-cell>
          <table:table-cell table:style-name="ce3"/>
          <table:table-cell office:value-type="string" table:style-name="ce3">
            <text:p>R1</text:p>
          </table:table-cell>
          <table:table-cell table:style-name="ce3"/>
          <table:table-cell office:value-type="string" table:style-name="ce3">
            <text:p>R2</text:p>
          </table:table-cell>
          <table:table-cell table:style-name="ce3"/>
          <table:table-cell office:value-type="string" table:style-name="ce3">
            <text:p>R3</text:p>
          </table:table-cell>
          <table:table-cell table:style-name="ce3"/>
          <table:table-cell office:value-type="string" table:style-name="ce3">
            <text:p>R4</text:p>
          </table:table-cell>
          <table:table-cell table:style-name="ce3"/>
          <table:table-cell office:value-type="string" table:style-name="ce3">
            <text:p>E</text:p>
          </table:table-cell>
          <table:table-cell office:value-type="string" table:style-name="ce3">
            <text:p>R2/R1</text:p>
          </table:table-cell>
          <table:table-cell office:value-type="string" table:style-name="ce3">
            <text:p>R3/R1</text:p>
          </table:table-cell>
          <table:table-cell office:value-type="string" table:style-name="ce3">
            <text:p>R4/R1</text:p>
          </table:table-cell>
          <table:table-cell office:value-type="string" table:style-name="ce3">
            <text:p>R3/R2</text:p>
          </table:table-cell>
          <table:table-cell office:value-type="string" table:style-name="ce3">
            <text:p>R4/R2</text:p>
          </table:table-cell>
          <table:table-cell office:value-type="string" table:style-name="ce3">
            <text:p>R4/R3</text:p>
          </table:table-cell>
          <table:table-cell table:number-columns-repeated="16366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0.56407700000000005" table:style-name="ce1">
            <text:p>0.564077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29694999999999999" table:style-name="ce1">
            <text:p>0.29695</text:p>
          </table:table-cell>
          <table:table-cell office:value-type="float" office:value="5.1000000000000004E-3" table:style-name="ce1">
            <text:p>0.0051</text:p>
          </table:table-cell>
          <table:table-cell office:value-type="float" office:value="0.183472" table:style-name="ce1">
            <text:p>0.183472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6.4523999999999998E-2" table:style-name="ce1">
            <text:p>0.064524</text:p>
          </table:table-cell>
          <table:table-cell office:value-type="float" office:value="1.2E-2" table:style-name="ce1">
            <text:p>0.012</text:p>
          </table:table-cell>
          <table:table-cell office:value-type="float" office:value="1.91307E-2" table:style-name="ce1">
            <text:p>0.0191307</text:p>
          </table:table-cell>
          <table:table-cell office:value-type="float" office:value="2.23E-2" table:style-name="ce1">
            <text:p>0.0223</text:p>
          </table:table-cell>
          <table:table-cell office:value-type="float" office:value="0.1" table:style-name="ce1">
            <text:p>0.1</text:p>
          </table:table-cell>
          <table:table-cell office:value-type="float" office:value="0.61785485772015492" table:formula="of:=[.F2]/[.D2]" table:style-name="ce1">
            <text:p>0.617854858</text:p>
          </table:table-cell>
          <table:table-cell office:value-type="float" office:value="0.21728910591008588" table:formula="of:=[.H2]/[.D2]" table:style-name="ce1">
            <text:p>0.217289106</text:p>
          </table:table-cell>
          <table:table-cell office:value-type="float" office:value="6.4423977100521973E-2" table:formula="of:=[.J2]/[.D2]" table:style-name="ce1">
            <text:p>0.064423977</text:p>
          </table:table-cell>
          <table:table-cell office:value-type="float" office:value="0.35168309060783115" table:formula="of:=[.H2]/[.F2]" table:style-name="ce1">
            <text:p>0.351683091</text:p>
          </table:table-cell>
          <table:table-cell office:value-type="float" office:value="0.10427040638353537" table:formula="of:=[.J2]/[.F2]" table:style-name="ce1">
            <text:p>0.104270406</text:p>
          </table:table-cell>
          <table:table-cell office:value-type="float" office:value="0.29648967825925238" table:formula="of:=[.J2]/[.H2]" table:style-name="ce1">
            <text:p>0.296489678</text:p>
          </table:table-cell>
          <table:table-cell table:number-columns-repeated="16366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0.56334200000000001" table:style-name="ce1">
            <text:p>0.563342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27695500000000001" table:style-name="ce1">
            <text:p>0.276955</text:p>
          </table:table-cell>
          <table:table-cell office:value-type="float" office:value="5.3E-3" table:style-name="ce1">
            <text:p>0.0053</text:p>
          </table:table-cell>
          <table:table-cell office:value-type="float" office:value="0.18668199999999999" table:style-name="ce1">
            <text:p>0.186682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7.4938500000000005E-2" table:style-name="ce1">
            <text:p>0.0749385</text:p>
          </table:table-cell>
          <table:table-cell office:value-type="float" office:value="1.12E-2" table:style-name="ce1">
            <text:p>0.0112</text:p>
          </table:table-cell>
          <table:table-cell office:value-type="float" office:value="2.4766300000000002E-2" table:style-name="ce1">
            <text:p>0.0247663</text:p>
          </table:table-cell>
          <table:table-cell office:value-type="float" office:value="1.95E-2" table:style-name="ce1">
            <text:p>0.0195</text:p>
          </table:table-cell>
          <table:table-cell office:value-type="float" office:value="0.2" table:style-name="ce1">
            <text:p>0.2</text:p>
          </table:table-cell>
          <table:table-cell office:value-type="float" office:value="0.67405174125760492" table:formula="of:=[.F3]/[.D3]" table:style-name="ce1">
            <text:p>0.674051741</text:p>
          </table:table-cell>
          <table:table-cell office:value-type="float" office:value="0.27058005813218755" table:formula="of:=[.H3]/[.D3]" table:style-name="ce1">
            <text:p>0.270580058</text:p>
          </table:table-cell>
          <table:table-cell office:value-type="float" office:value="8.9423552562690689E-2" table:formula="of:=[.J3]/[.D3]" table:style-name="ce1">
            <text:p>0.089423553</text:p>
          </table:table-cell>
          <table:table-cell office:value-type="float" office:value="0.40142327594519028" table:formula="of:=[.H3]/[.F3]" table:style-name="ce1">
            <text:p>0.401423276</text:p>
          </table:table-cell>
          <table:table-cell office:value-type="float" office:value="0.13266570960242552" table:formula="of:=[.J3]/[.F3]" table:style-name="ce1">
            <text:p>0.13266571</text:p>
          </table:table-cell>
          <table:table-cell office:value-type="float" office:value="0.3304883337670223" table:formula="of:=[.J3]/[.H3]" table:style-name="ce1">
            <text:p>0.330488334</text:p>
          </table:table-cell>
          <table:table-cell table:number-columns-repeated="16366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6138900000000003" table:style-name="ce1">
            <text:p>0.561389</text:p>
          </table:table-cell>
          <table:table-cell office:value-type="float" office:value="3.3E-3" table:style-name="ce1">
            <text:p>0.0033</text:p>
          </table:table-cell>
          <table:table-cell office:value-type="float" office:value="0.26290400000000003" table:style-name="ce1">
            <text:p>0.262904</text:p>
          </table:table-cell>
          <table:table-cell office:value-type="float" office:value="5.4999999999999997E-3" table:style-name="ce1">
            <text:p>0.0055</text:p>
          </table:table-cell>
          <table:table-cell office:value-type="float" office:value="0.186476" table:style-name="ce1">
            <text:p>0.186476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8.1965499999999997E-2" table:style-name="ce1">
            <text:p>0.0819655</text:p>
          </table:table-cell>
          <table:table-cell office:value-type="float" office:value="1.06E-2" table:style-name="ce1">
            <text:p>0.0106</text:p>
          </table:table-cell>
          <table:table-cell office:value-type="float" office:value="3.0043500000000001E-2" table:style-name="ce1">
            <text:p>0.0300435</text:p>
          </table:table-cell>
          <table:table-cell office:value-type="float" office:value="1.7899999999999999E-2" table:style-name="ce1">
            <text:p>0.0179</text:p>
          </table:table-cell>
          <table:table-cell office:value-type="float" office:value="0.3" table:style-name="ce1">
            <text:p>0.3</text:p>
          </table:table-cell>
          <table:table-cell office:value-type="float" office:value="0.70929312600797245" table:formula="of:=[.F4]/[.D4]" table:style-name="ce1">
            <text:p>0.709293126</text:p>
          </table:table-cell>
          <table:table-cell office:value-type="float" office:value="0.3117696954021239" table:formula="of:=[.H4]/[.D4]" table:style-name="ce1">
            <text:p>0.311769695</text:p>
          </table:table-cell>
          <table:table-cell office:value-type="float" office:value="0.1142755530535861" table:formula="of:=[.J4]/[.D4]" table:style-name="ce1">
            <text:p>0.114275553</text:p>
          </table:table-cell>
          <table:table-cell office:value-type="float" office:value="0.43954986164439391" table:formula="of:=[.H4]/[.F4]" table:style-name="ce1">
            <text:p>0.439549862</text:p>
          </table:table-cell>
          <table:table-cell office:value-type="float" office:value="0.16111188571183424" table:formula="of:=[.J4]/[.F4]" table:style-name="ce1">
            <text:p>0.161111886</text:p>
          </table:table-cell>
          <table:table-cell office:value-type="float" office:value="0.36653836065173767" table:formula="of:=[.J4]/[.H4]" table:style-name="ce1">
            <text:p>0.366538361</text:p>
          </table:table-cell>
          <table:table-cell table:number-columns-repeated="16366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0.56036900000000001" table:style-name="ce1">
            <text:p>0.560369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24907299999999999" table:style-name="ce1">
            <text:p>0.249073</text:p>
          </table:table-cell>
          <table:table-cell office:value-type="float" office:value="5.7000000000000002E-3" table:style-name="ce1">
            <text:p>0.0057</text:p>
          </table:table-cell>
          <table:table-cell office:value-type="float" office:value="0.18854099999999999" table:style-name="ce1">
            <text:p>0.188541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8.8084300000000004E-2" table:style-name="ce1">
            <text:p>0.0880843</text:p>
          </table:table-cell>
          <table:table-cell office:value-type="float" office:value="1.03E-2" table:style-name="ce1">
            <text:p>0.0103</text:p>
          </table:table-cell>
          <table:table-cell office:value-type="float" office:value="3.4669699999999998E-2" table:style-name="ce1">
            <text:p>0.0346697</text:p>
          </table:table-cell>
          <table:table-cell office:value-type="float" office:value="1.6899999999999998E-2" table:style-name="ce1">
            <text:p>0.0169</text:p>
          </table:table-cell>
          <table:table-cell office:value-type="float" office:value="0.4" table:style-name="ce1">
            <text:p>0.4</text:p>
          </table:table-cell>
          <table:table-cell office:value-type="float" office:value="0.75697084790402813" table:formula="of:=[.F5]/[.D5]" table:style-name="ce1">
            <text:p>0.756970848</text:p>
          </table:table-cell>
          <table:table-cell office:value-type="float" office:value="0.35364852874458497" table:formula="of:=[.H5]/[.D5]" table:style-name="ce1">
            <text:p>0.353648529</text:p>
          </table:table-cell>
          <table:table-cell office:value-type="float" office:value="0.13919493481830628" table:formula="of:=[.J5]/[.D5]" table:style-name="ce1">
            <text:p>0.139194935</text:p>
          </table:table-cell>
          <table:table-cell office:value-type="float" office:value="0.46718909945316939" table:formula="of:=[.H5]/[.F5]" table:style-name="ce1">
            <text:p>0.467189099</text:p>
          </table:table-cell>
          <table:table-cell office:value-type="float" office:value="0.18388414191077804" table:formula="of:=[.J5]/[.F5]" table:style-name="ce1">
            <text:p>0.183884142</text:p>
          </table:table-cell>
          <table:table-cell office:value-type="float" office:value="0.39359681577761302" table:formula="of:=[.J5]/[.H5]" table:style-name="ce1">
            <text:p>0.393596816</text:p>
          </table:table-cell>
          <table:table-cell table:number-columns-repeated="16366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0.55704699999999996" table:style-name="ce1">
            <text:p>0.557047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23990300000000001" table:style-name="ce1">
            <text:p>0.239903</text:p>
          </table:table-cell>
          <table:table-cell office:value-type="float" office:value="5.8999999999999999E-3" table:style-name="ce1">
            <text:p>0.0059</text:p>
          </table:table-cell>
          <table:table-cell office:value-type="float" office:value="0.18524199999999999" table:style-name="ce1">
            <text:p>0.185242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9.2509499999999995E-2" table:style-name="ce1">
            <text:p>0.0925095</text:p>
          </table:table-cell>
          <table:table-cell office:value-type="float" office:value="0.01" table:style-name="ce1">
            <text:p>0.01</text:p>
          </table:table-cell>
          <table:table-cell office:value-type="float" office:value="3.9392799999999999E-2" table:style-name="ce1">
            <text:p>0.0393928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0.5" table:style-name="ce1">
            <text:p>0.5</text:p>
          </table:table-cell>
          <table:table-cell office:value-type="float" office:value="0.77215374547212823" table:formula="of:=[.F6]/[.D6]" table:style-name="ce1">
            <text:p>0.772153745</text:p>
          </table:table-cell>
          <table:table-cell office:value-type="float" office:value="0.38561210155771286" table:formula="of:=[.H6]/[.D6]" table:style-name="ce1">
            <text:p>0.385612102</text:p>
          </table:table-cell>
          <table:table-cell office:value-type="float" office:value="0.16420303205879042" table:formula="of:=[.J6]/[.D6]" table:style-name="ce1">
            <text:p>0.164203032</text:p>
          </table:table-cell>
          <table:table-cell office:value-type="float" office:value="0.49939808466762398" table:formula="of:=[.H6]/[.F6]" table:style-name="ce1">
            <text:p>0.499398085</text:p>
          </table:table-cell>
          <table:table-cell office:value-type="float" office:value="0.21265587717688214" table:formula="of:=[.J6]/[.F6]" table:style-name="ce1">
            <text:p>0.212655877</text:p>
          </table:table-cell>
          <table:table-cell office:value-type="float" office:value="0.42582437479394009" table:formula="of:=[.J6]/[.H6]" table:style-name="ce1">
            <text:p>0.425824375</text:p>
          </table:table-cell>
          <table:table-cell table:number-columns-repeated="16366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55151899999999998" table:style-name="ce1">
            <text:p>0.551519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22956799999999999" table:style-name="ce1">
            <text:p>0.22956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0.18340300000000001" table:style-name="ce1">
            <text:p>0.183403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9.5505999999999994E-2" table:style-name="ce1">
            <text:p>0.095506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4.3041999999999997E-2" table:style-name="ce1">
            <text:p>0.043042</text:p>
          </table:table-cell>
          <table:table-cell office:value-type="float" office:value="1.5100000000000001E-2" table:style-name="ce1">
            <text:p>0.0151</text:p>
          </table:table-cell>
          <table:table-cell office:value-type="float" office:value="0.6" table:style-name="ce1">
            <text:p>0.6</text:p>
          </table:table-cell>
          <table:table-cell office:value-type="float" office:value="0.79890489963758027" table:formula="of:=[.F7]/[.D7]" table:style-name="ce1">
            <text:p>0.7989049</text:p>
          </table:table-cell>
          <table:table-cell office:value-type="float" office:value="0.41602488151658767" table:formula="of:=[.H7]/[.D7]" table:style-name="ce1">
            <text:p>0.416024882</text:p>
          </table:table-cell>
          <table:table-cell office:value-type="float" office:value="0.18749128798438805" table:formula="of:=[.J7]/[.D7]" table:style-name="ce1">
            <text:p>0.187491288</text:p>
          </table:table-cell>
          <table:table-cell office:value-type="float" office:value="0.52074393548633335" table:formula="of:=[.H7]/[.F7]" table:style-name="ce1">
            <text:p>0.520743935</text:p>
          </table:table-cell>
          <table:table-cell office:value-type="float" office:value="0.23468536501583939" table:formula="of:=[.J7]/[.F7]" table:style-name="ce1">
            <text:p>0.234685365</text:p>
          </table:table-cell>
          <table:table-cell office:value-type="float" office:value="0.45067325613050491" table:formula="of:=[.J7]/[.H7]" table:style-name="ce1">
            <text:p>0.450673256</text:p>
          </table:table-cell>
          <table:table-cell table:number-columns-repeated="16366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0.55002700000000004" table:style-name="ce1">
            <text:p>0.550027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0.222132" table:style-name="ce1">
            <text:p>0.222132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0.184452" table:style-name="ce1">
            <text:p>0.184452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9.8310999999999996E-2" table:style-name="ce1">
            <text:p>0.098311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4.5132100000000001E-2" table:style-name="ce1">
            <text:p>0.0451321</text:p>
          </table:table-cell>
          <table:table-cell office:value-type="float" office:value="1.4500000000000001E-2" table:style-name="ce1">
            <text:p>0.0145</text:p>
          </table:table-cell>
          <table:table-cell office:value-type="float" office:value="0.7" table:style-name="ce1">
            <text:p>0.7</text:p>
          </table:table-cell>
          <table:table-cell office:value-type="float" office:value="0.83037113067905577" table:formula="of:=[.F8]/[.D8]" table:style-name="ce1">
            <text:p>0.830371131</text:p>
          </table:table-cell>
          <table:table-cell office:value-type="float" office:value="0.4425791871499829" table:formula="of:=[.H8]/[.D8]" table:style-name="ce1">
            <text:p>0.442579187</text:p>
          </table:table-cell>
          <table:table-cell office:value-type="float" office:value="0.20317693983757407" table:formula="of:=[.J8]/[.D8]" table:style-name="ce1">
            <text:p>0.20317694</text:p>
          </table:table-cell>
          <table:table-cell office:value-type="float" office:value="0.53298961247370591" table:formula="of:=[.H8]/[.F8]" table:style-name="ce1">
            <text:p>0.532989612</text:p>
          </table:table-cell>
          <table:table-cell office:value-type="float" office:value="0.24468208531216792" table:formula="of:=[.J8]/[.F8]" table:style-name="ce1">
            <text:p>0.244682085</text:p>
          </table:table-cell>
          <table:table-cell office:value-type="float" office:value="0.45907477291452636" table:formula="of:=[.J8]/[.H8]" table:style-name="ce1">
            <text:p>0.459074773</text:p>
          </table:table-cell>
          <table:table-cell table:number-columns-repeated="16366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54410099999999995" table:style-name="ce1">
            <text:p>0.544101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0.21560000000000001" table:style-name="ce1">
            <text:p>0.2156</text:p>
          </table:table-cell>
          <table:table-cell office:value-type="float" office:value="6.3E-3" table:style-name="ce1">
            <text:p>0.0063</text:p>
          </table:table-cell>
          <table:table-cell office:value-type="float" office:value="0.17993500000000001" table:style-name="ce1">
            <text:p>0.179935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9.9266400000000005E-2" table:style-name="ce1">
            <text:p>0.0992664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4.9299799999999998E-2" table:style-name="ce1">
            <text:p>0.0492998</text:p>
          </table:table-cell>
          <table:table-cell office:value-type="float" office:value="1.41E-2" table:style-name="ce1">
            <text:p>0.0141</text:p>
          </table:table-cell>
          <table:table-cell office:value-type="float" office:value="0.8" table:style-name="ce1">
            <text:p>0.8</text:p>
          </table:table-cell>
          <table:table-cell office:value-type="float" office:value="0.83457792207792203" table:formula="of:=[.F9]/[.D9]" table:style-name="ce1">
            <text:p>0.834577922</text:p>
          </table:table-cell>
          <table:table-cell office:value-type="float" office:value="0.46041929499072354" table:formula="of:=[.H9]/[.D9]" table:style-name="ce1">
            <text:p>0.460419295</text:p>
          </table:table-cell>
          <table:table-cell office:value-type="float" office:value="0.22866326530612244" table:formula="of:=[.J9]/[.D9]" table:style-name="ce1">
            <text:p>0.228663265</text:p>
          </table:table-cell>
          <table:table-cell office:value-type="float" office:value="0.55167921749520654" table:formula="of:=[.H9]/[.F9]" table:style-name="ce1">
            <text:p>0.551679217</text:p>
          </table:table-cell>
          <table:table-cell office:value-type="float" office:value="0.27398671742573705" table:formula="of:=[.J9]/[.F9]" table:style-name="ce1">
            <text:p>0.273986717</text:p>
          </table:table-cell>
          <table:table-cell office:value-type="float" office:value="0.49664136102447548" table:formula="of:=[.J9]/[.H9]" table:style-name="ce1">
            <text:p>0.496641361</text:p>
          </table:table-cell>
          <table:table-cell table:number-columns-repeated="16366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0.53938200000000003" table:style-name="ce1">
            <text:p>0.539382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0.208176" table:style-name="ce1">
            <text:p>0.208176</text:p>
          </table:table-cell>
          <table:table-cell office:value-type="float" office:value="6.4000000000000003E-3" table:style-name="ce1">
            <text:p>0.0064</text:p>
          </table:table-cell>
          <table:table-cell office:value-type="float" office:value="0.177316" table:style-name="ce1">
            <text:p>0.177316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0.101629" table:style-name="ce1">
            <text:p>0.101629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5.2260399999999999E-2" table:style-name="ce1">
            <text:p>0.0522604</text:p>
          </table:table-cell>
          <table:table-cell office:value-type="float" office:value="1.3599999999999999E-2" table:style-name="ce1">
            <text:p>0.0136</text:p>
          </table:table-cell>
          <table:table-cell office:value-type="float" office:value="0.9" table:style-name="ce1">
            <text:p>0.9</text:p>
          </table:table-cell>
          <table:table-cell office:value-type="float" office:value="0.85176004918914761" table:formula="of:=[.F10]/[.D10]" table:style-name="ce1">
            <text:p>0.851760049</text:p>
          </table:table-cell>
          <table:table-cell office:value-type="float" office:value="0.48818787948658826" table:formula="of:=[.H10]/[.D10]" table:style-name="ce1">
            <text:p>0.488187879</text:p>
          </table:table-cell>
          <table:table-cell office:value-type="float" office:value="0.2510395050342018" table:formula="of:=[.J10]/[.D10]" table:style-name="ce1">
            <text:p>0.251039505</text:p>
          </table:table-cell>
          <table:table-cell office:value-type="float" office:value="0.5731518870265514" table:formula="of:=[.H10]/[.F10]" table:style-name="ce1">
            <text:p>0.573151887</text:p>
          </table:table-cell>
          <table:table-cell office:value-type="float" office:value="0.29473031198538202" table:formula="of:=[.J10]/[.F10]" table:style-name="ce1">
            <text:p>0.294730312</text:p>
          </table:table-cell>
          <table:table-cell office:value-type="float" office:value="0.51422723828828387" table:formula="of:=[.J10]/[.H10]" table:style-name="ce1">
            <text:p>0.514227238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3386699999999998" table:style-name="ce1">
            <text:p>0.533867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0.20002300000000001" table:style-name="ce1">
            <text:p>0.200023</text:p>
          </table:table-cell>
          <table:table-cell office:value-type="float" office:value="6.4999999999999997E-3" table:style-name="ce1">
            <text:p>0.0065</text:p>
          </table:table-cell>
          <table:table-cell office:value-type="float" office:value="0.17586199999999999" table:style-name="ce1">
            <text:p>0.175862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103066" table:style-name="ce1">
            <text:p>0.103066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5.4917300000000002E-2" table:style-name="ce1">
            <text:p>0.0549173</text:p>
          </table:table-cell>
          <table:table-cell office:value-type="float" office:value="1.32E-2" table:style-name="ce1">
            <text:p>0.0132</text:p>
          </table:table-cell>
          <table:table-cell office:value-type="float" office:value="1" table:style-name="ce1">
            <text:p>1</text:p>
          </table:table-cell>
          <table:table-cell office:value-type="float" office:value="0.87920889097753752" table:formula="of:=[.F11]/[.D11]" table:style-name="ce1">
            <text:p>0.879208891</text:p>
          </table:table-cell>
          <table:table-cell office:value-type="float" office:value="0.51527074386445559" table:formula="of:=[.H11]/[.D11]" table:style-name="ce1">
            <text:p>0.515270744</text:p>
          </table:table-cell>
          <table:table-cell office:value-type="float" office:value="0.27455492618348892" table:formula="of:=[.J11]/[.D11]" table:style-name="ce1">
            <text:p>0.274554926</text:p>
          </table:table-cell>
          <table:table-cell office:value-type="float" office:value="0.58606179845560724" table:formula="of:=[.H11]/[.F11]" table:style-name="ce1">
            <text:p>0.586061798</text:p>
          </table:table-cell>
          <table:table-cell office:value-type="float" office:value="0.31227496559802576" table:formula="of:=[.J11]/[.F11]" table:style-name="ce1">
            <text:p>0.312274966</text:p>
          </table:table-cell>
          <table:table-cell office:value-type="float" office:value="0.53283624085537418" table:formula="of:=[.J11]/[.H11]" table:style-name="ce1">
            <text:p>0.532836241</text:p>
          </table:table-cell>
          <table:table-cell table:number-columns-repeated="16366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0.53186999999999995" table:style-name="ce1">
            <text:p>0.53187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0.19637199999999999" table:style-name="ce1">
            <text:p>0.196372</text:p>
          </table:table-cell>
          <table:table-cell office:value-type="float" office:value="6.6E-3" table:style-name="ce1">
            <text:p>0.0066</text:p>
          </table:table-cell>
          <table:table-cell office:value-type="float" office:value="0.175429" table:style-name="ce1">
            <text:p>0.175429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104127" table:style-name="ce1">
            <text:p>0.104127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5.5941299999999999E-2" table:style-name="ce1">
            <text:p>0.0559413</text:p>
          </table:table-cell>
          <table:table-cell office:value-type="float" office:value="1.29E-2" table:style-name="ce1">
            <text:p>0.012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9335037581732635" table:formula="of:=[.F12]/[.D12]" table:style-name="ce1">
            <text:p>0.893350376</text:p>
          </table:table-cell>
          <table:table-cell office:value-type="float" office:value="0.53025380400464428" table:formula="of:=[.H12]/[.D12]" table:style-name="ce1">
            <text:p>0.530253804</text:p>
          </table:table-cell>
          <table:table-cell office:value-type="float" office:value="0.28487411647281691" table:formula="of:=[.J12]/[.D12]" table:style-name="ce1">
            <text:p>0.284874116</text:p>
          </table:table-cell>
          <table:table-cell office:value-type="float" office:value="0.5935563675333041" table:formula="of:=[.H12]/[.F12]" table:style-name="ce1">
            <text:p>0.593556368</text:p>
          </table:table-cell>
          <table:table-cell office:value-type="float" office:value="0.3188828528920532" table:formula="of:=[.J12]/[.F12]" table:style-name="ce1">
            <text:p>0.318882853</text:p>
          </table:table-cell>
          <table:table-cell office:value-type="float" office:value="0.53724106139617966" table:formula="of:=[.J12]/[.H12]" table:style-name="ce1">
            <text:p>0.537241061</text:p>
          </table:table-cell>
          <table:table-cell table:number-columns-repeated="16366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.52903599999999995" table:style-name="ce1">
            <text:p>0.529036</text:p>
          </table:table-cell>
          <table:table-cell office:value-type="float" office:value="3.5000000000000001E-3" table:style-name="ce1">
            <text:p>0.0035</text:p>
          </table:table-cell>
          <table:table-cell office:value-type="float" office:value="0.19257199999999999" table:style-name="ce1">
            <text:p>0.192572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0.172319" table:style-name="ce1">
            <text:p>0.172319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0.10506500000000001" table:style-name="ce1">
            <text:p>0.105065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5.9080100000000003E-2" table:style-name="ce1">
            <text:p>0.0590801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1.2" table:style-name="ce1">
            <text:p>1.2</text:p>
          </table:table-cell>
          <table:table-cell office:value-type="float" office:value="0.89482894709511251" table:formula="of:=[.F13]/[.D13]" table:style-name="ce1">
            <text:p>0.894828947</text:p>
          </table:table-cell>
          <table:table-cell office:value-type="float" office:value="0.54558814365536012" table:formula="of:=[.H13]/[.D13]" table:style-name="ce1">
            <text:p>0.545588144</text:p>
          </table:table-cell>
          <table:table-cell office:value-type="float" office:value="0.30679486114284532" table:formula="of:=[.J13]/[.D13]" table:style-name="ce1">
            <text:p>0.306794861</text:p>
          </table:table-cell>
          <table:table-cell office:value-type="float" office:value="0.60971221977843426" table:formula="of:=[.H13]/[.F13]" table:style-name="ce1">
            <text:p>0.60971222</text:p>
          </table:table-cell>
          <table:table-cell office:value-type="float" office:value="0.34285308062372694" table:formula="of:=[.J13]/[.F13]" table:style-name="ce1">
            <text:p>0.342853081</text:p>
          </table:table-cell>
          <table:table-cell office:value-type="float" office:value="0.56231951648979206" table:formula="of:=[.J13]/[.H13]" table:style-name="ce1">
            <text:p>0.562319516</text:p>
          </table:table-cell>
          <table:table-cell table:number-columns-repeated="16366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0.52217400000000003" table:style-name="ce1">
            <text:p>0.522174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.185915" table:style-name="ce1">
            <text:p>0.185915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0.16964599999999999" table:style-name="ce1">
            <text:p>0.169646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0.10555" table:style-name="ce1">
            <text:p>0.10555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6.1062900000000003E-2" table:style-name="ce1">
            <text:p>0.0610629</text:p>
          </table:table-cell>
          <table:table-cell office:value-type="float" office:value="1.26E-2" table:style-name="ce1">
            <text:p>0.0126</text:p>
          </table:table-cell>
          <table:table-cell office:value-type="float" office:value="1.3" table:style-name="ce1">
            <text:p>1.3</text:p>
          </table:table-cell>
          <table:table-cell office:value-type="float" office:value="0.91249226797192262" table:formula="of:=[.F14]/[.D14]" table:style-name="ce1">
            <text:p>0.912492268</text:p>
          </table:table-cell>
          <table:table-cell office:value-type="float" office:value="0.56773256595756127" table:formula="of:=[.H14]/[.D14]" table:style-name="ce1">
            <text:p>0.567732566</text:p>
          </table:table-cell>
          <table:table-cell office:value-type="float" office:value="0.32844525724121243" table:formula="of:=[.J14]/[.D14]" table:style-name="ce1">
            <text:p>0.328445257</text:p>
          </table:table-cell>
          <table:table-cell office:value-type="float" office:value="0.62217794701908691" table:formula="of:=[.H14]/[.F14]" table:style-name="ce1">
            <text:p>0.622177947</text:p>
          </table:table-cell>
          <table:table-cell office:value-type="float" office:value="0.35994305789703268" table:formula="of:=[.J14]/[.F14]" table:style-name="ce1">
            <text:p>0.359943058</text:p>
          </table:table-cell>
          <table:table-cell office:value-type="float" office:value="0.57852108005684511" table:formula="of:=[.J14]/[.H14]" table:style-name="ce1">
            <text:p>0.57852108</text:p>
          </table:table-cell>
          <table:table-cell table:number-columns-repeated="16366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0.520505" table:style-name="ce1">
            <text:p>0.520505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.18305299999999999" table:style-name="ce1">
            <text:p>0.183053</text:p>
          </table:table-cell>
          <table:table-cell office:value-type="float" office:value="6.8999999999999999E-3" table:style-name="ce1">
            <text:p>0.0069</text:p>
          </table:table-cell>
          <table:table-cell office:value-type="float" office:value="0.16872699999999999" table:style-name="ce1">
            <text:p>0.168727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0.10586" table:style-name="ce1">
            <text:p>0.10586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6.2865199999999996E-2" table:style-name="ce1">
            <text:p>0.0628652</text:p>
          </table:table-cell>
          <table:table-cell office:value-type="float" office:value="1.23E-2" table:style-name="ce1">
            <text:p>0.0123</text:p>
          </table:table-cell>
          <table:table-cell office:value-type="float" office:value="1.4" table:style-name="ce1">
            <text:p>1.4</text:p>
          </table:table-cell>
          <table:table-cell office:value-type="float" office:value="0.92173851288970954" table:formula="of:=[.F15]/[.D15]" table:style-name="ce1">
            <text:p>0.921738513</text:p>
          </table:table-cell>
          <table:table-cell office:value-type="float" office:value="0.57830245885071541" table:formula="of:=[.H15]/[.D15]" table:style-name="ce1">
            <text:p>0.578302459</text:p>
          </table:table-cell>
          <table:table-cell office:value-type="float" office:value="0.34342622082129221" table:formula="of:=[.J15]/[.D15]" table:style-name="ce1">
            <text:p>0.343426221</text:p>
          </table:table-cell>
          <table:table-cell office:value-type="float" office:value="0.62740403136427481" table:formula="of:=[.H15]/[.F15]" table:style-name="ce1">
            <text:p>0.627404031</text:p>
          </table:table-cell>
          <table:table-cell office:value-type="float" office:value="0.37258530051503314" table:formula="of:=[.J15]/[.F15]" table:style-name="ce1">
            <text:p>0.372585301</text:p>
          </table:table-cell>
          <table:table-cell office:value-type="float" office:value="0.59385225769884753" table:formula="of:=[.J15]/[.H15]" table:style-name="ce1">
            <text:p>0.593852258</text:p>
          </table:table-cell>
          <table:table-cell table:number-columns-repeated="16366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0.51387499999999997" table:style-name="ce1">
            <text:p>0.513875</text:p>
          </table:table-cell>
          <table:table-cell office:value-type="float" office:value="3.5999999999999999E-3" table:style-name="ce1">
            <text:p>0.0036</text:p>
          </table:table-cell>
          <table:table-cell office:value-type="float" office:value="0.17685799999999999" table:style-name="ce1">
            <text:p>0.176858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0.164493" table:style-name="ce1">
            <text:p>0.164493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0.108038" table:style-name="ce1">
            <text:p>0.108038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6.4486000000000002E-2" table:style-name="ce1">
            <text:p>0.064486</text:p>
          </table:table-cell>
          <table:table-cell office:value-type="float" office:value="1.21E-2" table:style-name="ce1">
            <text:p>0.0121</text:p>
          </table:table-cell>
          <table:table-cell office:value-type="float" office:value="1.5" table:style-name="ce1">
            <text:p>1.5</text:p>
          </table:table-cell>
          <table:table-cell office:value-type="float" office:value="0.93008515306064754" table:formula="of:=[.F16]/[.D16]" table:style-name="ce1">
            <text:p>0.930085153</text:p>
          </table:table-cell>
          <table:table-cell office:value-type="float" office:value="0.61087426070632944" table:formula="of:=[.H16]/[.D16]" table:style-name="ce1">
            <text:p>0.610874261</text:p>
          </table:table-cell>
          <table:table-cell office:value-type="float" office:value="0.36462020377930321" table:formula="of:=[.J16]/[.D16]" table:style-name="ce1">
            <text:p>0.364620204</text:p>
          </table:table-cell>
          <table:table-cell office:value-type="float" office:value="0.65679390612366484" table:formula="of:=[.H16]/[.F16]" table:style-name="ce1">
            <text:p>0.656793906</text:p>
          </table:table-cell>
          <table:table-cell office:value-type="float" office:value="0.39202884013301481" table:formula="of:=[.J16]/[.F16]" table:style-name="ce1">
            <text:p>0.39202884</text:p>
          </table:table-cell>
          <table:table-cell office:value-type="float" office:value="0.59688257835206138" table:formula="of:=[.J16]/[.H16]" table:style-name="ce1">
            <text:p>0.596882578</text:p>
          </table:table-cell>
          <table:table-cell table:number-columns-repeated="16366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0.50878999999999996" table:style-name="ce1">
            <text:p>0.50879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17300299999999999" table:style-name="ce1">
            <text:p>0.173003</text:p>
          </table:table-cell>
          <table:table-cell office:value-type="float" office:value="7.1000000000000004E-3" table:style-name="ce1">
            <text:p>0.0071</text:p>
          </table:table-cell>
          <table:table-cell office:value-type="float" office:value="0.16251199999999999" table:style-name="ce1">
            <text:p>0.16251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0.10760400000000001" table:style-name="ce1">
            <text:p>0.107604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6.5670099999999995E-2" table:style-name="ce1">
            <text:p>0.0656701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6" table:style-name="ce1">
            <text:p>1.6</text:p>
          </table:table-cell>
          <table:table-cell office:value-type="float" office:value="0.93935943307341485" table:formula="of:=[.F17]/[.D17]" table:style-name="ce1">
            <text:p>0.939359433</text:p>
          </table:table-cell>
          <table:table-cell office:value-type="float" office:value="0.62197765356670121" table:formula="of:=[.H17]/[.D17]" table:style-name="ce1">
            <text:p>0.621977654</text:p>
          </table:table-cell>
          <table:table-cell office:value-type="float" office:value="0.37958937128257891" table:formula="of:=[.J17]/[.D17]" table:style-name="ce1">
            <text:p>0.379589371</text:p>
          </table:table-cell>
          <table:table-cell office:value-type="float" office:value="0.66212956581667826" table:formula="of:=[.H17]/[.F17]" table:style-name="ce1">
            <text:p>0.662129566</text:p>
          </table:table-cell>
          <table:table-cell office:value-type="float" office:value="0.40409385153096389" table:formula="of:=[.J17]/[.F17]" table:style-name="ce1">
            <text:p>0.404093852</text:p>
          </table:table-cell>
          <table:table-cell office:value-type="float" office:value="0.61029422698040958" table:formula="of:=[.J17]/[.H17]" table:style-name="ce1">
            <text:p>0.610294227</text:p>
          </table:table-cell>
          <table:table-cell table:number-columns-repeated="16366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0.50770999999999999" table:style-name="ce1">
            <text:p>0.50771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171597" table:style-name="ce1">
            <text:p>0.171597</text:p>
          </table:table-cell>
          <table:table-cell office:value-type="float" office:value="7.1999999999999998E-3" table:style-name="ce1">
            <text:p>0.0072</text:p>
          </table:table-cell>
          <table:table-cell office:value-type="float" office:value="0.16145100000000001" table:style-name="ce1">
            <text:p>0.161451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0.109288" table:style-name="ce1">
            <text:p>0.109288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6.5372899999999998E-2" table:style-name="ce1">
            <text:p>0.0653729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7" table:style-name="ce1">
            <text:p>1.7</text:p>
          </table:table-cell>
          <table:table-cell office:value-type="float" office:value="0.94087309218692639" table:formula="of:=[.F18]/[.D18]" table:style-name="ce1">
            <text:p>0.940873092</text:p>
          </table:table-cell>
          <table:table-cell office:value-type="float" office:value="0.63688759127490568" table:formula="of:=[.H18]/[.D18]" table:style-name="ce1">
            <text:p>0.636887591</text:p>
          </table:table-cell>
          <table:table-cell office:value-type="float" office:value="0.38096761598396239" table:formula="of:=[.J18]/[.D18]" table:style-name="ce1">
            <text:p>0.380967616</text:p>
          </table:table-cell>
          <table:table-cell office:value-type="float" office:value="0.67691126100179" table:formula="of:=[.H18]/[.F18]" table:style-name="ce1">
            <text:p>0.676911261</text:p>
          </table:table-cell>
          <table:table-cell office:value-type="float" office:value="0.40490861004267542" table:formula="of:=[.J18]/[.F18]" table:style-name="ce1">
            <text:p>0.40490861</text:p>
          </table:table-cell>
          <table:table-cell office:value-type="float" office:value="0.5981708879291413" table:formula="of:=[.J18]/[.H18]" table:style-name="ce1">
            <text:p>0.598170888</text:p>
          </table:table-cell>
          <table:table-cell table:number-columns-repeated="16366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0.50331499999999996" table:style-name="ce1">
            <text:p>0.503315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166382" table:style-name="ce1">
            <text:p>0.166382</text:p>
          </table:table-cell>
          <table:table-cell office:value-type="float" office:value="7.3000000000000001E-3" table:style-name="ce1">
            <text:p>0.0073</text:p>
          </table:table-cell>
          <table:table-cell office:value-type="float" office:value="0.16059899999999999" table:style-name="ce1">
            <text:p>0.160599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108385" table:style-name="ce1">
            <text:p>0.108385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6.7948800000000004E-2" table:style-name="ce1">
            <text:p>0.0679488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8" table:style-name="ce1">
            <text:p>1.8</text:p>
          </table:table-cell>
          <table:table-cell office:value-type="float" office:value="0.96524263441958857" table:formula="of:=[.F19]/[.D19]" table:style-name="ce1">
            <text:p>0.965242634</text:p>
          </table:table-cell>
          <table:table-cell office:value-type="float" office:value="0.65142262985178678" table:formula="of:=[.H19]/[.D19]" table:style-name="ce1">
            <text:p>0.65142263</text:p>
          </table:table-cell>
          <table:table-cell office:value-type="float" office:value="0.40839033068480968" table:formula="of:=[.J19]/[.D19]" table:style-name="ce1">
            <text:p>0.408390331</text:p>
          </table:table-cell>
          <table:table-cell office:value-type="float" office:value="0.67487966923828913" table:formula="of:=[.H19]/[.F19]" table:style-name="ce1">
            <text:p>0.674879669</text:p>
          </table:table-cell>
          <table:table-cell office:value-type="float" office:value="0.42309603422188186" table:formula="of:=[.J19]/[.F19]" table:style-name="ce1">
            <text:p>0.423096034</text:p>
          </table:table-cell>
          <table:table-cell office:value-type="float" office:value="0.62692069935876737" table:formula="of:=[.J19]/[.H19]" table:style-name="ce1">
            <text:p>0.626920699</text:p>
          </table:table-cell>
          <table:table-cell table:number-columns-repeated="16366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0.49760900000000002" table:style-name="ce1">
            <text:p>0.497609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16469300000000001" table:style-name="ce1">
            <text:p>0.164693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15770300000000001" table:style-name="ce1">
            <text:p>0.157703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107013" table:style-name="ce1">
            <text:p>0.107013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6.8198800000000004E-2" table:style-name="ce1">
            <text:p>0.0681988</text:p>
          </table:table-cell>
          <table:table-cell office:value-type="float" office:value="1.18E-2" table:style-name="ce1">
            <text:p>0.0118</text:p>
          </table:table-cell>
          <table:table-cell office:value-type="float" office:value="1.9" table:style-name="ce1">
            <text:p>1.9</text:p>
          </table:table-cell>
          <table:table-cell office:value-type="float" office:value="0.95755739466765444" table:formula="of:=[.F20]/[.D20]" table:style-name="ce1">
            <text:p>0.957557395</text:p>
          </table:table-cell>
          <table:table-cell office:value-type="float" office:value="0.6497726072146357" table:formula="of:=[.H20]/[.D20]" table:style-name="ce1">
            <text:p>0.649772607</text:p>
          </table:table-cell>
          <table:table-cell office:value-type="float" office:value="0.41409653112154132" table:formula="of:=[.J20]/[.D20]" table:style-name="ce1">
            <text:p>0.414096531</text:p>
          </table:table-cell>
          <table:table-cell office:value-type="float" office:value="0.67857301382979396" table:formula="of:=[.H20]/[.F20]" table:style-name="ce1">
            <text:p>0.678573014</text:p>
          </table:table-cell>
          <table:table-cell office:value-type="float" office:value="0.43245087284325601" table:formula="of:=[.J20]/[.F20]" table:style-name="ce1">
            <text:p>0.432450873</text:p>
          </table:table-cell>
          <table:table-cell office:value-type="float" office:value="0.63729453430891581" table:formula="of:=[.J20]/[.H20]" table:style-name="ce1">
            <text:p>0.637294534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9368600000000001" table:style-name="ce1">
            <text:p>0.493686</text:p>
          </table:table-cell>
          <table:table-cell office:value-type="float" office:value="3.7000000000000002E-3" table:style-name="ce1">
            <text:p>0.0037</text:p>
          </table:table-cell>
          <table:table-cell office:value-type="float" office:value="0.16032299999999999" table:style-name="ce1">
            <text:p>0.160323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0.15725500000000001" table:style-name="ce1">
            <text:p>0.157255</text:p>
          </table:table-cell>
          <table:table-cell office:value-type="float" office:value="7.4000000000000003E-3" table:style-name="ce1">
            <text:p>0.0074</text:p>
          </table:table-cell>
          <table:table-cell office:value-type="float" office:value="0.107025" table:style-name="ce1">
            <text:p>0.107025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6.90833E-2" table:style-name="ce1">
            <text:p>0.0690833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2" table:style-name="ce1">
            <text:p>2</text:p>
          </table:table-cell>
          <table:table-cell office:value-type="float" office:value="0.98086363154382095" table:formula="of:=[.F21]/[.D21]" table:style-name="ce1">
            <text:p>0.980863632</text:p>
          </table:table-cell>
          <table:table-cell office:value-type="float" office:value="0.66755861604386146" table:formula="of:=[.H21]/[.D21]" table:style-name="ce1">
            <text:p>0.667558616</text:p>
          </table:table-cell>
          <table:table-cell office:value-type="float" office:value="0.4309007441228021" table:formula="of:=[.J21]/[.D21]" table:style-name="ce1">
            <text:p>0.430900744</text:p>
          </table:table-cell>
          <table:table-cell office:value-type="float" office:value="0.68058249340243548" table:formula="of:=[.H21]/[.F21]" table:style-name="ce1">
            <text:p>0.680582493</text:p>
          </table:table-cell>
          <table:table-cell office:value-type="float" office:value="0.43930749419732279" table:formula="of:=[.J21]/[.F21]" table:style-name="ce1">
            <text:p>0.439307494</text:p>
          </table:table-cell>
          <table:table-cell office:value-type="float" office:value="0.64548750291987855" table:formula="of:=[.J21]/[.H21]" table:style-name="ce1">
            <text:p>0.645487503</text:p>
          </table:table-cell>
          <table:table-cell table:number-columns-repeated="16366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0.49052600000000002" table:style-name="ce1">
            <text:p>0.490526</text:p>
          </table:table-cell>
          <table:table-cell office:value-type="float" office:value="3.8E-3" table:style-name="ce1">
            <text:p>0.0038</text:p>
          </table:table-cell>
          <table:table-cell office:value-type="float" office:value="0.15771499999999999" table:style-name="ce1">
            <text:p>0.157715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0.156197" table:style-name="ce1">
            <text:p>0.156197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0.105799" table:style-name="ce1">
            <text:p>0.105799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0814500000000002E-2" table:style-name="ce1">
            <text:p>0.0708145</text:p>
          </table:table-cell>
          <table:table-cell office:value-type="float" office:value="1.15E-2" table:style-name="ce1">
            <text:p>0.0115</text:p>
          </table:table-cell>
          <table:table-cell office:value-type="float" office:value="2.1" table:style-name="ce1">
            <text:p>2.1</text:p>
          </table:table-cell>
          <table:table-cell office:value-type="float" office:value="0.99037504359128814" table:formula="of:=[.F22]/[.D22]" table:style-name="ce1">
            <text:p>0.990375044</text:p>
          </table:table-cell>
          <table:table-cell office:value-type="float" office:value="0.67082395460165489" table:formula="of:=[.H22]/[.D22]" table:style-name="ce1">
            <text:p>0.670823955</text:p>
          </table:table-cell>
          <table:table-cell office:value-type="float" office:value="0.44900294835621218" table:formula="of:=[.J22]/[.D22]" table:style-name="ce1">
            <text:p>0.449002948</text:p>
          </table:table-cell>
          <table:table-cell office:value-type="float" office:value="0.67734335486597053" table:formula="of:=[.H22]/[.F22]" table:style-name="ce1">
            <text:p>0.677343355</text:p>
          </table:table-cell>
          <table:table-cell office:value-type="float" office:value="0.45336658194459561" table:formula="of:=[.J22]/[.F22]" table:style-name="ce1">
            <text:p>0.453366582</text:p>
          </table:table-cell>
          <table:table-cell office:value-type="float" office:value="0.66933052297280693" table:formula="of:=[.J22]/[.H22]" table:style-name="ce1">
            <text:p>0.669330523</text:p>
          </table:table-cell>
          <table:table-cell table:number-columns-repeated="16366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0.49038100000000001" table:style-name="ce1">
            <text:p>0.490381</text:p>
          </table:table-cell>
          <table:table-cell office:value-type="float" office:value="3.8E-3" table:style-name="ce1">
            <text:p>0.0038</text:p>
          </table:table-cell>
          <table:table-cell office:value-type="float" office:value="0.15668899999999999" table:style-name="ce1">
            <text:p>0.156689</text:p>
          </table:table-cell>
          <table:table-cell office:value-type="float" office:value="7.6E-3" table:style-name="ce1">
            <text:p>0.0076</text:p>
          </table:table-cell>
          <table:table-cell office:value-type="float" office:value="0.15440200000000001" table:style-name="ce1">
            <text:p>0.154402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0.107811" table:style-name="ce1">
            <text:p>0.107811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1479000000000001E-2" table:style-name="ce1">
            <text:p>0.071479</text:p>
          </table:table-cell>
          <table:table-cell office:value-type="float" office:value="1.15E-2" table:style-name="ce1">
            <text:p>0.011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8540420833625852" table:formula="of:=[.F23]/[.D23]" table:style-name="ce1">
            <text:p>0.985404208</text:p>
          </table:table-cell>
          <table:table-cell office:value-type="float" office:value="0.68805723439424593" table:formula="of:=[.H23]/[.D23]" table:style-name="ce1">
            <text:p>0.688057234</text:p>
          </table:table-cell>
          <table:table-cell office:value-type="float" office:value="0.45618390569854939" table:formula="of:=[.J23]/[.D23]" table:style-name="ce1">
            <text:p>0.456183906</text:p>
          </table:table-cell>
          <table:table-cell office:value-type="float" office:value="0.69824872734809129" table:formula="of:=[.H23]/[.F23]" table:style-name="ce1">
            <text:p>0.698248727</text:p>
          </table:table-cell>
          <table:table-cell office:value-type="float" office:value="0.46294089454799803" table:formula="of:=[.J23]/[.F23]" table:style-name="ce1">
            <text:p>0.462940895</text:p>
          </table:table-cell>
          <table:table-cell office:value-type="float" office:value="0.66300284757585026" table:formula="of:=[.J23]/[.H23]" table:style-name="ce1">
            <text:p>0.663002848</text:p>
          </table:table-cell>
          <table:table-cell table:number-columns-repeated="16366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0.48407099999999997" table:style-name="ce1">
            <text:p>0.484071</text:p>
          </table:table-cell>
          <table:table-cell office:value-type="float" office:value="3.8E-3" table:style-name="ce1">
            <text:p>0.0038</text:p>
          </table:table-cell>
          <table:table-cell office:value-type="float" office:value="0.154561" table:style-name="ce1">
            <text:p>0.154561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0.153173" table:style-name="ce1">
            <text:p>0.153173</text:p>
          </table:table-cell>
          <table:table-cell office:value-type="float" office:value="7.6E-3" table:style-name="ce1">
            <text:p>0.0076</text:p>
          </table:table-cell>
          <table:table-cell office:value-type="float" office:value="0.105698" table:style-name="ce1">
            <text:p>0.105698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0638500000000007E-2" table:style-name="ce1">
            <text:p>0.0706385</text:p>
          </table:table-cell>
          <table:table-cell office:value-type="float" office:value="1.15E-2" table:style-name="ce1">
            <text:p>0.011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99101972683924144" table:formula="of:=[.F24]/[.D24]" table:style-name="ce1">
            <text:p>0.991019727</text:p>
          </table:table-cell>
          <table:table-cell office:value-type="float" office:value="0.6838594470791467" table:formula="of:=[.H24]/[.D24]" table:style-name="ce1">
            <text:p>0.683859447</text:p>
          </table:table-cell>
          <table:table-cell office:value-type="float" office:value="0.45702667555204746" table:formula="of:=[.J24]/[.D24]" table:style-name="ce1">
            <text:p>0.457026676</text:p>
          </table:table-cell>
          <table:table-cell office:value-type="float" office:value="0.69005634152233097" table:formula="of:=[.H24]/[.F24]" table:style-name="ce1">
            <text:p>0.690056342</text:p>
          </table:table-cell>
          <table:table-cell office:value-type="float" office:value="0.46116809098209216" table:formula="of:=[.J24]/[.F24]" table:style-name="ce1">
            <text:p>0.461168091</text:p>
          </table:table-cell>
          <table:table-cell office:value-type="float" office:value="0.66830498211886702" table:formula="of:=[.J24]/[.H24]" table:style-name="ce1">
            <text:p>0.668304982</text:p>
          </table:table-cell>
          <table:table-cell table:number-columns-repeated="16366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.47809299999999999" table:style-name="ce1">
            <text:p>0.478093</text:p>
          </table:table-cell>
          <table:table-cell office:value-type="float" office:value="3.8E-3" table:style-name="ce1">
            <text:p>0.0038</text:p>
          </table:table-cell>
          <table:table-cell office:value-type="float" office:value="0.15088599999999999" table:style-name="ce1">
            <text:p>0.150886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0.14952399999999999" table:style-name="ce1">
            <text:p>0.149524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0.105963" table:style-name="ce1">
            <text:p>0.105963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1719599999999994E-2" table:style-name="ce1">
            <text:p>0.0717196</text:p>
          </table:table-cell>
          <table:table-cell office:value-type="float" office:value="1.14E-2" table:style-name="ce1">
            <text:p>0.0114</text:p>
          </table:table-cell>
          <table:table-cell office:value-type="float" office:value="2.4" table:style-name="ce1">
            <text:p>2.4</text:p>
          </table:table-cell>
          <table:table-cell office:value-type="float" office:value="0.99097331760401897" table:formula="of:=[.F25]/[.D25]" table:style-name="ce1">
            <text:p>0.990973318</text:p>
          </table:table-cell>
          <table:table-cell office:value-type="float" office:value="0.70227191389525867" table:formula="of:=[.H25]/[.D25]" table:style-name="ce1">
            <text:p>0.702271914</text:p>
          </table:table-cell>
          <table:table-cell office:value-type="float" office:value="0.475323091605583" table:formula="of:=[.J25]/[.D25]" table:style-name="ce1">
            <text:p>0.475323092</text:p>
          </table:table-cell>
          <table:table-cell office:value-type="float" office:value="0.70866884246007333" table:formula="of:=[.H25]/[.F25]" table:style-name="ce1">
            <text:p>0.708668842</text:p>
          </table:table-cell>
          <table:table-cell office:value-type="float" office:value="0.47965276477354807" table:formula="of:=[.J25]/[.F25]" table:style-name="ce1">
            <text:p>0.479652765</text:p>
          </table:table-cell>
          <table:table-cell office:value-type="float" office:value="0.67683625416418935" table:formula="of:=[.J25]/[.H25]" table:style-name="ce1">
            <text:p>0.676836254</text:p>
          </table:table-cell>
          <table:table-cell table:number-columns-repeated="16366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0.474661" table:style-name="ce1">
            <text:p>0.474661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0.145895" table:style-name="ce1">
            <text:p>0.145895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50364" table:style-name="ce1">
            <text:p>0.150364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0.106128" table:style-name="ce1">
            <text:p>0.106128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2274199999999997E-2" table:style-name="ce1">
            <text:p>0.0722742</text:p>
          </table:table-cell>
          <table:table-cell office:value-type="float" office:value="1.14E-2" table:style-name="ce1">
            <text:p>0.0114</text:p>
          </table:table-cell>
          <table:table-cell office:value-type="float" office:value="2.5" table:style-name="ce1">
            <text:p>2.5</text:p>
          </table:table-cell>
          <table:table-cell office:value-type="float" office:value="1.0306316186298365" table:formula="of:=[.F26]/[.D26]" table:style-name="ce1">
            <text:p>1.030631619</text:p>
          </table:table-cell>
          <table:table-cell office:value-type="float" office:value="0.72742725933034036" table:formula="of:=[.H26]/[.D26]" table:style-name="ce1">
            <text:p>0.727427259</text:p>
          </table:table-cell>
          <table:table-cell office:value-type="float" office:value="0.49538503718427634" table:formula="of:=[.J26]/[.D26]" table:style-name="ce1">
            <text:p>0.495385037</text:p>
          </table:table-cell>
          <table:table-cell office:value-type="float" office:value="0.70580724109494297" table:formula="of:=[.H26]/[.F26]" table:style-name="ce1">
            <text:p>0.705807241</text:p>
          </table:table-cell>
          <table:table-cell office:value-type="float" office:value="0.4806615945306057" table:formula="of:=[.J26]/[.F26]" table:style-name="ce1">
            <text:p>0.480661595</text:p>
          </table:table-cell>
          <table:table-cell office:value-type="float" office:value="0.68100972410673899" table:formula="of:=[.J26]/[.H26]" table:style-name="ce1">
            <text:p>0.681009724</text:p>
          </table:table-cell>
          <table:table-cell table:number-columns-repeated="16366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0.47153299999999998" table:style-name="ce1">
            <text:p>0.471533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0.14435600000000001" table:style-name="ce1">
            <text:p>0.14435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4937600000000001" table:style-name="ce1">
            <text:p>0.149376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0.10555" table:style-name="ce1">
            <text:p>0.10555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2251999999999997E-2" table:style-name="ce1">
            <text:p>0.072252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2.6" table:style-name="ce1">
            <text:p>2.6</text:p>
          </table:table-cell>
          <table:table-cell office:value-type="float" office:value="1.0347751392391034" table:formula="of:=[.F27]/[.D27]" table:style-name="ce1">
            <text:p>1.034775139</text:p>
          </table:table-cell>
          <table:table-cell office:value-type="float" office:value="0.73117847543572834" table:formula="of:=[.H27]/[.D27]" table:style-name="ce1">
            <text:p>0.731178475</text:p>
          </table:table-cell>
          <table:table-cell office:value-type="float" office:value="0.50051262157444087" table:formula="of:=[.J27]/[.D27]" table:style-name="ce1">
            <text:p>0.500512622</text:p>
          </table:table-cell>
          <table:table-cell office:value-type="float" office:value="0.70660614824335899" table:formula="of:=[.H27]/[.F27]" table:style-name="ce1">
            <text:p>0.706606148</text:p>
          </table:table-cell>
          <table:table-cell office:value-type="float" office:value="0.48369215938303339" table:formula="of:=[.J27]/[.F27]" table:style-name="ce1">
            <text:p>0.483692159</text:p>
          </table:table-cell>
          <table:table-cell office:value-type="float" office:value="0.68452865940312646" table:formula="of:=[.J27]/[.H27]" table:style-name="ce1">
            <text:p>0.684528659</text:p>
          </table:table-cell>
          <table:table-cell table:number-columns-repeated="16366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0.46857399999999999" table:style-name="ce1">
            <text:p>0.468574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0.14332600000000001" table:style-name="ce1">
            <text:p>0.143326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4601900000000001" table:style-name="ce1">
            <text:p>0.146019</text:p>
          </table:table-cell>
          <table:table-cell office:value-type="float" office:value="7.7999999999999996E-3" table:style-name="ce1">
            <text:p>0.0078</text:p>
          </table:table-cell>
          <table:table-cell office:value-type="float" office:value="0.105837" table:style-name="ce1">
            <text:p>0.105837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3391300000000007E-2" table:style-name="ce1">
            <text:p>0.0733913</text:p>
          </table:table-cell>
          <table:table-cell office:value-type="float" office:value="1.14E-2" table:style-name="ce1">
            <text:p>0.0114</text:p>
          </table:table-cell>
          <table:table-cell office:value-type="float" office:value="2.7" table:style-name="ce1">
            <text:p>2.7</text:p>
          </table:table-cell>
          <table:table-cell office:value-type="float" office:value="1.0187893334077558" table:formula="of:=[.F28]/[.D28]" table:style-name="ce1">
            <text:p>1.018789333</text:p>
          </table:table-cell>
          <table:table-cell office:value-type="float" office:value="0.73843545483722417" table:formula="of:=[.H28]/[.D28]" table:style-name="ce1">
            <text:p>0.738435455</text:p>
          </table:table-cell>
          <table:table-cell office:value-type="float" office:value="0.51205852392447992" table:formula="of:=[.J28]/[.D28]" table:style-name="ce1">
            <text:p>0.512058524</text:p>
          </table:table-cell>
          <table:table-cell office:value-type="float" office:value="0.72481663345181102" table:formula="of:=[.H28]/[.F28]" table:style-name="ce1">
            <text:p>0.724816633</text:p>
          </table:table-cell>
          <table:table-cell office:value-type="float" office:value="0.50261472822030007" table:formula="of:=[.J28]/[.F28]" table:style-name="ce1">
            <text:p>0.502614728</text:p>
          </table:table-cell>
          <table:table-cell office:value-type="float" office:value="0.69343707777053398" table:formula="of:=[.J28]/[.H28]" table:style-name="ce1">
            <text:p>0.693437078</text:p>
          </table:table-cell>
          <table:table-cell table:number-columns-repeated="16366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0.463173" table:style-name="ce1">
            <text:p>0.463173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0.14174" table:style-name="ce1">
            <text:p>0.1417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.14407200000000001" table:style-name="ce1">
            <text:p>0.144072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04188" table:style-name="ce1">
            <text:p>0.104188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31734E-2" table:style-name="ce1">
            <text:p>0.0731734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2.8" table:style-name="ce1">
            <text:p>2.8</text:p>
          </table:table-cell>
          <table:table-cell office:value-type="float" office:value="1.0164526597996331" table:formula="of:=[.F29]/[.D29]" table:style-name="ce1">
            <text:p>1.01645266</text:p>
          </table:table-cell>
          <table:table-cell office:value-type="float" office:value="0.73506420206011003" table:formula="of:=[.H29]/[.D29]" table:style-name="ce1">
            <text:p>0.735064202</text:p>
          </table:table-cell>
          <table:table-cell office:value-type="float" office:value="0.51625088189643009" table:formula="of:=[.J29]/[.D29]" table:style-name="ce1">
            <text:p>0.516250882</text:p>
          </table:table-cell>
          <table:table-cell office:value-type="float" office:value="0.72316619468043752" table:formula="of:=[.H29]/[.F29]" table:style-name="ce1">
            <text:p>0.723166195</text:p>
          </table:table-cell>
          <table:table-cell office:value-type="float" office:value="0.50789466377922143" table:formula="of:=[.J29]/[.F29]" table:style-name="ce1">
            <text:p>0.507894664</text:p>
          </table:table-cell>
          <table:table-cell office:value-type="float" office:value="0.70232080469919755" table:formula="of:=[.J29]/[.H29]" table:style-name="ce1">
            <text:p>0.702320805</text:p>
          </table:table-cell>
          <table:table-cell table:number-columns-repeated="16366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0.46435900000000002" table:style-name="ce1">
            <text:p>0.46435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13985900000000001" table:style-name="ce1">
            <text:p>0.139859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0.14413899999999999" table:style-name="ce1">
            <text:p>0.144139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05723" table:style-name="ce1">
            <text:p>0.10572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4637700000000001E-2" table:style-name="ce1">
            <text:p>0.0746377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2.9" table:style-name="ce1">
            <text:p>2.9</text:p>
          </table:table-cell>
          <table:table-cell office:value-type="float" office:value="1.0306022494083324" table:formula="of:=[.F30]/[.D30]" table:style-name="ce1">
            <text:p>1.030602249</text:p>
          </table:table-cell>
          <table:table-cell office:value-type="float" office:value="0.75592561079372789" table:formula="of:=[.H30]/[.D30]" table:style-name="ce1">
            <text:p>0.755925611</text:p>
          </table:table-cell>
          <table:table-cell office:value-type="float" office:value="0.53366390436082056" table:formula="of:=[.J30]/[.D30]" table:style-name="ce1">
            <text:p>0.533663904</text:p>
          </table:table-cell>
          <table:table-cell office:value-type="float" office:value="0.7334794885492476" table:formula="of:=[.H30]/[.F30]" table:style-name="ce1">
            <text:p>0.733479489</text:p>
          </table:table-cell>
          <table:table-cell office:value-type="float" office:value="0.51781752336286502" table:formula="of:=[.J30]/[.F30]" table:style-name="ce1">
            <text:p>0.517817523</text:p>
          </table:table-cell>
          <table:table-cell office:value-type="float" office:value="0.70597410213482403" table:formula="of:=[.J30]/[.H30]" table:style-name="ce1">
            <text:p>0.705974102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5941799999999999" table:style-name="ce1">
            <text:p>0.45941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13757800000000001" table:style-name="ce1">
            <text:p>0.137578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0.14222299999999999" table:style-name="ce1">
            <text:p>0.14222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0.106032" table:style-name="ce1">
            <text:p>0.106032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3584700000000003E-2" table:style-name="ce1">
            <text:p>0.0735847</text:p>
          </table:table-cell>
          <table:table-cell office:value-type="float" office:value="1.12E-2" table:style-name="ce1">
            <text:p>0.0112</text:p>
          </table:table-cell>
          <table:table-cell office:value-type="float" office:value="3" table:style-name="ce1">
            <text:p>3</text:p>
          </table:table-cell>
          <table:table-cell office:value-type="float" office:value="1.0337626655424559" table:formula="of:=[.F31]/[.D31]" table:style-name="ce1">
            <text:p>1.033762666</text:p>
          </table:table-cell>
          <table:table-cell office:value-type="float" office:value="0.77070461847097649" table:formula="of:=[.H31]/[.D31]" table:style-name="ce1">
            <text:p>0.770704618</text:p>
          </table:table-cell>
          <table:table-cell office:value-type="float" office:value="0.53485804416403782" table:formula="of:=[.J31]/[.D31]" table:style-name="ce1">
            <text:p>0.534858044</text:p>
          </table:table-cell>
          <table:table-cell office:value-type="float" office:value="0.74553342286409374" table:formula="of:=[.H31]/[.F31]" table:style-name="ce1">
            <text:p>0.745533423</text:p>
          </table:table-cell>
          <table:table-cell office:value-type="float" office:value="0.51738959240066662" table:formula="of:=[.J31]/[.F31]" table:style-name="ce1">
            <text:p>0.517389592</text:p>
          </table:table-cell>
          <table:table-cell office:value-type="float" office:value="0.69398577787837634" table:formula="of:=[.J31]/[.H31]" table:style-name="ce1">
            <text:p>0.693985778</text:p>
          </table:table-cell>
          <table:table-cell table:number-columns-repeated="16366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0.45663500000000001" table:style-name="ce1">
            <text:p>0.45663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13691200000000001" table:style-name="ce1">
            <text:p>0.13691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0.14111099999999999" table:style-name="ce1">
            <text:p>0.14111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.103994" table:style-name="ce1">
            <text:p>0.10399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4618199999999996E-2" table:style-name="ce1">
            <text:p>0.0746182</text:p>
          </table:table-cell>
          <table:table-cell office:value-type="float" office:value="1.11E-2" table:style-name="ce1">
            <text:p>0.0111</text:p>
          </table:table-cell>
          <table:table-cell office:value-type="float" office:value="3.1" table:style-name="ce1">
            <text:p>3.1</text:p>
          </table:table-cell>
          <table:table-cell office:value-type="float" office:value="1.0306693350473295" table:formula="of:=[.F32]/[.D32]" table:style-name="ce1">
            <text:p>1.030669335</text:p>
          </table:table-cell>
          <table:table-cell office:value-type="float" office:value="0.75956818978614005" table:formula="of:=[.H32]/[.D32]" table:style-name="ce1">
            <text:p>0.75956819</text:p>
          </table:table-cell>
          <table:table-cell office:value-type="float" office:value="0.54500847259553575" table:formula="of:=[.J32]/[.D32]" table:style-name="ce1">
            <text:p>0.545008473</text:p>
          </table:table-cell>
          <table:table-cell office:value-type="float" office:value="0.7369659346188463" table:formula="of:=[.H32]/[.F32]" table:style-name="ce1">
            <text:p>0.736965935</text:p>
          </table:table-cell>
          <table:table-cell office:value-type="float" office:value="0.52879081007150397" table:formula="of:=[.J32]/[.F32]" table:style-name="ce1">
            <text:p>0.52879081</text:p>
          </table:table-cell>
          <table:table-cell office:value-type="float" office:value="0.71752408792814959" table:formula="of:=[.J32]/[.H32]" table:style-name="ce1">
            <text:p>0.717524088</text:p>
          </table:table-cell>
          <table:table-cell table:number-columns-repeated="16366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0.45262599999999997" table:style-name="ce1">
            <text:p>0.4526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.13486300000000001" table:style-name="ce1">
            <text:p>0.134863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0.13917199999999999" table:style-name="ce1">
            <text:p>0.13917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0.104323" table:style-name="ce1">
            <text:p>0.10432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4268299999999995E-2" table:style-name="ce1">
            <text:p>0.0742683</text:p>
          </table:table-cell>
          <table:table-cell office:value-type="float" office:value="1.12E-2" table:style-name="ce1">
            <text:p>0.0112</text:p>
          </table:table-cell>
          <table:table-cell office:value-type="float" office:value="3.2" table:style-name="ce1">
            <text:p>3.2</text:p>
          </table:table-cell>
          <table:table-cell office:value-type="float" office:value="1.0319509428086278" table:formula="of:=[.F33]/[.D33]" table:style-name="ce1">
            <text:p>1.031950943</text:p>
          </table:table-cell>
          <table:table-cell office:value-type="float" office:value="0.773547970903806" table:formula="of:=[.H33]/[.D33]" table:style-name="ce1">
            <text:p>0.773547971</text:p>
          </table:table-cell>
          <table:table-cell office:value-type="float" office:value="0.55069440839963513" table:formula="of:=[.J33]/[.D33]" table:style-name="ce1">
            <text:p>0.550694408</text:p>
          </table:table-cell>
          <table:table-cell office:value-type="float" office:value="0.74959762021096199" table:formula="of:=[.H33]/[.F33]" table:style-name="ce1">
            <text:p>0.74959762</text:p>
          </table:table-cell>
          <table:table-cell office:value-type="float" office:value="0.53364398011094183" table:formula="of:=[.J33]/[.F33]" table:style-name="ce1">
            <text:p>0.53364398</text:p>
          </table:table-cell>
          <table:table-cell office:value-type="float" office:value="0.71190724959980056" table:formula="of:=[.J33]/[.H33]" table:style-name="ce1">
            <text:p>0.71190725</text:p>
          </table:table-cell>
          <table:table-cell table:number-columns-repeated="16366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0.44579800000000003" table:style-name="ce1">
            <text:p>0.445798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0.13163900000000001" table:style-name="ce1">
            <text:p>0.131639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0.136242" table:style-name="ce1">
            <text:p>0.136242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0.10353999999999999" table:style-name="ce1">
            <text:p>0.1035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7.4376700000000004E-2" table:style-name="ce1">
            <text:p>0.0743767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3.3" table:style-name="ce1">
            <text:p>3.3</text:p>
          </table:table-cell>
          <table:table-cell office:value-type="float" office:value="1.0349668411337065" table:formula="of:=[.F34]/[.D34]" table:style-name="ce1">
            <text:p>1.034966841</text:p>
          </table:table-cell>
          <table:table-cell office:value-type="float" office:value="0.78654502085248279" table:formula="of:=[.H34]/[.D34]" table:style-name="ce1">
            <text:p>0.786545021</text:p>
          </table:table-cell>
          <table:table-cell office:value-type="float" office:value="0.56500505169440662" table:formula="of:=[.J34]/[.D34]" table:style-name="ce1">
            <text:p>0.565005052</text:p>
          </table:table-cell>
          <table:table-cell office:value-type="float" office:value="0.75997122766841352" table:formula="of:=[.H34]/[.F34]" table:style-name="ce1">
            <text:p>0.759971228</text:p>
          </table:table-cell>
          <table:table-cell office:value-type="float" office:value="0.54591609048604695" table:formula="of:=[.J34]/[.F34]" table:style-name="ce1">
            <text:p>0.54591609</text:p>
          </table:table-cell>
          <table:table-cell office:value-type="float" office:value="0.71833784044813609" table:formula="of:=[.J34]/[.H34]" table:style-name="ce1">
            <text:p>0.71833784</text:p>
          </table:table-cell>
          <table:table-cell table:number-columns-repeated="16366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0.44749899999999998" table:style-name="ce1">
            <text:p>0.44749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0.13011400000000001" table:style-name="ce1">
            <text:p>0.130114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0.13747899999999999" table:style-name="ce1">
            <text:p>0.137479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0.103712" table:style-name="ce1">
            <text:p>0.103712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6194100000000001E-2" table:style-name="ce1">
            <text:p>0.0761941</text:p>
          </table:table-cell>
          <table:table-cell office:value-type="float" office:value="1.12E-2" table:style-name="ce1">
            <text:p>0.0112</text:p>
          </table:table-cell>
          <table:table-cell office:value-type="float" office:value="3.4" table:style-name="ce1">
            <text:p>3.4</text:p>
          </table:table-cell>
          <table:table-cell office:value-type="float" office:value="1.0566042086170588" table:formula="of:=[.F35]/[.D35]" table:style-name="ce1">
            <text:p>1.056604209</text:p>
          </table:table-cell>
          <table:table-cell office:value-type="float" office:value="0.79708563259910536" table:formula="of:=[.H35]/[.D35]" table:style-name="ce1">
            <text:p>0.797085633</text:p>
          </table:table-cell>
          <table:table-cell office:value-type="float" office:value="0.58559493982200217" table:formula="of:=[.J35]/[.D35]" table:style-name="ce1">
            <text:p>0.58559494</text:p>
          </table:table-cell>
          <table:table-cell office:value-type="float" office:value="0.75438430596672956" table:formula="of:=[.H35]/[.F35]" table:style-name="ce1">
            <text:p>0.754384306</text:p>
          </table:table-cell>
          <table:table-cell office:value-type="float" office:value="0.55422355414281455" table:formula="of:=[.J35]/[.F35]" table:style-name="ce1">
            <text:p>0.554223554</text:p>
          </table:table-cell>
          <table:table-cell office:value-type="float" office:value="0.73467004782474543" table:formula="of:=[.J35]/[.H35]" table:style-name="ce1">
            <text:p>0.734670048</text:p>
          </table:table-cell>
          <table:table-cell table:number-columns-repeated="16366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0.44509300000000002" table:style-name="ce1">
            <text:p>0.445093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0.128968" table:style-name="ce1">
            <text:p>0.128968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0.13775599999999999" table:style-name="ce1">
            <text:p>0.137756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0.102076" table:style-name="ce1">
            <text:p>0.102076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7.6293600000000003E-2" table:style-name="ce1">
            <text:p>0.0762936</text:p>
          </table:table-cell>
          <table:table-cell office:value-type="float" office:value="1.12E-2" table:style-name="ce1">
            <text:p>0.0112</text:p>
          </table:table-cell>
          <table:table-cell office:value-type="float" office:value="3.5" table:style-name="ce1">
            <text:p>3.5</text:p>
          </table:table-cell>
          <table:table-cell office:value-type="float" office:value="1.0681409341852242" table:formula="of:=[.F36]/[.D36]" table:style-name="ce1">
            <text:p>1.068140934</text:p>
          </table:table-cell>
          <table:table-cell office:value-type="float" office:value="0.79148315861298923" table:formula="of:=[.H36]/[.D36]" table:style-name="ce1">
            <text:p>0.791483159</text:p>
          </table:table-cell>
          <table:table-cell office:value-type="float" office:value="0.59157000186092679" table:formula="of:=[.J36]/[.D36]" table:style-name="ce1">
            <text:p>0.591570002</text:p>
          </table:table-cell>
          <table:table-cell office:value-type="float" office:value="0.74099131798251983" table:formula="of:=[.H36]/[.F36]" table:style-name="ce1">
            <text:p>0.740991318</text:p>
          </table:table-cell>
          <table:table-cell office:value-type="float" office:value="0.55383141206190667" table:formula="of:=[.J36]/[.F36]" table:style-name="ce1">
            <text:p>0.553831412</text:p>
          </table:table-cell>
          <table:table-cell office:value-type="float" office:value="0.74741956973235635" table:formula="of:=[.J36]/[.H36]" table:style-name="ce1">
            <text:p>0.74741957</text:p>
          </table:table-cell>
          <table:table-cell table:number-columns-repeated="16366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0.439305" table:style-name="ce1">
            <text:p>0.439305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0.12689300000000001" table:style-name="ce1">
            <text:p>0.126893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0.13369300000000001" table:style-name="ce1">
            <text:p>0.133693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0.102774" table:style-name="ce1">
            <text:p>0.102774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5945299999999993E-2" table:style-name="ce1">
            <text:p>0.0759453</text:p>
          </table:table-cell>
          <table:table-cell office:value-type="float" office:value="1.11E-2" table:style-name="ce1">
            <text:p>0.0111</text:p>
          </table:table-cell>
          <table:table-cell office:value-type="float" office:value="3.6" table:style-name="ce1">
            <text:p>3.6</text:p>
          </table:table-cell>
          <table:table-cell office:value-type="float" office:value="1.0535884564160356" table:formula="of:=[.F37]/[.D37]" table:style-name="ce1">
            <text:p>1.053588456</text:p>
          </table:table-cell>
          <table:table-cell office:value-type="float" office:value="0.80992647348553504" table:formula="of:=[.H37]/[.D37]" table:style-name="ce1">
            <text:p>0.809926473</text:p>
          </table:table-cell>
          <table:table-cell office:value-type="float" office:value="0.59849873515481544" table:formula="of:=[.J37]/[.D37]" table:style-name="ce1">
            <text:p>0.598498735</text:p>
          </table:table-cell>
          <table:table-cell office:value-type="float" office:value="0.76873134719095237" table:formula="of:=[.H37]/[.F37]" table:style-name="ce1">
            <text:p>0.768731347</text:p>
          </table:table-cell>
          <table:table-cell office:value-type="float" office:value="0.56805741512270647" table:formula="of:=[.J37]/[.F37]" table:style-name="ce1">
            <text:p>0.568057415</text:p>
          </table:table-cell>
          <table:table-cell office:value-type="float" office:value="0.73895440481055508" table:formula="of:=[.J37]/[.H37]" table:style-name="ce1">
            <text:p>0.738954405</text:p>
          </table:table-cell>
          <table:table-cell table:number-columns-repeated="16366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0.43668800000000002" table:style-name="ce1">
            <text:p>0.436688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0.12576599999999999" table:style-name="ce1">
            <text:p>0.125766</text:p>
          </table:table-cell>
          <table:table-cell office:value-type="float" office:value="8.6E-3" table:style-name="ce1">
            <text:p>0.0086</text:p>
          </table:table-cell>
          <table:table-cell office:value-type="float" office:value="0.13317000000000001" table:style-name="ce1">
            <text:p>0.13317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0.102773" table:style-name="ce1">
            <text:p>0.102773</text:p>
          </table:table-cell>
          <table:table-cell office:value-type="float" office:value="9.4000000000000004E-3" table:style-name="ce1">
            <text:p>0.0094</text:p>
          </table:table-cell>
          <table:table-cell office:value-type="float" office:value="7.4978400000000001E-2" table:style-name="ce1">
            <text:p>0.0749784</text:p>
          </table:table-cell>
          <table:table-cell office:value-type="float" office:value="1.12E-2" table:style-name="ce1">
            <text:p>0.0112</text:p>
          </table:table-cell>
          <table:table-cell office:value-type="float" office:value="3.7" table:style-name="ce1">
            <text:p>3.7</text:p>
          </table:table-cell>
          <table:table-cell office:value-type="float" office:value="1.0588712370593008" table:formula="of:=[.F38]/[.D38]" table:style-name="ce1">
            <text:p>1.058871237</text:p>
          </table:table-cell>
          <table:table-cell office:value-type="float" office:value="0.81717634336784195" table:formula="of:=[.H38]/[.D38]" table:style-name="ce1">
            <text:p>0.817176343</text:p>
          </table:table-cell>
          <table:table-cell office:value-type="float" office:value="0.59617384666762085" table:formula="of:=[.J38]/[.D38]" table:style-name="ce1">
            <text:p>0.596173847</text:p>
          </table:table-cell>
          <table:table-cell office:value-type="float" office:value="0.77174288503416677" table:formula="of:=[.H38]/[.F38]" table:style-name="ce1">
            <text:p>0.771742885</text:p>
          </table:table-cell>
          <table:table-cell office:value-type="float" office:value="0.56302770894345566" table:formula="of:=[.J38]/[.F38]" table:style-name="ce1">
            <text:p>0.563027709</text:p>
          </table:table-cell>
          <table:table-cell office:value-type="float" office:value="0.72955348194564718" table:formula="of:=[.J38]/[.H38]" table:style-name="ce1">
            <text:p>0.729553482</text:p>
          </table:table-cell>
          <table:table-cell table:number-columns-repeated="16366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0.43533500000000003" table:style-name="ce1">
            <text:p>0.435335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25774" table:style-name="ce1">
            <text:p>0.125774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0.13142000000000001" table:style-name="ce1">
            <text:p>0.13142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0.101605" table:style-name="ce1">
            <text:p>0.101605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7.6536000000000007E-2" table:style-name="ce1">
            <text:p>0.076536</text:p>
          </table:table-cell>
          <table:table-cell office:value-type="float" office:value="1.11E-2" table:style-name="ce1">
            <text:p>0.0111</text:p>
          </table:table-cell>
          <table:table-cell office:value-type="float" office:value="3.8" table:style-name="ce1">
            <text:p>3.8</text:p>
          </table:table-cell>
          <table:table-cell office:value-type="float" office:value="1.0448900408669519" table:formula="of:=[.F39]/[.D39]" table:style-name="ce1">
            <text:p>1.044890041</text:p>
          </table:table-cell>
          <table:table-cell office:value-type="float" office:value="0.8078378679218281" table:formula="of:=[.H39]/[.D39]" table:style-name="ce1">
            <text:p>0.807837868</text:p>
          </table:table-cell>
          <table:table-cell office:value-type="float" office:value="0.6085200438882441" table:formula="of:=[.J39]/[.D39]" table:style-name="ce1">
            <text:p>0.608520044</text:p>
          </table:table-cell>
          <table:table-cell office:value-type="float" office:value="0.77313194338761215" table:formula="of:=[.H39]/[.F39]" table:style-name="ce1">
            <text:p>0.773131943</text:p>
          </table:table-cell>
          <table:table-cell office:value-type="float" office:value="0.58237711155075333" table:formula="of:=[.J39]/[.F39]" table:style-name="ce1">
            <text:p>0.582377112</text:p>
          </table:table-cell>
          <table:table-cell office:value-type="float" office:value="0.75327001623935841" table:formula="of:=[.J39]/[.H39]" table:style-name="ce1">
            <text:p>0.753270016</text:p>
          </table:table-cell>
          <table:table-cell table:number-columns-repeated="16366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0.42935800000000002" table:style-name="ce1">
            <text:p>0.429358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23248" table:style-name="ce1">
            <text:p>0.123248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0.13015099999999999" table:style-name="ce1">
            <text:p>0.130151</text:p>
          </table:table-cell>
          <table:table-cell office:value-type="float" office:value="8.3000000000000001E-3" table:style-name="ce1">
            <text:p>0.0083</text:p>
          </table:table-cell>
          <table:table-cell office:value-type="float" office:value="0.100739" table:style-name="ce1">
            <text:p>0.100739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7.5219800000000003E-2" table:style-name="ce1">
            <text:p>0.0752198</text:p>
          </table:table-cell>
          <table:table-cell office:value-type="float" office:value="1.11E-2" table:style-name="ce1">
            <text:p>0.0111</text:p>
          </table:table-cell>
          <table:table-cell office:value-type="float" office:value="3.9" table:style-name="ce1">
            <text:p>3.9</text:p>
          </table:table-cell>
          <table:table-cell office:value-type="float" office:value="1.0560090224587821" table:formula="of:=[.F40]/[.D40]" table:style-name="ce1">
            <text:p>1.056009022</text:p>
          </table:table-cell>
          <table:table-cell office:value-type="float" office:value="0.81736823315591323" table:formula="of:=[.H40]/[.D40]" table:style-name="ce1">
            <text:p>0.817368233</text:p>
          </table:table-cell>
          <table:table-cell office:value-type="float" office:value="0.61031254056860973" table:formula="of:=[.J40]/[.D40]" table:style-name="ce1">
            <text:p>0.610312541</text:p>
          </table:table-cell>
          <table:table-cell office:value-type="float" office:value="0.77401633487257115" table:formula="of:=[.H40]/[.F40]" table:style-name="ce1">
            <text:p>0.774016335</text:p>
          </table:table-cell>
          <table:table-cell office:value-type="float" office:value="0.57794254366082476" table:formula="of:=[.J40]/[.F40]" table:style-name="ce1">
            <text:p>0.577942544</text:p>
          </table:table-cell>
          <table:table-cell office:value-type="float" office:value="0.74668003454471465" table:formula="of:=[.J40]/[.H40]" table:style-name="ce1">
            <text:p>0.746680035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2718" table:style-name="ce1">
            <text:p>0.42718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22333" table:style-name="ce1">
            <text:p>0.122333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0.12728800000000001" table:style-name="ce1">
            <text:p>0.127288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0.100679" table:style-name="ce1">
            <text:p>0.100679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7.6881099999999994E-2" table:style-name="ce1">
            <text:p>0.0768811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4" table:style-name="ce1">
            <text:p>4</text:p>
          </table:table-cell>
          <table:table-cell office:value-type="float" office:value="1.0405041975591216" table:formula="of:=[.F41]/[.D41]" table:style-name="ce1">
            <text:p>1.040504198</text:p>
          </table:table-cell>
          <table:table-cell office:value-type="float" office:value="0.82299134330066304" table:formula="of:=[.H41]/[.D41]" table:style-name="ce1">
            <text:p>0.822991343</text:p>
          </table:table-cell>
          <table:table-cell office:value-type="float" office:value="0.62845757072907549" table:formula="of:=[.J41]/[.D41]" table:style-name="ce1">
            <text:p>0.628457571</text:p>
          </table:table-cell>
          <table:table-cell office:value-type="float" office:value="0.79095437118974288" table:formula="of:=[.H41]/[.F41]" table:style-name="ce1">
            <text:p>0.790954371</text:p>
          </table:table-cell>
          <table:table-cell office:value-type="float" office:value="0.60399330651750349" table:formula="of:=[.J41]/[.F41]" table:style-name="ce1">
            <text:p>0.603993307</text:p>
          </table:table-cell>
          <table:table-cell office:value-type="float" office:value="0.76362597959852596" table:formula="of:=[.J41]/[.H41]" table:style-name="ce1">
            <text:p>0.76362598</text:p>
          </table:table-cell>
          <table:table-cell table:number-columns-repeated="16366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0.42268600000000001" table:style-name="ce1">
            <text:p>0.422686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2062299999999999" table:style-name="ce1">
            <text:p>0.120623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0.12711500000000001" table:style-name="ce1">
            <text:p>0.127115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9.8402799999999999E-2" table:style-name="ce1">
            <text:p>0.0984028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7.6545199999999994E-2" table:style-name="ce1">
            <text:p>0.0765452</text:p>
          </table:table-cell>
          <table:table-cell office:value-type="float" office:value="1.11E-2" table:style-name="ce1">
            <text:p>0.011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0538205814811439" table:formula="of:=[.F42]/[.D42]" table:style-name="ce1">
            <text:p>1.053820581</text:p>
          </table:table-cell>
          <table:table-cell office:value-type="float" office:value="0.81578803379123388" table:formula="of:=[.H42]/[.D42]" table:style-name="ce1">
            <text:p>0.815788034</text:p>
          </table:table-cell>
          <table:table-cell office:value-type="float" office:value="0.63458212778657463" table:formula="of:=[.J42]/[.D42]" table:style-name="ce1">
            <text:p>0.634582128</text:p>
          </table:table-cell>
          <table:table-cell office:value-type="float" office:value="0.77412421822758914" table:formula="of:=[.H42]/[.F42]" table:style-name="ce1">
            <text:p>0.774124218</text:p>
          </table:table-cell>
          <table:table-cell office:value-type="float" office:value="0.60217283562128776" table:formula="of:=[.J42]/[.F42]" table:style-name="ce1">
            <text:p>0.602172836</text:p>
          </table:table-cell>
          <table:table-cell office:value-type="float" office:value="0.77787623929400374" table:formula="of:=[.J42]/[.H42]" table:style-name="ce1">
            <text:p>0.777876239</text:p>
          </table:table-cell>
          <table:table-cell table:number-columns-repeated="16366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.41899999999999998" table:style-name="ce1">
            <text:p>0.419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0.118259" table:style-name="ce1">
            <text:p>0.11825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0.125556" table:style-name="ce1">
            <text:p>0.125556</text:p>
          </table:table-cell>
          <table:table-cell office:value-type="float" office:value="8.3999999999999995E-3" table:style-name="ce1">
            <text:p>0.0084</text:p>
          </table:table-cell>
          <table:table-cell office:value-type="float" office:value="9.9468399999999998E-2" table:style-name="ce1">
            <text:p>0.0994684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7.5716099999999995E-2" table:style-name="ce1">
            <text:p>0.0757161</text:p>
          </table:table-cell>
          <table:table-cell office:value-type="float" office:value="1.11E-2" table:style-name="ce1">
            <text:p>0.0111</text:p>
          </table:table-cell>
          <table:table-cell office:value-type="float" office:value="4.2" table:style-name="ce1">
            <text:p>4.2</text:p>
          </table:table-cell>
          <table:table-cell office:value-type="float" office:value="1.0617035489899289" table:formula="of:=[.F43]/[.D43]" table:style-name="ce1">
            <text:p>1.061703549</text:p>
          </table:table-cell>
          <table:table-cell office:value-type="float" office:value="0.84110638513770619" table:formula="of:=[.H43]/[.D43]" table:style-name="ce1">
            <text:p>0.841106385</text:p>
          </table:table-cell>
          <table:table-cell office:value-type="float" office:value="0.64025655552642924" table:formula="of:=[.J43]/[.D43]" table:style-name="ce1">
            <text:p>0.640256556</text:p>
          </table:table-cell>
          <table:table-cell office:value-type="float" office:value="0.79222339035968015" table:formula="of:=[.H43]/[.F43]" table:style-name="ce1">
            <text:p>0.79222339</text:p>
          </table:table-cell>
          <table:table-cell office:value-type="float" office:value="0.60304644939309948" table:formula="of:=[.J43]/[.F43]" table:style-name="ce1">
            <text:p>0.603046449</text:p>
          </table:table-cell>
          <table:table-cell office:value-type="float" office:value="0.76120757949258255" table:formula="of:=[.J43]/[.H43]" table:style-name="ce1">
            <text:p>0.761207579</text:p>
          </table:table-cell>
          <table:table-cell table:number-columns-repeated="16366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0.41819600000000001" table:style-name="ce1">
            <text:p>0.418196</text:p>
          </table:table-cell>
          <table:table-cell office:value-type="float" office:value="4.3E-3" table:style-name="ce1">
            <text:p>0.0043</text:p>
          </table:table-cell>
          <table:table-cell office:value-type="float" office:value="0.118759" table:style-name="ce1">
            <text:p>0.118759</text:p>
          </table:table-cell>
          <table:table-cell office:value-type="float" office:value="8.8999999999999999E-3" table:style-name="ce1">
            <text:p>0.0089</text:p>
          </table:table-cell>
          <table:table-cell office:value-type="float" office:value="0.12447" table:style-name="ce1">
            <text:p>0.12447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9.8507399999999995E-2" table:style-name="ce1">
            <text:p>0.0985074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7.6459899999999997E-2" table:style-name="ce1">
            <text:p>0.0764599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4.3" table:style-name="ce1">
            <text:p>4.3</text:p>
          </table:table-cell>
          <table:table-cell office:value-type="float" office:value="1.0480889869399372" table:formula="of:=[.F44]/[.D44]" table:style-name="ce1">
            <text:p>1.048088987</text:p>
          </table:table-cell>
          <table:table-cell office:value-type="float" office:value="0.82947313466768824" table:formula="of:=[.H44]/[.D44]" table:style-name="ce1">
            <text:p>0.829473135</text:p>
          </table:table-cell>
          <table:table-cell office:value-type="float" office:value="0.64382404701959428" table:formula="of:=[.J44]/[.D44]" table:style-name="ce1">
            <text:p>0.643824047</text:p>
          </table:table-cell>
          <table:table-cell office:value-type="float" office:value="0.79141479874668597" table:formula="of:=[.H44]/[.F44]" table:style-name="ce1">
            <text:p>0.791414799</text:p>
          </table:table-cell>
          <table:table-cell office:value-type="float" office:value="0.61428376315578048" table:formula="of:=[.J44]/[.F44]" table:style-name="ce1">
            <text:p>0.614283763</text:p>
          </table:table-cell>
          <table:table-cell office:value-type="float" office:value="0.77618432726881437" table:formula="of:=[.J44]/[.H44]" table:style-name="ce1">
            <text:p>0.776184327</text:p>
          </table:table-cell>
          <table:table-cell table:number-columns-repeated="16366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0.41581000000000001" table:style-name="ce1">
            <text:p>0.41581</text:p>
          </table:table-cell>
          <table:table-cell office:value-type="float" office:value="4.3E-3" table:style-name="ce1">
            <text:p>0.0043</text:p>
          </table:table-cell>
          <table:table-cell office:value-type="float" office:value="0.11666799999999999" table:style-name="ce1">
            <text:p>0.116668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0.124891" table:style-name="ce1">
            <text:p>0.124891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9.7293500000000005E-2" table:style-name="ce1">
            <text:p>0.0972935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7.6956499999999997E-2" table:style-name="ce1">
            <text:p>0.0769565</text:p>
          </table:table-cell>
          <table:table-cell office:value-type="float" office:value="1.09E-2" table:style-name="ce1">
            <text:p>0.0109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0704820516336957" table:formula="of:=[.F45]/[.D45]" table:style-name="ce1">
            <text:p>1.070482052</text:p>
          </table:table-cell>
          <table:table-cell office:value-type="float" office:value="0.83393475503137116" table:formula="of:=[.H45]/[.D45]" table:style-name="ce1">
            <text:p>0.833934755</text:p>
          </table:table-cell>
          <table:table-cell office:value-type="float" office:value="0.65961960434737887" table:formula="of:=[.J45]/[.D45]" table:style-name="ce1">
            <text:p>0.659619604</text:p>
          </table:table-cell>
          <table:table-cell office:value-type="float" office:value="0.77902731181590346" table:formula="of:=[.H45]/[.F45]" table:style-name="ce1">
            <text:p>0.779027312</text:p>
          </table:table-cell>
          <table:table-cell office:value-type="float" office:value="0.61618931708449765" table:formula="of:=[.J45]/[.F45]" table:style-name="ce1">
            <text:p>0.616189317</text:p>
          </table:table-cell>
          <table:table-cell office:value-type="float" office:value="0.79097267546136174" table:formula="of:=[.J45]/[.H45]" table:style-name="ce1">
            <text:p>0.790972675</text:p>
          </table:table-cell>
          <table:table-cell table:number-columns-repeated="16366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0.41222300000000001" table:style-name="ce1">
            <text:p>0.412223</text:p>
          </table:table-cell>
          <table:table-cell office:value-type="float" office:value="4.3E-3" table:style-name="ce1">
            <text:p>0.0043</text:p>
          </table:table-cell>
          <table:table-cell office:value-type="float" office:value="0.11558599999999999" table:style-name="ce1">
            <text:p>0.115586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0.122945" table:style-name="ce1">
            <text:p>0.122945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9.8436599999999999E-2" table:style-name="ce1">
            <text:p>0.0984366</text:p>
          </table:table-cell>
          <table:table-cell office:value-type="float" office:value="9.5999999999999992E-3" table:style-name="ce1">
            <text:p>0.0096</text:p>
          </table:table-cell>
          <table:table-cell office:value-type="float" office:value="7.5255699999999995E-2" table:style-name="ce1">
            <text:p>0.0752557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4.5" table:style-name="ce1">
            <text:p>4.5</text:p>
          </table:table-cell>
          <table:table-cell office:value-type="float" office:value="1.0636668800719811" table:formula="of:=[.F46]/[.D46]" table:style-name="ce1">
            <text:p>1.06366688</text:p>
          </table:table-cell>
          <table:table-cell office:value-type="float" office:value="0.8516308203415639" table:formula="of:=[.H46]/[.D46]" table:style-name="ce1">
            <text:p>0.85163082</text:p>
          </table:table-cell>
          <table:table-cell office:value-type="float" office:value="0.65107971553648369" table:formula="of:=[.J46]/[.D46]" table:style-name="ce1">
            <text:p>0.651079716</text:p>
          </table:table-cell>
          <table:table-cell office:value-type="float" office:value="0.8006555776973443" table:formula="of:=[.H46]/[.F46]" table:style-name="ce1">
            <text:p>0.800655578</text:p>
          </table:table-cell>
          <table:table-cell office:value-type="float" office:value="0.61210866647687989" table:formula="of:=[.J46]/[.F46]" table:style-name="ce1">
            <text:p>0.612108666</text:p>
          </table:table-cell>
          <table:table-cell office:value-type="float" office:value="0.76450933900602003" table:formula="of:=[.J46]/[.H46]" table:style-name="ce1">
            <text:p>0.764509339</text:p>
          </table:table-cell>
          <table:table-cell table:number-columns-repeated="16366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0.41036400000000001" table:style-name="ce1">
            <text:p>0.410364</text:p>
          </table:table-cell>
          <table:table-cell office:value-type="float" office:value="4.3E-3" table:style-name="ce1">
            <text:p>0.0043</text:p>
          </table:table-cell>
          <table:table-cell office:value-type="float" office:value="0.11511" table:style-name="ce1">
            <text:p>0.11511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0.12318900000000001" table:style-name="ce1">
            <text:p>0.123189</text:p>
          </table:table-cell>
          <table:table-cell office:value-type="float" office:value="8.5000000000000006E-3" table:style-name="ce1">
            <text:p>0.0085</text:p>
          </table:table-cell>
          <table:table-cell office:value-type="float" office:value="9.68918E-2" table:style-name="ce1">
            <text:p>0.0968918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7.5173400000000001E-2" table:style-name="ce1">
            <text:p>0.0751734</text:p>
          </table:table-cell>
          <table:table-cell office:value-type="float" office:value="1.11E-2" table:style-name="ce1">
            <text:p>0.011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0701850403961428" table:formula="of:=[.F47]/[.D47]" table:style-name="ce1">
            <text:p>1.07018504</text:p>
          </table:table-cell>
          <table:table-cell office:value-type="float" office:value="0.84173225610285807" table:formula="of:=[.H47]/[.D47]" table:style-name="ce1">
            <text:p>0.841732256</text:p>
          </table:table-cell>
          <table:table-cell office:value-type="float" office:value="0.65305707584050043" table:formula="of:=[.J47]/[.D47]" table:style-name="ce1">
            <text:p>0.653057076</text:p>
          </table:table-cell>
          <table:table-cell office:value-type="float" office:value="0.78652964144525883" table:formula="of:=[.H47]/[.F47]" table:style-name="ce1">
            <text:p>0.786529641</text:p>
          </table:table-cell>
          <table:table-cell office:value-type="float" office:value="0.61022818595816186" table:formula="of:=[.J47]/[.F47]" table:style-name="ce1">
            <text:p>0.610228186</text:p>
          </table:table-cell>
          <table:table-cell office:value-type="float" office:value="0.77584893664892185" table:formula="of:=[.J47]/[.H47]" table:style-name="ce1">
            <text:p>0.775848937</text:p>
          </table:table-cell>
          <table:table-cell table:number-columns-repeated="16366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0.408306" table:style-name="ce1">
            <text:p>0.408306</text:p>
          </table:table-cell>
          <table:table-cell office:value-type="float" office:value="4.3E-3" table:style-name="ce1">
            <text:p>0.0043</text:p>
          </table:table-cell>
          <table:table-cell office:value-type="float" office:value="0.11343" table:style-name="ce1">
            <text:p>0.11343</text:p>
          </table:table-cell>
          <table:table-cell office:value-type="float" office:value="9.1000000000000004E-3" table:style-name="ce1">
            <text:p>0.0091</text:p>
          </table:table-cell>
          <table:table-cell office:value-type="float" office:value="0.122656" table:style-name="ce1">
            <text:p>0.122656</text:p>
          </table:table-cell>
          <table:table-cell office:value-type="float" office:value="8.6E-3" table:style-name="ce1">
            <text:p>0.0086</text:p>
          </table:table-cell>
          <table:table-cell office:value-type="float" office:value="9.6365500000000007E-2" table:style-name="ce1">
            <text:p>0.0963655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7.5855599999999995E-2" table:style-name="ce1">
            <text:p>0.0758556</text:p>
          </table:table-cell>
          <table:table-cell office:value-type="float" office:value="1.11E-2" table:style-name="ce1">
            <text:p>0.0111</text:p>
          </table:table-cell>
          <table:table-cell office:value-type="float" office:value="4.7" table:style-name="ce1">
            <text:p>4.7</text:p>
          </table:table-cell>
          <table:table-cell office:value-type="float" office:value="1.0813365070968879" table:formula="of:=[.F48]/[.D48]" table:style-name="ce1">
            <text:p>1.081336507</text:p>
          </table:table-cell>
          <table:table-cell office:value-type="float" office:value="0.84955919950630343" table:formula="of:=[.H48]/[.D48]" table:style-name="ce1">
            <text:p>0.8495592</text:p>
          </table:table-cell>
          <table:table-cell office:value-type="float" office:value="0.66874371859296478" table:formula="of:=[.J48]/[.D48]" table:style-name="ce1">
            <text:p>0.668743719</text:p>
          </table:table-cell>
          <table:table-cell office:value-type="float" office:value="0.78565663318549439" table:formula="of:=[.H48]/[.F48]" table:style-name="ce1">
            <text:p>0.785656633</text:p>
          </table:table-cell>
          <table:table-cell office:value-type="float" office:value="0.61844182102791545" table:formula="of:=[.J48]/[.F48]" table:style-name="ce1">
            <text:p>0.618441821</text:p>
          </table:table-cell>
          <table:table-cell office:value-type="float" office:value="0.78716553123265054" table:formula="of:=[.J48]/[.H48]" table:style-name="ce1">
            <text:p>0.787165531</text:p>
          </table:table-cell>
          <table:table-cell table:number-columns-repeated="16366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.40514800000000001" table:style-name="ce1">
            <text:p>0.405148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.112429" table:style-name="ce1">
            <text:p>0.112429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119993" table:style-name="ce1">
            <text:p>0.119993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9.7355300000000006E-2" table:style-name="ce1">
            <text:p>0.0973553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7.5371499999999994E-2" table:style-name="ce1">
            <text:p>0.0753715</text:p>
          </table:table-cell>
          <table:table-cell office:value-type="float" office:value="1.11E-2" table:style-name="ce1">
            <text:p>0.0111</text:p>
          </table:table-cell>
          <table:table-cell office:value-type="float" office:value="4.8" table:style-name="ce1">
            <text:p>4.8</text:p>
          </table:table-cell>
          <table:table-cell office:value-type="float" office:value="1.067278015458645" table:formula="of:=[.F49]/[.D49]" table:style-name="ce1">
            <text:p>1.067278015</text:p>
          </table:table-cell>
          <table:table-cell office:value-type="float" office:value="0.86592694055804109" table:formula="of:=[.H49]/[.D49]" table:style-name="ce1">
            <text:p>0.865926941</text:p>
          </table:table-cell>
          <table:table-cell office:value-type="float" office:value="0.6703919807167189" table:formula="of:=[.J49]/[.D49]" table:style-name="ce1">
            <text:p>0.670391981</text:p>
          </table:table-cell>
          <table:table-cell office:value-type="float" office:value="0.81134149492053709" table:formula="of:=[.H49]/[.F49]" table:style-name="ce1">
            <text:p>0.811341495</text:p>
          </table:table-cell>
          <table:table-cell office:value-type="float" office:value="0.62813247439433961" table:formula="of:=[.J49]/[.F49]" table:style-name="ce1">
            <text:p>0.628132474</text:p>
          </table:table-cell>
          <table:table-cell office:value-type="float" office:value="0.77419000300959462" table:formula="of:=[.J49]/[.H49]" table:style-name="ce1">
            <text:p>0.774190003</text:p>
          </table:table-cell>
          <table:table-cell table:number-columns-repeated="16366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0.404138" table:style-name="ce1">
            <text:p>0.404138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.110115" table:style-name="ce1">
            <text:p>0.110115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0.119946" table:style-name="ce1">
            <text:p>0.119946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9.69444E-2" table:style-name="ce1">
            <text:p>0.0969444</text:p>
          </table:table-cell>
          <table:table-cell office:value-type="float" office:value="9.7999999999999997E-3" table:style-name="ce1">
            <text:p>0.0098</text:p>
          </table:table-cell>
          <table:table-cell office:value-type="float" office:value="7.7132199999999998E-2" table:style-name="ce1">
            <text:p>0.077132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.0892793897289197" table:formula="of:=[.F50]/[.D50]" table:style-name="ce1">
            <text:p>1.08927939</text:p>
          </table:table-cell>
          <table:table-cell office:value-type="float" office:value="0.88039231712300769" table:formula="of:=[.H50]/[.D50]" table:style-name="ce1">
            <text:p>0.880392317</text:p>
          </table:table-cell>
          <table:table-cell office:value-type="float" office:value="0.70046950914952544" table:formula="of:=[.J50]/[.D50]" table:style-name="ce1">
            <text:p>0.700469509</text:p>
          </table:table-cell>
          <table:table-cell office:value-type="float" office:value="0.80823370516732529" table:formula="of:=[.H50]/[.F50]" table:style-name="ce1">
            <text:p>0.808233705</text:p>
          </table:table-cell>
          <table:table-cell office:value-type="float" office:value="0.64305770930251949" table:formula="of:=[.J50]/[.F50]" table:style-name="ce1">
            <text:p>0.643057709</text:p>
          </table:table-cell>
          <table:table-cell office:value-type="float" office:value="0.79563337335627426" table:formula="of:=[.J50]/[.H50]" table:style-name="ce1">
            <text:p>0.795633373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0078000000000003" table:style-name="ce1">
            <text:p>0.40078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0.108975" table:style-name="ce1">
            <text:p>0.108975</text:p>
          </table:table-cell>
          <table:table-cell office:value-type="float" office:value="9.2999999999999992E-3" table:style-name="ce1">
            <text:p>0.0093</text:p>
          </table:table-cell>
          <table:table-cell office:value-type="float" office:value="0.119186" table:style-name="ce1">
            <text:p>0.119186</text:p>
          </table:table-cell>
          <table:table-cell office:value-type="float" office:value="8.6999999999999994E-3" table:style-name="ce1">
            <text:p>0.0087</text:p>
          </table:table-cell>
          <table:table-cell office:value-type="float" office:value="9.5725400000000002E-2" table:style-name="ce1">
            <text:p>0.0957254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7.6893900000000001E-2" table:style-name="ce1">
            <text:p>0.0768939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5" table:style-name="ce1">
            <text:p>5</text:p>
          </table:table-cell>
          <table:table-cell office:value-type="float" office:value="1.0937003899977058" table:formula="of:=[.F51]/[.D51]" table:style-name="ce1">
            <text:p>1.09370039</text:p>
          </table:table-cell>
          <table:table-cell office:value-type="float" office:value="0.87841615049323241" table:formula="of:=[.H51]/[.D51]" table:style-name="ce1">
            <text:p>0.87841615</text:p>
          </table:table-cell>
          <table:table-cell office:value-type="float" office:value="0.70561046111493464" table:formula="of:=[.J51]/[.D51]" table:style-name="ce1">
            <text:p>0.705610461</text:p>
          </table:table-cell>
          <table:table-cell office:value-type="float" office:value="0.80315976708673842" table:formula="of:=[.H51]/[.F51]" table:style-name="ce1">
            <text:p>0.803159767</text:p>
          </table:table-cell>
          <table:table-cell office:value-type="float" office:value="0.64515882737905461" table:formula="of:=[.J51]/[.F51]" table:style-name="ce1">
            <text:p>0.645158827</text:p>
          </table:table-cell>
          <table:table-cell office:value-type="float" office:value="0.80327582856796631" table:formula="of:=[.J51]/[.H51]" table:style-name="ce1">
            <text:p>0.803275829</text:p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  <table:table table:name="Feuille5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4">
            <text:p>252Cf</text:p>
          </table:table-cell>
          <table:table-cell office:value-type="string" table:style-name="ce3">
            <text:p>Vrai</text:p>
          </table:table-cell>
          <table:table-cell office:value-type="string" table:style-name="ce3">
            <text:p>Maxw la plus proche</text:p>
          </table:table-cell>
          <table:table-cell office:value-type="string" table:style-name="ce3">
            <text:p>Energie Maxw</text:p>
          </table:table-cell>
          <table:table-cell office:value-type="string" table:style-name="ce3">
            <text:p>Moyenne energie</text:p>
          </table:table-cell>
          <table:table-cell office:value-type="string" table:style-name="ce3">
            <text:p>Maxw cible</text:p>
          </table:table-cell>
          <table:table-cell office:value-type="string" table:style-name="ce3">
            <text:p>Energie Maxw cible</text:p>
          </table:table-cell>
          <table:table-cell office:value-type="string" table:style-name="ce3">
            <text:p>Ecart</text:p>
          </table:table-cell>
          <table:table-cell office:value-type="string" table:style-name="ce3">
            <text:p>Somme</text:p>
          </table:table-cell>
          <table:table-cell office:value-type="string" table:style-name="ce3">
            <text:p>Ecart type</text:p>
          </table:table-cell>
          <table:table-cell office:value-type="string" table:style-name="ce3">
            <text:p>Distance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 / 1</text:p>
          </table:table-cell>
          <table:table-cell office:value-type="float" office:value="1" table:style-name="ce1">
            <text:p>1</text:p>
          </table:table-cell>
          <table:table-cell office:value-type="float" office:value="1.0004483164712801" table:style-name="ce1">
            <text:p>1.000448316</text:p>
          </table:table-cell>
          <table:table-cell office:value-type="float" office:value="2.1" table:style-name="ce1">
            <text:p>2.1</text:p>
          </table:table-cell>
          <table:table-cell office:value-type="float" office:value="2.1999999999999997" table:formula="of:=([.D2]+[.D3]+[.D4]+[.D5]+[.D6]+[.D7])/6" table:style-name="ce1">
            <text:p>2.2</text:p>
          </table:table-cell>
          <table:table-cell office:value-type="float" office:value="1.0018001618123" table:style-name="ce1">
            <text:p>1.00180016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.8001618123000274E-3" table:formula="of:=[.B2]-[.F2]" table:style-name="ce1">
            <text:p>-0.001800162</text:p>
          </table:table-cell>
          <table:table-cell office:value-type="float" office:value="2.0851343019941848E-2" table:formula="of:=[.H2]+[.H3]+[.H4]+[.H5]+[.H6]+[.H7]" table:style-name="ce1">
            <text:p>0.020851343</text:p>
          </table:table-cell>
          <table:table-cell office:value-type="float" office:value="3.2405825504633189E-6" table:formula="of:=(([.B2]-[.F2])*([.B2]-[.F2]))" table:style-name="ce1">
            <text:p>3.24058E-06</text:p>
          </table:table-cell>
          <table:table-cell office:value-type="float" office:value="5.1573519686638876E-2" table:formula="of:=SQRT([.J2]+[.J3]+[.J4]+[.J5]+[.J6]+[.J7])" table:style-name="ce1">
            <text:p>0.0515735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 / 1</text:p>
          </table:table-cell>
          <table:table-cell office:value-type="float" office:value="0.74" table:style-name="ce1">
            <text:p>0.74</text:p>
          </table:table-cell>
          <table:table-cell office:value-type="float" office:value="0.73946796920657099" table:style-name="ce1">
            <text:p>0.739467969</text:p>
          </table:table-cell>
          <table:table-cell office:value-type="float" office:value="2.5" table:style-name="ce1">
            <text:p>2.5</text:p>
          </table:table-cell>
          <table:table-cell table:style-name="ce1"/>
          <table:table-cell office:value-type="float" office:value="0.70024271844660202" table:style-name="ce1">
            <text:p>0.700242718</text:p>
          </table:table-cell>
          <table:table-cell table:style-name="ce1"/>
          <table:table-cell office:value-type="float" office:value="3.9757281553397972E-2" table:formula="of:=[.B3]-[.F3]" table:style-name="ce1">
            <text:p>0.039757282</text:p>
          </table:table-cell>
          <table:table-cell table:style-name="ce1"/>
          <table:table-cell office:value-type="float" office:value="1.5806414365161585E-3" table:formula="of:=(([.B3]-[.F3])*([.B3]-[.F3]))" table:style-name="ce1">
            <text:p>0.00158064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1</text:p>
          </table:table-cell>
          <table:table-cell office:value-type="float" office:value="0.47" table:style-name="ce1">
            <text:p>0.47</text:p>
          </table:table-cell>
          <table:table-cell office:value-type="float" office:value="0.46297328497168699" table:style-name="ce1">
            <text:p>0.462973285</text:p>
          </table:table-cell>
          <table:table-cell office:value-type="float" office:value="2.2999999999999998" table:style-name="ce1">
            <text:p>2.3</text:p>
          </table:table-cell>
          <table:table-cell table:style-name="ce1"/>
          <table:table-cell office:value-type="float" office:value="0.46059331175835999" table:style-name="ce1">
            <text:p>0.460593312</text:p>
          </table:table-cell>
          <table:table-cell table:style-name="ce1"/>
          <table:table-cell office:value-type="float" office:value="9.4066882416399822E-3" table:formula="of:=[.B4]-[.F4]" table:style-name="ce1">
            <text:p>0.009406688</text:p>
          </table:table-cell>
          <table:table-cell table:style-name="ce1"/>
          <table:table-cell office:value-type="float" office:value="8.8485783675407896E-5" table:formula="of:=(([.B4]-[.F4])*([.B4]-[.F4]))" table:style-name="ce1">
            <text:p>8.84858E-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3 / 2</text:p>
          </table:table-cell>
          <table:table-cell office:value-type="float" office:value="0.71" table:style-name="ce1">
            <text:p>0.71</text:p>
          </table:table-cell>
          <table:table-cell office:value-type="float" office:value="0.710036994443906" table:style-name="ce1">
            <text:p>0.710036994</text:p>
          </table:table-cell>
          <table:table-cell office:value-type="float" office:value="2.5" table:style-name="ce1">
            <text:p>2.5</text:p>
          </table:table-cell>
          <table:table-cell table:style-name="ce1"/>
          <table:table-cell office:value-type="float" office:value="0.69898443336227301" table:style-name="ce1">
            <text:p>0.698984433</text:p>
          </table:table-cell>
          <table:table-cell table:style-name="ce1"/>
          <table:table-cell office:value-type="float" office:value="1.1015566637726959E-2" table:formula="of:=[.B5]-[.F5]" table:style-name="ce1">
            <text:p>0.011015567</text:p>
          </table:table-cell>
          <table:table-cell table:style-name="ce1"/>
          <table:table-cell office:value-type="float" office:value="1.2134270835020322E-4" table:formula="of:=(([.B5]-[.F5])*([.B5]-[.F5]))" table:style-name="ce1">
            <text:p>0.00012134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2</text:p>
          </table:table-cell>
          <table:table-cell office:value-type="float" office:value="0.45" table:style-name="ce1">
            <text:p>0.45</text:p>
          </table:table-cell>
          <table:table-cell office:value-type="float" office:value="0.44454617993217599" table:style-name="ce1">
            <text:p>0.444546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45976565917610601" table:style-name="ce1">
            <text:p>0.459765659</text:p>
          </table:table-cell>
          <table:table-cell table:style-name="ce1"/>
          <table:table-cell office:value-type="float" office:value="-9.7656591761060008E-3" table:formula="of:=[.B6]-[.F6]" table:style-name="ce1">
            <text:p>-0.009765659</text:p>
          </table:table-cell>
          <table:table-cell table:style-name="ce1"/>
          <table:table-cell office:value-type="float" office:value="9.5368099143863338E-5" table:formula="of:=(([.B6]-[.F6])*([.B6]-[.F6]))" table:style-name="ce1">
            <text:p>9.53681E-0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3</text:p>
          </table:table-cell>
          <table:table-cell office:value-type="float" office:value="0.63" table:style-name="ce1">
            <text:p>0.63</text:p>
          </table:table-cell>
          <table:table-cell office:value-type="float" office:value="0.62905222474145905" table:style-name="ce1">
            <text:p>0.629052225</text:p>
          </table:table-cell>
          <table:table-cell office:value-type="float" office:value="1.8" table:style-name="ce1">
            <text:p>1.8</text:p>
          </table:table-cell>
          <table:table-cell table:style-name="ce1"/>
          <table:table-cell office:value-type="float" office:value="0.65776237242441704" table:style-name="ce1">
            <text:p>0.657762372</text:p>
          </table:table-cell>
          <table:table-cell table:style-name="ce1"/>
          <table:table-cell office:value-type="float" office:value="-2.7762372424417037E-2" table:formula="of:=[.B7]-[.F7]" table:style-name="ce1">
            <text:p>-0.027762372</text:p>
          </table:table-cell>
          <table:table-cell table:style-name="ce1"/>
          <table:table-cell office:value-type="float" office:value="7.7074932263203149E-4" table:formula="of:=(([.B7]-[.F7])*([.B7]-[.F7]))" table:style-name="ce1">
            <text:p>0.000770749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Watt spectrum</text:p>
          </table:table-cell>
          <table:table-cell table:number-columns-repeated="16383" table:style-name="ce1"/>
        </table:table-row>
        <table:table-row table:style-name="ro1">
          <table:table-cell office:value-type="float" office:value="0.14416300000000001" table:style-name="ce1">
            <text:p>0.144163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.0241948350131447" table:formula="of:=[.A12]/[.A11]" table:style-name="ce1">
            <text:p>1.024194835</text:p>
          </table:table-cell>
          <table:table-cell table:style-name="ce1"/>
          <table:table-cell office:value-type="float" office:value="-2.4194835013144678E-2" table:formula="of:=[.B2]-[.F11]" table:style-name="ce1">
            <text:p>-0.024194835</text:p>
          </table:table-cell>
          <table:table-cell office:value-type="float" office:value="-7.7711302666091109E-2" table:formula="of:=[.H11]+[.H12]+[.H13]+[.H14]+[.H15]+[.H16]" table:style-name="ce1">
            <text:p>-0.077711303</text:p>
          </table:table-cell>
          <table:table-cell office:value-type="float" office:value="5.8539004131329163E-4" table:formula="of:=(([.B2]-[.F11])*([.B2]-[.F11]))" table:style-name="ce1">
            <text:p>0.00058539</text:p>
          </table:table-cell>
          <table:table-cell office:value-type="float" office:value="7.428027308361787E-2" table:formula="of:=SQRT([.J11]+[.J12]+[.J13]+[.J14]+[.J15]+[.J16])" table:style-name="ce1">
            <text:p>0.074280273</text:p>
          </table:table-cell>
          <table:table-cell table:number-columns-repeated="16373"/>
        </table:table-row>
        <table:table-row table:style-name="ro1">
          <table:table-cell office:value-type="float" office:value="0.147651" table:style-name="ce1">
            <text:p>0.147651</text:p>
          </table:table-cell>
          <table:table-cell office:value-type="float" office:value="0.74" table:style-name="ce1">
            <text:p>0.74</text:p>
          </table:table-cell>
          <table:table-cell table:number-columns-repeated="3" table:style-name="ce1"/>
          <table:table-cell office:value-type="float" office:value="0.71167359169828581" table:formula="of:=[.A13]/[.A11]" table:style-name="ce1">
            <text:p>0.711673592</text:p>
          </table:table-cell>
          <table:table-cell table:style-name="ce1"/>
          <table:table-cell office:value-type="float" office:value="2.8326408301714179E-2" table:formula="of:=[.B3]-[.F12]" table:style-name="ce1">
            <text:p>0.028326408</text:p>
          </table:table-cell>
          <table:table-cell table:style-name="ce1"/>
          <table:table-cell office:value-type="float" office:value="8.0238540727542191E-4" table:formula="of:=(([.B3]-[.F12])*([.B3]-[.F12]))" table:style-name="ce1">
            <text:p>0.000802385</text:p>
          </table:table-cell>
          <table:table-cell table:number-columns-repeated="16374" table:style-name="ce1"/>
        </table:table-row>
        <table:table-row table:style-name="ro1">
          <table:table-cell office:value-type="float" office:value="0.10259699999999999" table:style-name="ce1">
            <text:p>0.102597</text:p>
          </table:table-cell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0.48705423721759394" table:formula="of:=[.A14]/[.A11]" table:style-name="ce1">
            <text:p>0.487054237</text:p>
          </table:table-cell>
          <table:table-cell table:style-name="ce1"/>
          <table:table-cell office:value-type="float" office:value="-1.705423721759397E-2" table:formula="of:=[.B4]-[.F13]" table:style-name="ce1">
            <text:p>-0.017054237</text:p>
          </table:table-cell>
          <table:table-cell table:style-name="ce1"/>
          <table:table-cell office:value-type="float" office:value="2.9084700707396734E-4" table:formula="of:=(([.B4]-[.F13])*([.B4]-[.F13]))" table:style-name="ce1">
            <text:p>0.000290847</text:p>
          </table:table-cell>
          <table:table-cell table:number-columns-repeated="16374" table:style-name="ce1"/>
        </table:table-row>
        <table:table-row table:style-name="ro1">
          <table:table-cell office:value-type="float" office:value="7.0215200000000005E-2" table:style-name="ce1">
            <text:p>0.0702152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69486153158461506" table:formula="of:=[.A13]/[.A12]" table:style-name="ce1">
            <text:p>0.694861532</text:p>
          </table:table-cell>
          <table:table-cell table:style-name="ce1"/>
          <table:table-cell office:value-type="float" office:value="1.5138468415384909E-2" table:formula="of:=[.B5]-[.F14]" table:style-name="ce1">
            <text:p>0.015138468</text:p>
          </table:table-cell>
          <table:table-cell table:style-name="ce1"/>
          <table:table-cell office:value-type="float" office:value="2.2917322596360649E-4" table:formula="of:=(([.B5]-[.F14])*([.B5]-[.F14]))" table:style-name="ce1">
            <text:p>0.00022917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0.47554842161583738" table:formula="of:=[.A14]/[.A12]" table:style-name="ce1">
            <text:p>0.475548422</text:p>
          </table:table-cell>
          <table:table-cell table:style-name="ce1"/>
          <table:table-cell office:value-type="float" office:value="-2.5548421615837369E-2" table:formula="of:=[.B6]-[.F15]" table:style-name="ce1">
            <text:p>-0.025548422</text:p>
          </table:table-cell>
          <table:table-cell table:style-name="ce1"/>
          <table:table-cell office:value-type="float" office:value="6.5272184706058616E-4" table:formula="of:=(([.B6]-[.F15])*([.B6]-[.F15]))" table:style-name="ce1">
            <text:p>0.0006527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0.68437868553661418" table:formula="of:=[.A14]/[.A13]" table:style-name="ce1">
            <text:p>0.684378686</text:p>
          </table:table-cell>
          <table:table-cell table:style-name="ce1"/>
          <table:table-cell office:value-type="float" office:value="-5.437868553661418E-2" table:formula="of:=[.B7]-[.F16]" table:style-name="ce1">
            <text:p>-0.054378686</text:p>
          </table:table-cell>
          <table:table-cell table:style-name="ce1"/>
          <table:table-cell office:value-type="float" office:value="2.957041440689972E-3" table:formula="of:=(([.B7]-[.F16])*([.B7]-[.F16]))" table:style-name="ce1">
            <text:p>0.002957041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 table:style-name="ce1"/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style-name="ce1">
            <text:p>Mon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.4" table:style-name="ce1">
            <text:p>1.4</text:p>
          </table:table-cell>
          <table:table-cell office:value-type="float" office:value="1.034594199" table:style-name="ce1">
            <text:p>1.034594199</text:p>
          </table:table-cell>
          <table:table-cell table:style-name="ce1"/>
          <table:table-cell office:value-type="float" office:value="-3.4594199000000048E-2" table:formula="of:=[.B22]-[.F22]" table:style-name="ce1">
            <text:p>-0.034594199</text:p>
          </table:table-cell>
          <table:table-cell office:value-type="float" office:value="-2.5529032000000118E-2" table:formula="of:=[.H22]+[.H23]+[.H24]+[.H25]+[.H26]+[.H27]" table:style-name="ce1">
            <text:p>-0.025529032</text:p>
          </table:table-cell>
          <table:table-cell office:value-type="float" office:value="1.1967586044516042E-3" table:formula="of:=(([.B2]-[.F22])*([.B2]-[.F22]))" table:style-name="ce1">
            <text:p>0.001196759</text:p>
          </table:table-cell>
          <table:table-cell office:value-type="float" office:value="3.5361127862881959E-2" table:formula="of:=SQRT([.J22]+[.J23]+[.J24]+[.J25]+[.J26]+[.J27])" table:style-name="ce1">
            <text:p>0.035361128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0.74" table:style-name="ce1">
            <text:p>0.74</text:p>
          </table:table-cell>
          <table:table-cell table:number-columns-repeated="3" table:style-name="ce1"/>
          <table:table-cell office:value-type="float" office:value="0.73642203900000003" table:style-name="ce1">
            <text:p>0.736422039</text:p>
          </table:table-cell>
          <table:table-cell table:style-name="ce1"/>
          <table:table-cell office:value-type="float" office:value="3.5779609999999629E-3" table:formula="of:=[.B23]-[.F23]" table:style-name="ce1">
            <text:p>0.003577961</text:p>
          </table:table-cell>
          <table:table-cell table:style-name="ce1"/>
          <table:table-cell office:value-type="float" office:value="1.2801804917520735E-5" table:formula="of:=(([.B3]-[.F23])*([.B3]-[.F23]))" table:style-name="ce1">
            <text:p>1.28018E-0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47" table:style-name="ce1">
            <text:p>0.47</text:p>
          </table:table-cell>
          <table:table-cell table:number-columns-repeated="3" table:style-name="ce1"/>
          <table:table-cell office:value-type="float" office:value="0.46404702399999997" table:style-name="ce1">
            <text:p>0.464047024</text:p>
          </table:table-cell>
          <table:table-cell table:style-name="ce1"/>
          <table:table-cell office:value-type="float" office:value="5.9529759999999987E-3" table:formula="of:=[.B24]-[.F24]" table:style-name="ce1">
            <text:p>0.005952976</text:p>
          </table:table-cell>
          <table:table-cell table:style-name="ce1"/>
          <table:table-cell office:value-type="float" office:value="3.5437923256575988E-5" table:formula="of:=(([.B4]-[.F24])*([.B4]-[.F24]))" table:style-name="ce1">
            <text:p>3.54379E-0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1179795899999998" table:style-name="ce1">
            <text:p>0.711797959</text:p>
          </table:table-cell>
          <table:table-cell table:style-name="ce1"/>
          <table:table-cell office:value-type="float" office:value="-1.7979590000000156E-3" table:formula="of:=[.B25]-[.F25]" table:style-name="ce1">
            <text:p>-0.001797959</text:p>
          </table:table-cell>
          <table:table-cell table:style-name="ce1"/>
          <table:table-cell office:value-type="float" office:value="3.2326565656810563E-6" table:formula="of:=(([.B5]-[.F25])*([.B5]-[.F25]))" table:style-name="ce1">
            <text:p>3.23266E-0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45" table:style-name="ce1">
            <text:p>0.45</text:p>
          </table:table-cell>
          <table:table-cell table:number-columns-repeated="3" table:style-name="ce1"/>
          <table:table-cell office:value-type="float" office:value="0.44853047200000001" table:style-name="ce1">
            <text:p>0.448530472</text:p>
          </table:table-cell>
          <table:table-cell table:style-name="ce1"/>
          <table:table-cell office:value-type="float" office:value="1.4695279999999977E-3" table:formula="of:=[.B26]-[.F26]" table:style-name="ce1">
            <text:p>0.001469528</text:p>
          </table:table-cell>
          <table:table-cell table:style-name="ce1"/>
          <table:table-cell office:value-type="float" office:value="2.1595125427839932E-6" table:formula="of:=(([.B6]-[.F26])*([.B6]-[.F26]))" table:style-name="ce1">
            <text:p>2.15951E-0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63" table:style-name="ce1">
            <text:p>0.63</text:p>
          </table:table-cell>
          <table:table-cell table:number-columns-repeated="3" table:style-name="ce1"/>
          <table:table-cell office:value-type="float" office:value="0.63013733900000002" table:style-name="ce1">
            <text:p>0.630137339</text:p>
          </table:table-cell>
          <table:table-cell table:style-name="ce1"/>
          <table:table-cell office:value-type="float" office:value="-1.3733900000001409E-4" table:formula="of:=[.B27]-[.F27]" table:style-name="ce1">
            <text:p>-0.000137339</text:p>
          </table:table-cell>
          <table:table-cell table:style-name="ce1"/>
          <table:table-cell office:value-type="float" office:value="1.8862000921003868E-8" table:formula="of:=(([.B7]-[.F27])*([.B7]-[.F27]))" table:style-name="ce1">
            <text:p>1.8862E-08</text:p>
          </table:table-cell>
          <table:table-cell table:number-columns-repeated="16374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Feuille3" table:style-name="ta1">
        <table:table-column table:style-name="co1" table:number-columns-repeated="3" table:default-cell-style-name="ce1"/>
        <table:table-column table:style-name="co4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4">
            <text:p>82Ga</text:p>
          </table:table-cell>
          <table:table-cell office:value-type="string" table:style-name="ce3">
            <text:p>Vrai</text:p>
          </table:table-cell>
          <table:table-cell office:value-type="string" table:style-name="ce3">
            <text:p>Maxw</text:p>
          </table:table-cell>
          <table:table-cell office:value-type="string" table:style-name="ce3">
            <text:p>Energie Maxw</text:p>
          </table:table-cell>
          <table:table-cell office:value-type="string" table:style-name="ce3">
            <text:p>Moyenne energie</text:p>
          </table:table-cell>
          <table:table-cell office:value-type="string" table:style-name="ce3">
            <text:p>Maxw cible</text:p>
          </table:table-cell>
          <table:table-cell office:value-type="string" table:style-name="ce3">
            <text:p>Energie Maxw cible</text:p>
          </table:table-cell>
          <table:table-cell office:value-type="string" table:style-name="ce3">
            <text:p>Ecart</text:p>
          </table:table-cell>
          <table:table-cell office:value-type="string" table:style-name="ce3">
            <text:p>Somme</text:p>
          </table:table-cell>
          <table:table-cell office:value-type="string" table:style-name="ce3">
            <text:p>Ecart type</text:p>
          </table:table-cell>
          <table:table-cell office:value-type="string" table:style-name="ce3">
            <text:p>Distance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 / 1</text:p>
          </table:table-cell>
          <table:table-cell office:value-type="float" office:value="0.71" table:style-name="ce1">
            <text:p>0.71</text:p>
          </table:table-cell>
          <table:table-cell office:value-type="float" office:value="0.71704539983630999" table:style-name="ce1">
            <text:p>0.7170454</text:p>
          </table:table-cell>
          <table:table-cell office:value-type="float" office:value="0.3" table:style-name="ce1">
            <text:p>0.3</text:p>
          </table:table-cell>
          <table:table-cell office:value-type="float" office:value="0.48333333333333339" table:formula="of:=([.D2]+[.D3]+[.D4]+[.D5]+[.D6]+[.D7])/6" table:style-name="ce1">
            <text:p>0.483333333</text:p>
          </table:table-cell>
          <table:table-cell office:value-type="float" office:value="0.78073380762864097" table:style-name="ce1">
            <text:p>0.780733808</text:p>
          </table:table-cell>
          <table:table-cell office:value-type="float" office:value="0.5" table:style-name="ce1">
            <text:p>0.5</text:p>
          </table:table-cell>
          <table:table-cell office:value-type="float" office:value="-7.073380762864101E-2" table:formula="of:=[.B2]-[.F2]" table:style-name="ce1">
            <text:p>-0.070733808</text:p>
          </table:table-cell>
          <table:table-cell office:value-type="float" office:value="-6.2712931783594966E-2" table:formula="of:=[.H2]+[.H3]+[.H4]+[.H5]+[.H6]+[.H7]" table:style-name="ce1">
            <text:p>-0.062712932</text:p>
          </table:table-cell>
          <table:table-cell office:value-type="float" office:value="5.0032715416455931E-3" table:formula="of:=(([.B2]-[.F2])*([.B2]-[.F2]))" table:style-name="ce1">
            <text:p>0.005003272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 / 1</text:p>
          </table:table-cell>
          <table:table-cell office:value-type="float" office:value="0.34" table:style-name="ce1">
            <text:p>0.34</text:p>
          </table:table-cell>
          <table:table-cell office:value-type="float" office:value="0.32181326528974702" table:style-name="ce1">
            <text:p>0.321813265</text:p>
          </table:table-cell>
          <table:table-cell office:value-type="float" office:value="0.3" table:style-name="ce1">
            <text:p>0.3</text:p>
          </table:table-cell>
          <table:table-cell table:style-name="ce1"/>
          <table:table-cell office:value-type="float" office:value="0.396726305779594" table:style-name="ce1">
            <text:p>0.396726306</text:p>
          </table:table-cell>
          <table:table-cell table:style-name="ce1"/>
          <table:table-cell office:value-type="float" office:value="-5.6726305779593977E-2" table:formula="of:=[.B3]-[.F3]" table:style-name="ce1">
            <text:p>-0.056726306</text:p>
          </table:table-cell>
          <table:table-cell table:style-name="ce1"/>
          <table:table-cell office:value-type="float" office:value="3.2178737673999973E-3" table:formula="of:=(([.B3]-[.F3])*([.B3]-[.F3]))" table:style-name="ce1">
            <text:p>0.00321787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1</text:p>
          </table:table-cell>
          <table:table-cell office:value-type="float" office:value="0.17" table:style-name="ce1">
            <text:p>0.17</text:p>
          </table:table-cell>
          <table:table-cell office:value-type="float" office:value="0.17017838903955201" table:style-name="ce1">
            <text:p>0.170178389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0.17017838903955201" table:style-name="ce1">
            <text:p>0.170178389</text:p>
          </table:table-cell>
          <table:table-cell table:style-name="ce1"/>
          <table:table-cell office:value-type="float" office:value="-1.7838903955200158E-4" table:formula="of:=[.B4]-[.F4]" table:style-name="ce1">
            <text:p>-0.000178389</text:p>
          </table:table-cell>
          <table:table-cell table:style-name="ce1"/>
          <table:table-cell office:value-type="float" office:value="3.1822649432285584E-8" table:formula="of:=(([.B4]-[.F4])*([.B4]-[.F4]))" table:style-name="ce1">
            <text:p>3.18226E-08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3 / 2</text:p>
          </table:table-cell>
          <table:table-cell office:value-type="float" office:value="0.48" table:style-name="ce1">
            <text:p>0.48</text:p>
          </table:table-cell>
          <table:table-cell office:value-type="float" office:value="0.47293568854597301" table:style-name="ce1">
            <text:p>0.472935689</text:p>
          </table:table-cell>
          <table:table-cell office:value-type="float" office:value="0.4" table:style-name="ce1">
            <text:p>0.4</text:p>
          </table:table-cell>
          <table:table-cell table:style-name="ce1"/>
          <table:table-cell office:value-type="float" office:value="0.50814541640586697" table:style-name="ce1">
            <text:p>0.508145416</text:p>
          </table:table-cell>
          <table:table-cell table:style-name="ce1"/>
          <table:table-cell office:value-type="float" office:value="-2.8145416405866985E-2" table:formula="of:=[.B5]-[.F5]" table:style-name="ce1">
            <text:p>-0.028145416</text:p>
          </table:table-cell>
          <table:table-cell table:style-name="ce1"/>
          <table:table-cell office:value-type="float" office:value="7.9216446465964641E-4" table:formula="of:=(([.B5]-[.F5])*([.B5]-[.F5]))" table:style-name="ce1">
            <text:p>0.00079216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2</text:p>
          </table:table-cell>
          <table:table-cell office:value-type="float" office:value="0.24" table:style-name="ce1">
            <text:p>0.24</text:p>
          </table:table-cell>
          <table:table-cell office:value-type="float" office:value="0.237970301797642" table:style-name="ce1">
            <text:p>0.237970302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0.217972358026153" table:style-name="ce1">
            <text:p>0.217972358</text:p>
          </table:table-cell>
          <table:table-cell table:style-name="ce1"/>
          <table:table-cell office:value-type="float" office:value="2.202764197384699E-2" table:formula="of:=[.B6]-[.F6]" table:style-name="ce1">
            <text:p>0.022027642</text:p>
          </table:table-cell>
          <table:table-cell table:style-name="ce1"/>
          <table:table-cell office:value-type="float" office:value="4.852170109279857E-4" table:formula="of:=(([.B6]-[.F6])*([.B6]-[.F6]))" table:style-name="ce1">
            <text:p>0.00048521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3</text:p>
          </table:table-cell>
          <table:table-cell office:value-type="float" office:value="0.5" table:style-name="ce1">
            <text:p>0.5</text:p>
          </table:table-cell>
          <table:table-cell office:value-type="float" office:value="0.49434309920352099" table:style-name="ce1">
            <text:p>0.494343099</text:p>
          </table:table-cell>
          <table:table-cell office:value-type="float" office:value="0.8" table:style-name="ce1">
            <text:p>0.8</text:p>
          </table:table-cell>
          <table:table-cell table:style-name="ce1"/>
          <table:table-cell office:value-type="float" office:value="0.42895665490378798" table:style-name="ce1">
            <text:p>0.428956655</text:p>
          </table:table-cell>
          <table:table-cell table:style-name="ce1"/>
          <table:table-cell office:value-type="float" office:value="7.1043345096212018E-2" table:formula="of:=[.B7]-[.F7]" table:style-name="ce1">
            <text:p>0.071043345</text:p>
          </table:table-cell>
          <table:table-cell table:style-name="ce1"/>
          <table:table-cell office:value-type="float" office:value="5.0471568824594724E-3" table:formula="of:=(([.B7]-[.F7])*([.B7]-[.F7]))" table:style-name="ce1">
            <text:p>0.005047157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0.9Max(0.5MeV)+0.1Gau(0.5,0.05)</text:p>
          </table:table-cell>
          <table:table-cell table:number-columns-repeated="16383" table:style-name="ce1"/>
        </table:table-row>
        <table:table-row table:style-name="ro1">
          <table:table-cell office:value-type="float" office:value="0.22859399999999999" table:style-name="ce1">
            <text:p>0.228594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7566777780694163" table:formula="of:=[.A12]/[.A11]" table:style-name="ce1">
            <text:p>0.775667778</text:p>
          </table:table-cell>
          <table:table-cell table:style-name="ce1"/>
          <table:table-cell office:value-type="float" office:value="-6.5667777806941663E-2" table:formula="of:=[.B2]-[.F11]" table:style-name="ce1">
            <text:p>-0.065667778</text:p>
          </table:table-cell>
          <table:table-cell office:value-type="float" office:value="-6.6585235730773434E-2" table:formula="of:=[.H11]+[.H12]+[.H13]+[.H14]+[.H15]+[.H16]" table:style-name="ce1">
            <text:p>-0.066585236</text:p>
          </table:table-cell>
          <table:table-cell office:value-type="float" office:value="4.3122570421018601E-3" table:formula="of:=(([.B2]-[.F11])*([.B2]-[.F11]))" table:style-name="ce1">
            <text:p>0.004312257</text:p>
          </table:table-cell>
          <table:table-cell office:value-type="float" office:value="0.11555667324602213" table:formula="of:=SQRT([.J11]+[.J12]+[.J13]+[.J14]+[.J15]+[.J16])" table:style-name="ce1">
            <text:p>0.115556673</text:p>
          </table:table-cell>
          <table:table-cell table:number-columns-repeated="16373"/>
        </table:table-row>
        <table:table-row table:style-name="ro1">
          <table:table-cell office:value-type="float" office:value="0.177313" table:style-name="ce1">
            <text:p>0.177313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0.39607338775295942" table:formula="of:=[.A13]/[.A11]" table:style-name="ce1">
            <text:p>0.396073388</text:p>
          </table:table-cell>
          <table:table-cell table:style-name="ce1"/>
          <table:table-cell office:value-type="float" office:value="-5.6073387752959392E-2" table:formula="of:=[.B3]-[.F12]" table:style-name="ce1">
            <text:p>-0.056073388</text:p>
          </table:table-cell>
          <table:table-cell table:style-name="ce1"/>
          <table:table-cell office:value-type="float" office:value="3.1442248140937362E-3" table:formula="of:=(([.B3]-[.F12])*([.B3]-[.F12]))" table:style-name="ce1">
            <text:p>0.003144225</text:p>
          </table:table-cell>
          <table:table-cell table:number-columns-repeated="16374" table:style-name="ce1"/>
        </table:table-row>
        <table:table-row table:style-name="ro1">
          <table:table-cell office:value-type="float" office:value="9.0539999999999995E-2" table:style-name="ce1">
            <text:p>0.09054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0.17121359265772504" table:formula="of:=[.A14]/[.A11]" table:style-name="ce1">
            <text:p>0.171213593</text:p>
          </table:table-cell>
          <table:table-cell table:style-name="ce1"/>
          <table:table-cell office:value-type="float" office:value="-1.2135926577250267E-3" table:formula="of:=[.B4]-[.F13]" table:style-name="ce1">
            <text:p>-0.001213593</text:p>
          </table:table-cell>
          <table:table-cell table:style-name="ce1"/>
          <table:table-cell office:value-type="float" office:value="1.4728071388840938E-6" table:formula="of:=(([.B4]-[.F13])*([.B4]-[.F13]))" table:style-name="ce1">
            <text:p>1.47281E-06</text:p>
          </table:table-cell>
          <table:table-cell table:number-columns-repeated="16374" table:style-name="ce1"/>
        </table:table-row>
        <table:table-row table:style-name="ro1">
          <table:table-cell office:value-type="float" office:value="3.9138399999999997E-2" table:style-name="ce1">
            <text:p>0.0391384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0.51062245859017663" table:formula="of:=[.A13]/[.A12]" table:style-name="ce1">
            <text:p>0.510622459</text:p>
          </table:table-cell>
          <table:table-cell table:style-name="ce1"/>
          <table:table-cell office:value-type="float" office:value="-3.0622458590176649E-2" table:formula="of:=[.B5]-[.F14]" table:style-name="ce1">
            <text:p>-0.030622459</text:p>
          </table:table-cell>
          <table:table-cell table:style-name="ce1"/>
          <table:table-cell office:value-type="float" office:value="9.377349701070836E-4" table:formula="of:=(([.B5]-[.F14])*([.B5]-[.F14]))" table:style-name="ce1">
            <text:p>0.00093773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0.22073057249045472" table:formula="of:=[.A14]/[.A12]" table:style-name="ce1">
            <text:p>0.220730572</text:p>
          </table:table-cell>
          <table:table-cell table:style-name="ce1"/>
          <table:table-cell office:value-type="float" office:value="1.9269427509545273E-2" table:formula="of:=[.B6]-[.F15]" table:style-name="ce1">
            <text:p>0.019269428</text:p>
          </table:table-cell>
          <table:table-cell table:style-name="ce1"/>
          <table:table-cell office:value-type="float" office:value="3.7131083654562012E-4" table:formula="of:=(([.B6]-[.F15])*([.B6]-[.F15]))" table:style-name="ce1">
            <text:p>0.00037131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0.43227744643251598" table:formula="of:=[.A14]/[.A13]" table:style-name="ce1">
            <text:p>0.432277446</text:p>
          </table:table-cell>
          <table:table-cell table:style-name="ce1"/>
          <table:table-cell office:value-type="float" office:value="6.7722553567484023E-2" table:formula="of:=[.B7]-[.F16]" table:style-name="ce1">
            <text:p>0.067722554</text:p>
          </table:table-cell>
          <table:table-cell table:style-name="ce1"/>
          <table:table-cell office:value-type="float" office:value="4.5863442617007427E-3" table:formula="of:=(([.B7]-[.F16])*([.B7]-[.F16]))" table:style-name="ce1">
            <text:p>0.004586344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Max(0.4833MeV)</text:p>
          </table:table-cell>
          <table:table-cell table:number-columns-repeated="16383" table:style-name="ce1"/>
        </table:table-row>
        <table:table-row table:style-name="ro1">
          <table:table-cell office:value-type="float" office:value="0.22733700000000001" table:style-name="ce1">
            <text:p>0.227337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8184369460316627" table:formula="of:=[.A21]/[.A20]" table:style-name="ce1">
            <text:p>0.781843695</text:p>
          </table:table-cell>
          <table:table-cell table:style-name="ce1"/>
          <table:table-cell office:value-type="float" office:value="-7.1843694603166308E-2" table:formula="of:=[.B2]-[.F20]" table:style-name="ce1">
            <text:p>-0.071843695</text:p>
          </table:table-cell>
          <table:table-cell office:value-type="float" office:value="-3.4558312386723605E-2" table:formula="of:=[.H20]+[.H21]+[.H22]+[.H23]+[.H24]+[.H25]" table:style-name="ce1">
            <text:p>-0.034558312</text:p>
          </table:table-cell>
          <table:table-cell office:value-type="float" office:value="5.1615164542330276E-3" table:formula="of:=(([.B2]-[.F20])*([.B2]-[.F20]))" table:style-name="ce1">
            <text:p>0.005161516</text:p>
          </table:table-cell>
          <table:table-cell office:value-type="float" office:value="0.1233718681393506" table:formula="of:=SQRT([.J20]+[.J21]+[.J22]+[.J23]+[.J24]+[.J25])" table:style-name="ce1">
            <text:p>0.123371868</text:p>
          </table:table-cell>
          <table:table-cell table:number-columns-repeated="16373"/>
        </table:table-row>
        <table:table-row table:style-name="ro1">
          <table:table-cell office:value-type="float" office:value="0.17774200000000001" table:style-name="ce1">
            <text:p>0.177742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0.39204089083607152" table:formula="of:=[.A22]/[.A20]" table:style-name="ce1">
            <text:p>0.392040891</text:p>
          </table:table-cell>
          <table:table-cell table:style-name="ce1"/>
          <table:table-cell office:value-type="float" office:value="-5.2040890836071496E-2" table:formula="of:=[.B3]-[.F21]" table:style-name="ce1">
            <text:p>-0.052040891</text:p>
          </table:table-cell>
          <table:table-cell table:style-name="ce1"/>
          <table:table-cell office:value-type="float" office:value="2.7082543190119104E-3" table:formula="of:=(([.B3]-[.F21])*([.B3]-[.F21]))" table:style-name="ce1">
            <text:p>0.002708254</text:p>
          </table:table-cell>
          <table:table-cell table:number-columns-repeated="16374" table:style-name="ce1"/>
        </table:table-row>
        <table:table-row table:style-name="ro1">
          <table:table-cell office:value-type="float" office:value="8.9125399999999994E-2" table:style-name="ce1">
            <text:p>0.0891254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0.16548208166730446" table:formula="of:=[.A23]/[.A20]" table:style-name="ce1">
            <text:p>0.165482082</text:p>
          </table:table-cell>
          <table:table-cell table:style-name="ce1"/>
          <table:table-cell office:value-type="float" office:value="4.5179183326955474E-3" table:formula="of:=[.B4]-[.F22]" table:style-name="ce1">
            <text:p>0.004517918</text:p>
          </table:table-cell>
          <table:table-cell table:style-name="ce1"/>
          <table:table-cell office:value-type="float" office:value="2.0411586060906515E-5" table:formula="of:=(([.B4]-[.F22])*([.B4]-[.F22]))" table:style-name="ce1">
            <text:p>2.04116E-05</text:p>
          </table:table-cell>
          <table:table-cell table:number-columns-repeated="16374" table:style-name="ce1"/>
        </table:table-row>
        <table:table-row table:style-name="ro1">
          <table:table-cell office:value-type="float" office:value="3.7620199999999999E-2" table:style-name="ce1">
            <text:p>0.0376202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0.50143128804671933" table:formula="of:=[.A22]/[.A21]" table:style-name="ce1">
            <text:p>0.501431288</text:p>
          </table:table-cell>
          <table:table-cell table:style-name="ce1"/>
          <table:table-cell office:value-type="float" office:value="-2.1431288046719343E-2" table:formula="of:=[.B5]-[.F23]" table:style-name="ce1">
            <text:p>-0.021431288</text:p>
          </table:table-cell>
          <table:table-cell table:style-name="ce1"/>
          <table:table-cell office:value-type="float" office:value="4.5930010734145538E-4" table:formula="of:=(([.B5]-[.F23])*([.B5]-[.F23]))" table:style-name="ce1">
            <text:p>0.000459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0.21165622081443888" table:formula="of:=[.A23]/[.A21]" table:style-name="ce1">
            <text:p>0.211656221</text:p>
          </table:table-cell>
          <table:table-cell table:style-name="ce1"/>
          <table:table-cell office:value-type="float" office:value="2.8343779185561108E-2" table:formula="of:=[.B6]-[.F24]" table:style-name="ce1">
            <text:p>0.028343779</text:p>
          </table:table-cell>
          <table:table-cell table:style-name="ce1"/>
          <table:table-cell office:value-type="float" office:value="8.0336981851984713E-4" table:formula="of:=(([.B6]-[.F24])*([.B6]-[.F24]))" table:style-name="ce1">
            <text:p>0.00080337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0.42210413641902311" table:formula="of:=[.A23]/[.A22]" table:style-name="ce1">
            <text:p>0.422104136</text:p>
          </table:table-cell>
          <table:table-cell table:style-name="ce1"/>
          <table:table-cell office:value-type="float" office:value="7.7895863580976887E-2" table:formula="of:=[.B7]-[.F25]" table:style-name="ce1">
            <text:p>0.077895864</text:p>
          </table:table-cell>
          <table:table-cell table:style-name="ce1"/>
          <table:table-cell office:value-type="float" office:value="6.0677655630261614E-3" table:formula="of:=(([.B7]-[.F25])*([.B7]-[.F25]))" table:style-name="ce1">
            <text:p>0.006067766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0.85Max(0.4833MeV)+0.1Gau(0.1,0.05)+0.05Gau(1,0.05)</text:p>
          </table:table-cell>
          <table:table-cell table:number-columns-repeated="16383" table:style-name="ce1"/>
        </table:table-row>
        <table:table-row table:style-name="ro1">
          <table:table-cell office:value-type="float" office:value="0.233594" table:style-name="ce1">
            <text:p>0.233594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5398340710805933" table:formula="of:=[.A30]/[.A29]" table:style-name="ce1">
            <text:p>0.753983407</text:p>
          </table:table-cell>
          <table:table-cell table:style-name="ce1"/>
          <table:table-cell office:value-type="float" office:value="-4.3983407108059369E-2" table:formula="of:=[.B2]-[.F29]" table:style-name="ce1">
            <text:p>-0.043983407</text:p>
          </table:table-cell>
          <table:table-cell office:value-type="float" office:value="6.0031513083873389E-2" table:formula="of:=[.H29]+[.H30]+[.H31]+[.H32]+[.H33]+[.H34]" table:style-name="ce1">
            <text:p>0.060031513</text:p>
          </table:table-cell>
          <table:table-cell office:value-type="float" office:value="1.9345401008332875E-3" table:formula="of:=(([.B2]-[.F29])*([.B2]-[.F29]))" table:style-name="ce1">
            <text:p>0.00193454</text:p>
          </table:table-cell>
          <table:table-cell office:value-type="float" office:value="0.13143125956070761" table:formula="of:=SQRT([.J29]+[.J30]+[.J31]+[.J32]+[.J33]+[.J34])" table:style-name="ce1">
            <text:p>0.13143126</text:p>
          </table:table-cell>
          <table:table-cell table:number-columns-repeated="16373"/>
        </table:table-row>
        <table:table-row table:style-name="ro1">
          <table:table-cell office:value-type="float" office:value="0.176126" table:style-name="ce1">
            <text:p>0.176126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0.37955683793248113" table:formula="of:=[.A31]/[.A29]" table:style-name="ce1">
            <text:p>0.379556838</text:p>
          </table:table-cell>
          <table:table-cell table:style-name="ce1"/>
          <table:table-cell office:value-type="float" office:value="-3.9556837932481104E-2" table:formula="of:=[.B3]-[.F30]" table:style-name="ce1">
            <text:p>-0.039556838</text:p>
          </table:table-cell>
          <table:table-cell table:style-name="ce1"/>
          <table:table-cell office:value-type="float" office:value="1.5647434272165759E-3" table:formula="of:=(([.B3]-[.F30])*([.B3]-[.F30]))" table:style-name="ce1">
            <text:p>0.001564743</text:p>
          </table:table-cell>
          <table:table-cell table:number-columns-repeated="16374" table:style-name="ce1"/>
        </table:table-row>
        <table:table-row table:style-name="ro1">
          <table:table-cell office:value-type="float" office:value="8.8662199999999997E-2" table:style-name="ce1">
            <text:p>0.0886622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0.14977525107665438" table:formula="of:=[.A32]/[.A29]" table:style-name="ce1">
            <text:p>0.149775251</text:p>
          </table:table-cell>
          <table:table-cell table:style-name="ce1"/>
          <table:table-cell office:value-type="float" office:value="2.0224748923345637E-2" table:formula="of:=[.B4]-[.F31]" table:style-name="ce1">
            <text:p>0.020224749</text:p>
          </table:table-cell>
          <table:table-cell table:style-name="ce1"/>
          <table:table-cell office:value-type="float" office:value="4.090404690123705E-4" table:formula="of:=(([.B4]-[.F31])*([.B4]-[.F31]))" table:style-name="ce1">
            <text:p>0.00040904</text:p>
          </table:table-cell>
          <table:table-cell table:number-columns-repeated="16374" table:style-name="ce1"/>
        </table:table-row>
        <table:table-row table:style-name="ro1">
          <table:table-cell office:value-type="float" office:value="3.49866E-2" table:style-name="ce1">
            <text:p>0.0349866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0.50340210985317324" table:formula="of:=[.A31]/[.A30]" table:style-name="ce1">
            <text:p>0.50340211</text:p>
          </table:table-cell>
          <table:table-cell table:style-name="ce1"/>
          <table:table-cell office:value-type="float" office:value="-2.3402109853173259E-2" table:formula="of:=[.B5]-[.F32]" table:style-name="ce1">
            <text:p>-0.02340211</text:p>
          </table:table-cell>
          <table:table-cell table:style-name="ce1"/>
          <table:table-cell office:value-type="float" office:value="5.4765874557998894E-4" table:formula="of:=(([.B5]-[.F32])*([.B5]-[.F32]))" table:style-name="ce1">
            <text:p>0.000547659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0.19864528803243131" table:formula="of:=[.A32]/[.A30]" table:style-name="ce1">
            <text:p>0.198645288</text:p>
          </table:table-cell>
          <table:table-cell table:style-name="ce1"/>
          <table:table-cell office:value-type="float" office:value="4.135471196756868E-2" table:formula="of:=[.B6]-[.F33]" table:style-name="ce1">
            <text:p>0.041354712</text:p>
          </table:table-cell>
          <table:table-cell table:style-name="ce1"/>
          <table:table-cell office:value-type="float" office:value="1.7102122019205682E-3" table:formula="of:=(([.B6]-[.F33])*([.B6]-[.F33]))" table:style-name="ce1">
            <text:p>0.00171021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0.3946055929133272" table:formula="of:=[.A32]/[.A31]" table:style-name="ce1">
            <text:p>0.394605593</text:p>
          </table:table-cell>
          <table:table-cell table:style-name="ce1"/>
          <table:table-cell office:value-type="float" office:value="0.1053944070866728" table:formula="of:=[.B7]-[.F34]" table:style-name="ce1">
            <text:p>0.105394407</text:p>
          </table:table-cell>
          <table:table-cell table:style-name="ce1"/>
          <table:table-cell office:value-type="float" office:value="1.1107981045151306E-2" table:formula="of:=(([.B7]-[.F34])*([.B7]-[.F34]))" table:style-name="ce1">
            <text:p>0.011107981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0.7Max(0.4833MeV)+0.3Gau(0.1,0.02)</text:p>
          </table:table-cell>
          <table:table-cell table:number-columns-repeated="16383" table:style-name="ce1"/>
        </table:table-row>
        <table:table-row table:style-name="ro1">
          <table:table-cell office:value-type="float" office:value="0.24302699999999999" table:style-name="ce1">
            <text:p>0.243027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3157303509486604" table:formula="of:=[.A40]/[.A39]" table:style-name="ce1">
            <text:p>0.731573035</text:p>
          </table:table-cell>
          <table:table-cell table:style-name="ce1"/>
          <table:table-cell office:value-type="float" office:value="-2.1573035094866078E-2" table:formula="of:=[.B2]-[.F39]" table:style-name="ce1">
            <text:p>-0.021573035</text:p>
          </table:table-cell>
          <table:table-cell office:value-type="float" office:value="0.19273641999490757" table:formula="of:=[.H39]+[.H40]+[.H41]+[.H42]+[.H43]+[.H44]" table:style-name="ce1">
            <text:p>0.19273642</text:p>
          </table:table-cell>
          <table:table-cell office:value-type="float" office:value="4.6539584320432343E-4" table:formula="of:=(([.B2]-[.F39])*([.B2]-[.F39]))" table:style-name="ce1">
            <text:p>0.000465396</text:p>
          </table:table-cell>
          <table:table-cell office:value-type="float" office:value="0.1233743072333237" table:formula="of:=SQRT([.J39]+[.J40]+[.J41]+[.J42]+[.J43]+[.J44])" table:style-name="ce1">
            <text:p>0.123374307</text:p>
          </table:table-cell>
          <table:table-cell table:number-columns-repeated="16373"/>
        </table:table-row>
        <table:table-row table:style-name="ro1">
          <table:table-cell office:value-type="float" office:value="0.17779200000000001" table:style-name="ce1">
            <text:p>0.177792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0.33663749295345785" table:formula="of:=[.A41]/[.A39]" table:style-name="ce1">
            <text:p>0.336637493</text:p>
          </table:table-cell>
          <table:table-cell table:style-name="ce1"/>
          <table:table-cell office:value-type="float" office:value="3.3625070465421736E-3" table:formula="of:=[.B3]-[.F40]" table:style-name="ce1">
            <text:p>0.003362507</text:p>
          </table:table-cell>
          <table:table-cell table:style-name="ce1"/>
          <table:table-cell office:value-type="float" office:value="1.1306453638045771E-5" table:formula="of:=(([.B3]-[.F40])*([.B3]-[.F40]))" table:style-name="ce1">
            <text:p>1.13065E-05</text:p>
          </table:table-cell>
          <table:table-cell table:number-columns-repeated="16374" table:style-name="ce1"/>
        </table:table-row>
        <table:table-row table:style-name="ro1">
          <table:table-cell office:value-type="float" office:value="8.1811999999999996E-2" table:style-name="ce1">
            <text:p>0.081812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0.13468873828833833" table:formula="of:=[.A42]/[.A39]" table:style-name="ce1">
            <text:p>0.134688738</text:p>
          </table:table-cell>
          <table:table-cell table:style-name="ce1"/>
          <table:table-cell office:value-type="float" office:value="3.5311261711661684E-2" table:formula="of:=[.B4]-[.F41]" table:style-name="ce1">
            <text:p>0.035311262</text:p>
          </table:table-cell>
          <table:table-cell table:style-name="ce1"/>
          <table:table-cell office:value-type="float" office:value="1.2468852036694644E-3" table:formula="of:=(([.B4]-[.F41])*([.B4]-[.F41]))" table:style-name="ce1">
            <text:p>0.001246885</text:p>
          </table:table-cell>
          <table:table-cell table:number-columns-repeated="16374" table:style-name="ce1"/>
        </table:table-row>
        <table:table-row table:style-name="ro1">
          <table:table-cell office:value-type="float" office:value="3.2732999999999998E-2" table:style-name="ce1">
            <text:p>0.032733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0.46015568754499636" table:formula="of:=[.A41]/[.A40]" table:style-name="ce1">
            <text:p>0.460155688</text:p>
          </table:table-cell>
          <table:table-cell table:style-name="ce1"/>
          <table:table-cell office:value-type="float" office:value="1.9844312455003621E-2" table:formula="of:=[.B5]-[.F42]" table:style-name="ce1">
            <text:p>0.019844312</text:p>
          </table:table-cell>
          <table:table-cell table:style-name="ce1"/>
          <table:table-cell office:value-type="float" office:value="3.9379673681181184E-4" table:formula="of:=(([.B5]-[.F42])*([.B5]-[.F42]))" table:style-name="ce1">
            <text:p>0.000393797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0.18410839632829373" table:formula="of:=[.A42]/[.A40]" table:style-name="ce1">
            <text:p>0.184108396</text:p>
          </table:table-cell>
          <table:table-cell table:style-name="ce1"/>
          <table:table-cell office:value-type="float" office:value="5.5891603671706258E-2" table:formula="of:=[.B6]-[.F43]" table:style-name="ce1">
            <text:p>0.055891604</text:p>
          </table:table-cell>
          <table:table-cell table:style-name="ce1"/>
          <table:table-cell office:value-type="float" office:value="3.1238713609950883E-3" table:formula="of:=(([.B6]-[.F43])*([.B6]-[.F43]))" table:style-name="ce1">
            <text:p>0.00312387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0.40010022979514009" table:formula="of:=[.A42]/[.A41]" table:style-name="ce1">
            <text:p>0.40010023</text:p>
          </table:table-cell>
          <table:table-cell table:style-name="ce1"/>
          <table:table-cell office:value-type="float" office:value="9.9899770204859906E-2" table:formula="of:=[.B7]-[.F44]" table:style-name="ce1">
            <text:p>0.09989977</text:p>
          </table:table-cell>
          <table:table-cell table:style-name="ce1"/>
          <table:table-cell office:value-type="float" office:value="9.9799640869838151E-3" table:formula="of:=(([.B7]-[.F44])*([.B7]-[.F44]))" table:style-name="ce1">
            <text:p>0.009979964</text:p>
          </table:table-cell>
          <table:table-cell table:number-columns-repeated="16374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4">
            <text:p>0.65Max(0.4833MeV)+0.3Gau(0.1,0.02)+0.05Gau(3,0.08)</text:p>
          </table:table-cell>
          <table:table-cell table:number-columns-repeated="16383" table:style-name="ce1"/>
        </table:table-row>
        <table:table-row table:style-name="ro1">
          <table:table-cell office:value-type="float" office:value="0.236454" table:style-name="ce1">
            <text:p>0.236454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3998325255652253" table:formula="of:=[.A54]/[.A53]" table:style-name="ce1">
            <text:p>0.739983253</text:p>
          </table:table-cell>
          <table:table-cell table:style-name="ce1"/>
          <table:table-cell office:value-type="float" office:value="-2.9983252556522566E-2" table:formula="of:=[.B2]-[.F53]" table:style-name="ce1">
            <text:p>-0.029983253</text:p>
          </table:table-cell>
          <table:table-cell office:value-type="float" office:value="0.11954540977822575" table:formula="of:=[.H53]+[.H54]+[.H55]+[.H56]+[.H57]+[.H58]" table:style-name="ce1">
            <text:p>0.11954541</text:p>
          </table:table-cell>
          <table:table-cell office:value-type="float" office:value="8.9899543386821694E-4" table:formula="of:=(([.B2]-[.F53])*([.B2]-[.F53]))" table:style-name="ce1">
            <text:p>0.000898995</text:p>
          </table:table-cell>
          <table:table-cell office:value-type="float" office:value="9.9816393145669563E-2" table:formula="of:=SQRT([.J53]+[.J54]+[.J55]+[.J56]+[.J57]+[.J58])" table:style-name="ce1">
            <text:p>0.099816393</text:p>
          </table:table-cell>
          <table:table-cell table:number-columns-repeated="16373"/>
        </table:table-row>
        <table:table-row table:style-name="ro1">
          <table:table-cell office:value-type="float" office:value="0.17497199999999999" table:style-name="ce1">
            <text:p>0.174972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0.34785920305852303" table:formula="of:=[.A55]/[.A53]" table:style-name="ce1">
            <text:p>0.347859203</text:p>
          </table:table-cell>
          <table:table-cell table:style-name="ce1"/>
          <table:table-cell office:value-type="float" office:value="-7.8592030585230011E-3" table:formula="of:=[.B3]-[.F54]" table:style-name="ce1">
            <text:p>-0.007859203</text:p>
          </table:table-cell>
          <table:table-cell table:style-name="ce1"/>
          <table:table-cell office:value-type="float" office:value="6.1767072715097297E-5" table:formula="of:=(([.B3]-[.F54])*([.B3]-[.F54]))" table:style-name="ce1">
            <text:p>6.17671E-05</text:p>
          </table:table-cell>
          <table:table-cell table:number-columns-repeated="16374" table:style-name="ce1"/>
        </table:table-row>
        <table:table-row table:style-name="ro1">
          <table:table-cell office:value-type="float" office:value="8.2252699999999998E-2" table:style-name="ce1">
            <text:p>0.0822527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0.14590618048330753" table:formula="of:=[.A56]/[.A53]" table:style-name="ce1">
            <text:p>0.14590618</text:p>
          </table:table-cell>
          <table:table-cell table:style-name="ce1"/>
          <table:table-cell office:value-type="float" office:value="2.4093819516692483E-2" table:formula="of:=[.B4]-[.F55]" table:style-name="ce1">
            <text:p>0.02409382</text:p>
          </table:table-cell>
          <table:table-cell table:style-name="ce1"/>
          <table:table-cell office:value-type="float" office:value="5.8051213890295157E-4" table:formula="of:=(([.B4]-[.F55])*([.B4]-[.F55]))" table:style-name="ce1">
            <text:p>0.000580512</text:p>
          </table:table-cell>
          <table:table-cell table:number-columns-repeated="16374" table:style-name="ce1"/>
        </table:table-row>
        <table:table-row table:style-name="ro1">
          <table:table-cell office:value-type="float" office:value="3.4500099999999999E-2" table:style-name="ce1">
            <text:p>0.0345001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0.47009064307432047" table:formula="of:=[.A55]/[.A54]" table:style-name="ce1">
            <text:p>0.470090643</text:p>
          </table:table-cell>
          <table:table-cell table:style-name="ce1"/>
          <table:table-cell office:value-type="float" office:value="9.9093569256795133E-3" table:formula="of:=[.B5]-[.F56]" table:style-name="ce1">
            <text:p>0.009909357</text:p>
          </table:table-cell>
          <table:table-cell table:style-name="ce1"/>
          <table:table-cell office:value-type="float" office:value="9.819535468051253E-5" table:formula="of:=(([.B5]-[.F56])*([.B5]-[.F56]))" table:style-name="ce1">
            <text:p>9.81954E-0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0.19717497656767941" table:formula="of:=[.A56]/[.A54]" table:style-name="ce1">
            <text:p>0.197174977</text:p>
          </table:table-cell>
          <table:table-cell table:style-name="ce1"/>
          <table:table-cell office:value-type="float" office:value="4.2825023432320586E-2" table:formula="of:=[.B6]-[.F57]" table:style-name="ce1">
            <text:p>0.042825023</text:p>
          </table:table-cell>
          <table:table-cell table:style-name="ce1"/>
          <table:table-cell office:value-type="float" office:value="1.8339826319788072E-3" table:formula="of:=(([.B6]-[.F57])*([.B6]-[.F57]))" table:style-name="ce1">
            <text:p>0.00183398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0.41944033448142126" table:formula="of:=[.A56]/[.A55]" table:style-name="ce1">
            <text:p>0.419440334</text:p>
          </table:table-cell>
          <table:table-cell table:style-name="ce1"/>
          <table:table-cell office:value-type="float" office:value="8.0559665518578738E-2" table:formula="of:=[.B7]-[.F58]" table:style-name="ce1">
            <text:p>0.080559666</text:p>
          </table:table-cell>
          <table:table-cell table:style-name="ce1"/>
          <table:table-cell office:value-type="float" office:value="6.4898597084652844E-3" table:formula="of:=(([.B7]-[.F58])*([.B7]-[.F58]))" table:style-name="ce1">
            <text:p>0.00648986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0.6Max(0.4833MeV)+0.3Gau(0.1,0.02)+0.1Gau(3,0.1)</text:p>
          </table:table-cell>
          <table:table-cell table:number-columns-repeated="8" table:style-name="ce7"/>
          <table:table-cell table:number-columns-repeated="16375" table:style-name="ce1"/>
        </table:table-row>
        <table:table-row table:style-name="ro1">
          <table:table-cell office:value-type="float" office:value="0.23013500000000001" table:style-name="ce7">
            <text:p>0.230135</text:p>
          </table:table-cell>
          <table:table-cell office:value-type="float" office:value="0.71" table:style-name="ce7">
            <text:p>0.71</text:p>
          </table:table-cell>
          <table:table-cell table:number-columns-repeated="3" table:style-name="ce7"/>
          <table:table-cell office:value-type="float" office:value="0.74807395659069675" table:formula="of:=[.A63]/[.A62]" table:style-name="ce7">
            <text:p>0.748073957</text:p>
          </table:table-cell>
          <table:table-cell table:style-name="ce7"/>
          <table:table-cell office:value-type="float" office:value="-3.8073956590696789E-2" table:formula="of:=[.B2]-[.F62]" table:style-name="ce7">
            <text:p>-0.038073957</text:p>
          </table:table-cell>
          <table:table-cell office:value-type="float" office:value="2.0304520274167653E-2" table:formula="of:=[.H62]+[.H63]+[.H64]+[.H65]+[.H66]+[.H67]" table:style-name="ce7">
            <text:p>0.02030452</text:p>
          </table:table-cell>
          <table:table-cell office:value-type="float" office:value="1.4496261704702634E-3" table:formula="of:=(([.B2]-[.F62])*([.B2]-[.F62]))" table:style-name="ce1">
            <text:p>0.001449626</text:p>
          </table:table-cell>
          <table:table-cell office:value-type="float" office:value="7.451038370564006E-2" table:formula="of:=SQRT([.J62]+[.J63]+[.J64]+[.J65]+[.J66]+[.J67])" table:style-name="ce1">
            <text:p>0.074510384</text:p>
          </table:table-cell>
          <table:table-cell table:number-columns-repeated="16373"/>
        </table:table-row>
        <table:table-row table:style-name="ro1">
          <table:table-cell office:value-type="float" office:value="0.17215800000000001" table:style-name="ce7">
            <text:p>0.172158</text:p>
          </table:table-cell>
          <table:table-cell office:value-type="float" office:value="0.34" table:style-name="ce7">
            <text:p>0.34</text:p>
          </table:table-cell>
          <table:table-cell table:number-columns-repeated="3" table:style-name="ce7"/>
          <table:table-cell office:value-type="float" office:value="0.36277445847002843" table:formula="of:=[.A64]/[.A62]" table:style-name="ce7">
            <text:p>0.362774458</text:p>
          </table:table-cell>
          <table:table-cell table:style-name="ce7"/>
          <table:table-cell office:value-type="float" office:value="-2.2774458470028403E-2" table:formula="of:=[.B3]-[.F63]" table:style-name="ce7">
            <text:p>-0.022774458</text:p>
          </table:table-cell>
          <table:table-cell table:style-name="ce7"/>
          <table:table-cell office:value-type="float" office:value="5.1867595860304841E-4" table:formula="of:=(([.B3]-[.F63])*([.B3]-[.F63]))" table:style-name="ce1">
            <text:p>0.000518676</text:p>
          </table:table-cell>
          <table:table-cell table:number-columns-repeated="16374" table:style-name="ce1"/>
        </table:table-row>
        <table:table-row table:style-name="ro1">
          <table:table-cell office:value-type="float" office:value="8.3487099999999995E-2" table:style-name="ce7">
            <text:p>0.0834871</text:p>
          </table:table-cell>
          <table:table-cell office:value-type="float" office:value="0.17" table:style-name="ce7">
            <text:p>0.17</text:p>
          </table:table-cell>
          <table:table-cell table:number-columns-repeated="3" table:style-name="ce7"/>
          <table:table-cell office:value-type="float" office:value="0.16176200925543702" table:formula="of:=[.A65]/[.A62]" table:style-name="ce7">
            <text:p>0.161762009</text:p>
          </table:table-cell>
          <table:table-cell table:style-name="ce7"/>
          <table:table-cell office:value-type="float" office:value="8.2379907445629952E-3" table:formula="of:=[.B4]-[.F64]" table:style-name="ce7">
            <text:p>0.008237991</text:p>
          </table:table-cell>
          <table:table-cell table:style-name="ce7"/>
          <table:table-cell office:value-type="float" office:value="6.7864491507505566E-5" table:formula="of:=(([.B4]-[.F64])*([.B4]-[.F64]))" table:style-name="ce1">
            <text:p>6.78645E-05</text:p>
          </table:table-cell>
          <table:table-cell table:number-columns-repeated="16374" table:style-name="ce1"/>
        </table:table-row>
        <table:table-row table:style-name="ro1">
          <table:table-cell office:value-type="float" office:value="3.7227099999999999E-2" table:style-name="ce7">
            <text:p>0.0372271</text:p>
          </table:table-cell>
          <table:table-cell office:value-type="float" office:value="0.48" table:style-name="ce7">
            <text:p>0.48</text:p>
          </table:table-cell>
          <table:table-cell table:number-columns-repeated="3" table:style-name="ce7"/>
          <table:table-cell office:value-type="float" office:value="0.48494464387365088" table:formula="of:=[.A64]/[.A63]" table:style-name="ce7">
            <text:p>0.484944644</text:p>
          </table:table-cell>
          <table:table-cell table:style-name="ce7"/>
          <table:table-cell office:value-type="float" office:value="-4.9446438736509002E-3" table:formula="of:=[.B5]-[.F65]" table:style-name="ce7">
            <text:p>-0.004944644</text:p>
          </table:table-cell>
          <table:table-cell table:style-name="ce7"/>
          <table:table-cell office:value-type="float" office:value="2.4449503037233378E-5" table:formula="of:=(([.B5]-[.F65])*([.B5]-[.F65]))" table:style-name="ce1">
            <text:p>2.44495E-05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office:value-type="float" office:value="0.24" table:style-name="ce7">
            <text:p>0.24</text:p>
          </table:table-cell>
          <table:table-cell table:number-columns-repeated="3" table:style-name="ce7"/>
          <table:table-cell office:value-type="float" office:value="0.21623799068297725" table:formula="of:=[.A65]/[.A63]" table:style-name="ce7">
            <text:p>0.216237991</text:p>
          </table:table-cell>
          <table:table-cell table:style-name="ce7"/>
          <table:table-cell office:value-type="float" office:value="2.3762009317022742E-2" table:formula="of:=[.B6]-[.F66]" table:style-name="ce7">
            <text:p>0.023762009</text:p>
          </table:table-cell>
          <table:table-cell table:style-name="ce7"/>
          <table:table-cell office:value-type="float" office:value="5.6463308678227563E-4" table:formula="of:=(([.B6]-[.F66])*([.B6]-[.F66]))" table:style-name="ce1">
            <text:p>0.000564633</text:p>
          </table:table-cell>
          <table:table-cell table:number-columns-repeated="16374" table:style-name="ce1"/>
        </table:table-row>
        <table:table-row table:style-name="ro1">
          <table:table-cell table:style-name="ce7"/>
          <table:table-cell office:value-type="float" office:value="0.5" table:style-name="ce7">
            <text:p>0.5</text:p>
          </table:table-cell>
          <table:table-cell table:number-columns-repeated="3" table:style-name="ce7"/>
          <table:table-cell office:value-type="float" office:value="0.44590242085304199" table:formula="of:=[.A65]/[.A64]" table:style-name="ce7">
            <text:p>0.445902421</text:p>
          </table:table-cell>
          <table:table-cell table:style-name="ce7"/>
          <table:table-cell office:value-type="float" office:value="5.4097579146958008E-2" table:formula="of:=[.B7]-[.F67]" table:style-name="ce7">
            <text:p>0.054097579</text:p>
          </table:table-cell>
          <table:table-cell table:style-name="ce7"/>
          <table:table-cell office:value-type="float" office:value="2.9265480695613859E-3" table:formula="of:=(([.B7]-[.F67])*([.B7]-[.F67]))" table:style-name="ce1">
            <text:p>0.002926548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0.6Max(0.4833MeV)+0.3Gau(0.1,0.02)+0.05Gau(2,0.5)</text:p>
          </table:table-cell>
          <table:table-cell table:number-columns-repeated="16383" table:style-name="ce1"/>
        </table:table-row>
        <table:table-row table:style-name="ro1">
          <table:table-cell office:value-type="float" office:value="0.23806099999999999" table:style-name="ce1">
            <text:p>0.238061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3894926090371793" table:formula="of:=[.A73]/[.A72]" table:style-name="ce7">
            <text:p>0.738949261</text:p>
          </table:table-cell>
          <table:table-cell table:style-name="ce7"/>
          <table:table-cell office:value-type="float" office:value="-2.8949260903717966E-2" table:formula="of:=[.B2]-[.F72]" table:style-name="ce7">
            <text:p>-0.028949261</text:p>
          </table:table-cell>
          <table:table-cell office:value-type="float" office:value="0.13750043066638201" table:formula="of:=[.H72]+[.H73]+[.H74]+[.H75]+[.H76]+[.H77]" table:style-name="ce7">
            <text:p>0.137500431</text:p>
          </table:table-cell>
          <table:table-cell office:value-type="float" office:value="8.3805970687153358E-4" table:formula="of:=(([.B2]-[.F72])*([.B2]-[.F72]))" table:style-name="ce1">
            <text:p>0.00083806</text:p>
          </table:table-cell>
          <table:table-cell office:value-type="float" office:value="0.10395172445897964" table:formula="of:=SQRT([.J72]+[.J73]+[.J74]+[.J75]+[.J76]+[.J77])" table:style-name="ce1">
            <text:p>0.103951724</text:p>
          </table:table-cell>
          <table:table-cell table:number-columns-repeated="16373"/>
        </table:table-row>
        <table:table-row table:style-name="ro1">
          <table:table-cell office:value-type="float" office:value="0.17591499999999999" table:style-name="ce1">
            <text:p>0.175915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0.3439202557327744" table:formula="of:=[.A74]/[.A72]" table:style-name="ce7">
            <text:p>0.343920256</text:p>
          </table:table-cell>
          <table:table-cell table:style-name="ce7"/>
          <table:table-cell office:value-type="float" office:value="-3.9202557327743803E-3" table:formula="of:=[.B3]-[.F73]" table:style-name="ce7">
            <text:p>-0.003920256</text:p>
          </table:table-cell>
          <table:table-cell table:style-name="ce7"/>
          <table:table-cell office:value-type="float" office:value="1.5368405010350394E-5" table:formula="of:=(([.B3]-[.F73])*([.B3]-[.F73]))" table:style-name="ce1">
            <text:p>1.53684E-05</text:p>
          </table:table-cell>
          <table:table-cell table:number-columns-repeated="16374" table:style-name="ce1"/>
        </table:table-row>
        <table:table-row table:style-name="ro1">
          <table:table-cell office:value-type="float" office:value="8.1874000000000002E-2" table:style-name="ce1">
            <text:p>0.081874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0.14336115533413704" table:formula="of:=[.A75]/[.A72]" table:style-name="ce7">
            <text:p>0.143361155</text:p>
          </table:table-cell>
          <table:table-cell table:style-name="ce7"/>
          <table:table-cell office:value-type="float" office:value="2.6638844665862971E-2" table:formula="of:=[.B4]-[.F74]" table:style-name="ce7">
            <text:p>0.026638845</text:p>
          </table:table-cell>
          <table:table-cell table:style-name="ce7"/>
          <table:table-cell office:value-type="float" office:value="7.0962804513197608E-4" table:formula="of:=(([.B4]-[.F74])*([.B4]-[.F74]))" table:style-name="ce1">
            <text:p>0.000709628</text:p>
          </table:table-cell>
          <table:table-cell table:number-columns-repeated="16374" table:style-name="ce1"/>
        </table:table-row>
        <table:table-row table:style-name="ro1">
          <table:table-cell office:value-type="float" office:value="3.4128699999999998E-2" table:style-name="ce1">
            <text:p>0.0341287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0.46541795753631021" table:formula="of:=[.A74]/[.A73]" table:style-name="ce7">
            <text:p>0.465417958</text:p>
          </table:table-cell>
          <table:table-cell table:style-name="ce7"/>
          <table:table-cell office:value-type="float" office:value="1.4582042463689771E-2" table:formula="of:=[.B5]-[.F75]" table:style-name="ce7">
            <text:p>0.014582042</text:p>
          </table:table-cell>
          <table:table-cell table:style-name="ce7"/>
          <table:table-cell office:value-type="float" office:value="2.1263596241285164E-4" table:formula="of:=(([.B5]-[.F75])*([.B5]-[.F75]))" table:style-name="ce1">
            <text:p>0.0002126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0.19400676463064548" table:formula="of:=[.A75]/[.A73]" table:style-name="ce7">
            <text:p>0.194006765</text:p>
          </table:table-cell>
          <table:table-cell table:style-name="ce7"/>
          <table:table-cell office:value-type="float" office:value="4.5993235369354513E-2" table:formula="of:=[.B6]-[.F76]" table:style-name="ce7">
            <text:p>0.045993235</text:p>
          </table:table-cell>
          <table:table-cell table:style-name="ce7"/>
          <table:table-cell office:value-type="float" office:value="2.1153776997408428E-3" table:formula="of:=(([.B6]-[.F76])*([.B6]-[.F76]))" table:style-name="ce1">
            <text:p>0.002115378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0.4168441751960329" table:formula="of:=[.A75]/[.A74]" table:style-name="ce7">
            <text:p>0.416844175</text:p>
          </table:table-cell>
          <table:table-cell table:style-name="ce7"/>
          <table:table-cell office:value-type="float" office:value="8.3155824803967104E-2" table:formula="of:=[.B7]-[.F77]" table:style-name="ce7">
            <text:p>0.083155825</text:p>
          </table:table-cell>
          <table:table-cell table:style-name="ce7"/>
          <table:table-cell office:value-type="float" office:value="6.9148911988280706E-3" table:formula="of:=(([.B7]-[.F77])*([.B7]-[.F77]))" table:style-name="ce1">
            <text:p>0.006914891</text:p>
          </table:table-cell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0.8Max(0.8MeV)+0.2Gau(0.3,0.03)</text:p>
          </table:table-cell>
          <table:table-cell table:number-columns-repeated="16383" table:style-name="ce1"/>
        </table:table-row>
        <table:table-row table:style-name="ro1">
          <table:table-cell office:value-type="float" office:value="0.23043" table:style-name="ce1">
            <text:p>0.23043</text:p>
          </table:table-cell>
          <table:table-cell office:value-type="float" office:value="0.71" table:style-name="ce1">
            <text:p>0.71</text:p>
          </table:table-cell>
          <table:table-cell table:number-columns-repeated="3" table:style-name="ce1"/>
          <table:table-cell office:value-type="float" office:value="0.78000260382762665" table:formula="of:=[.A83]/[.A82]" table:style-name="ce7">
            <text:p>0.780002604</text:p>
          </table:table-cell>
          <table:table-cell table:style-name="ce7"/>
          <table:table-cell office:value-type="float" office:value="-7.0002603827626686E-2" table:formula="of:=[.B2]-[.F82]" table:style-name="ce7">
            <text:p>-0.070002604</text:p>
          </table:table-cell>
          <table:table-cell office:value-type="float" office:value="8.6694848829457771E-4" table:formula="of:=[.H82]+[.H83]+[.H84]+[.H85]+[.H86]+[.H87]" table:style-name="ce7">
            <text:p>0.000866948</text:p>
          </table:table-cell>
          <table:table-cell office:value-type="float" office:value="4.9003645426476542E-3" table:formula="of:=(([.B2]-[.F82])*([.B2]-[.F82]))" table:style-name="ce1">
            <text:p>0.004900365</text:p>
          </table:table-cell>
          <table:table-cell office:value-type="float" office:value="0.12368969996146095" table:formula="of:=SQRT([.J82]+[.J83]+[.J84]+[.J85]+[.J86]+[.J87])" table:style-name="ce1">
            <text:p>0.1236897</text:p>
          </table:table-cell>
          <table:table-cell table:number-columns-repeated="16373"/>
        </table:table-row>
        <table:table-row table:style-name="ro1">
          <table:table-cell office:value-type="float" office:value="0.17973600000000001" table:style-name="ce1">
            <text:p>0.179736</text:p>
          </table:table-cell>
          <table:table-cell office:value-type="float" office:value="0.34" table:style-name="ce1">
            <text:p>0.34</text:p>
          </table:table-cell>
          <table:table-cell table:number-columns-repeated="3" table:style-name="ce1"/>
          <table:table-cell office:value-type="float" office:value="0.38438050601050205" table:formula="of:=[.A84]/[.A82]" table:style-name="ce7">
            <text:p>0.384380506</text:p>
          </table:table-cell>
          <table:table-cell table:style-name="ce7"/>
          <table:table-cell office:value-type="float" office:value="-4.438050601050203E-2" table:formula="of:=[.B3]-[.F83]" table:style-name="ce7">
            <text:p>-0.044380506</text:p>
          </table:table-cell>
          <table:table-cell table:style-name="ce7"/>
          <table:table-cell office:value-type="float" office:value="1.9696293137482068E-3" table:formula="of:=(([.B3]-[.F83])*([.B3]-[.F83]))" table:style-name="ce1">
            <text:p>0.001969629</text:p>
          </table:table-cell>
          <table:table-cell table:number-columns-repeated="16374" table:style-name="ce1"/>
        </table:table-row>
        <table:table-row table:style-name="ro1">
          <table:table-cell office:value-type="float" office:value="8.8572799999999993E-2" table:style-name="ce1">
            <text:p>0.0885728</text:p>
          </table:table-cell>
          <table:table-cell office:value-type="float" office:value="0.17" table:style-name="ce1">
            <text:p>0.17</text:p>
          </table:table-cell>
          <table:table-cell table:number-columns-repeated="3" table:style-name="ce1"/>
          <table:table-cell office:value-type="float" office:value="0.16011760621446861" table:formula="of:=[.A85]/[.A82]" table:style-name="ce7">
            <text:p>0.160117606</text:p>
          </table:table-cell>
          <table:table-cell table:style-name="ce7"/>
          <table:table-cell office:value-type="float" office:value="9.882393785531407E-3" table:formula="of:=[.B4]-[.F84]" table:style-name="ce7">
            <text:p>0.009882394</text:p>
          </table:table-cell>
          <table:table-cell table:style-name="ce7"/>
          <table:table-cell office:value-type="float" office:value="9.7661706932309768E-5" table:formula="of:=(([.B4]-[.F84])*([.B4]-[.F84]))" table:style-name="ce1">
            <text:p>9.76617E-05</text:p>
          </table:table-cell>
          <table:table-cell table:number-columns-repeated="16374" table:style-name="ce1"/>
        </table:table-row>
        <table:table-row table:style-name="ro1">
          <table:table-cell office:value-type="float" office:value="3.6895900000000002E-2" table:style-name="ce1">
            <text:p>0.0368959</text:p>
          </table:table-cell>
          <table:table-cell office:value-type="float" office:value="0.48" table:style-name="ce1">
            <text:p>0.48</text:p>
          </table:table-cell>
          <table:table-cell table:number-columns-repeated="3" table:style-name="ce1"/>
          <table:table-cell office:value-type="float" office:value="0.49279387546178832" table:formula="of:=[.A84]/[.A83]" table:style-name="ce7">
            <text:p>0.492793875</text:p>
          </table:table-cell>
          <table:table-cell table:style-name="ce7"/>
          <table:table-cell office:value-type="float" office:value="-1.279387546178834E-2" table:formula="of:=[.B5]-[.F85]" table:style-name="ce7">
            <text:p>-0.012793875</text:p>
          </table:table-cell>
          <table:table-cell table:style-name="ce7"/>
          <table:table-cell office:value-type="float" office:value="1.636832493317498E-4" table:formula="of:=(([.B5]-[.F85])*([.B5]-[.F85]))" table:style-name="ce1">
            <text:p>0.000163683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24" table:style-name="ce1">
            <text:p>0.24</text:p>
          </table:table-cell>
          <table:table-cell table:number-columns-repeated="3" table:style-name="ce1"/>
          <table:table-cell office:value-type="float" office:value="0.20527829705790715" table:formula="of:=[.A85]/[.A83]" table:style-name="ce7">
            <text:p>0.205278297</text:p>
          </table:table-cell>
          <table:table-cell table:style-name="ce7"/>
          <table:table-cell office:value-type="float" office:value="3.4721702942092841E-2" table:formula="of:=[.B6]-[.F86]" table:style-name="ce7">
            <text:p>0.034721703</text:p>
          </table:table-cell>
          <table:table-cell table:style-name="ce7"/>
          <table:table-cell office:value-type="float" office:value="1.2055966551989387E-3" table:formula="of:=(([.B6]-[.F86])*([.B6]-[.F86]))" table:style-name="ce1">
            <text:p>0.001205597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float" office:value="0.5" table:style-name="ce1">
            <text:p>0.5</text:p>
          </table:table-cell>
          <table:table-cell table:number-columns-repeated="3" table:style-name="ce1"/>
          <table:table-cell office:value-type="float" office:value="0.41656016293941261" table:formula="of:=[.A85]/[.A84]" table:style-name="ce7">
            <text:p>0.416560163</text:p>
          </table:table-cell>
          <table:table-cell table:style-name="ce7"/>
          <table:table-cell office:value-type="float" office:value="8.3439837060587385E-2" table:formula="of:=[.B7]-[.F87]" table:style-name="ce7">
            <text:p>0.083439837</text:p>
          </table:table-cell>
          <table:table-cell table:style-name="ce7"/>
          <table:table-cell office:value-type="float" office:value="6.9622064086973722E-3" table:formula="of:=(([.B7]-[.F87])*([.B7]-[.F87]))" table:style-name="ce1">
            <text:p>0.006962206</text:p>
          </table:table-cell>
          <table:table-cell table:number-columns-repeated="16374" table:style-name="ce1"/>
        </table:table-row>
        <table:table-row table:number-rows-repeated="1048489" table:style-name="ro1">
          <table:table-cell table:number-columns-repeated="16384"/>
        </table:table-row>
      </table:table>
      <table:table table:name="Feuille4" table:style-name="ta1">
        <table:table-column table:style-name="co1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4">
            <text:p>84Ga</text:p>
          </table:table-cell>
          <table:table-cell office:value-type="string" table:style-name="ce3">
            <text:p>Vrai</text:p>
          </table:table-cell>
          <table:table-cell office:value-type="string" table:style-name="ce3">
            <text:p>Maxw</text:p>
          </table:table-cell>
          <table:table-cell office:value-type="string" table:style-name="ce3">
            <text:p>Energie Maxw</text:p>
          </table:table-cell>
          <table:table-cell office:value-type="string" table:style-name="ce3">
            <text:p>Moyenne energie</text:p>
          </table:table-cell>
          <table:table-cell office:value-type="string" table:style-name="ce3">
            <text:p>Maxw cible</text:p>
          </table:table-cell>
          <table:table-cell office:value-type="string" table:style-name="ce3">
            <text:p>Energie Maxw cible</text:p>
          </table:table-cell>
          <table:table-cell office:value-type="string" table:style-name="ce3">
            <text:p>Ecart</text:p>
          </table:table-cell>
          <table:table-cell office:value-type="string" table:style-name="ce3">
            <text:p>Somme</text:p>
          </table:table-cell>
          <table:table-cell office:value-type="string" table:style-name="ce3">
            <text:p>Ecart type</text:p>
          </table:table-cell>
          <table:table-cell office:value-type="string" table:style-name="ce3">
            <text:p>Distance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 / 1</text:p>
          </table:table-cell>
          <table:table-cell office:value-type="float" office:value="0.73" table:style-name="ce1">
            <text:p>0.73</text:p>
          </table:table-cell>
          <table:table-cell office:value-type="float" office:value="0.71704539983630999" table:style-name="ce1">
            <text:p>0.7170454</text:p>
          </table:table-cell>
          <table:table-cell office:value-type="float" office:value="0.3" table:style-name="ce1">
            <text:p>0.3</text:p>
          </table:table-cell>
          <table:table-cell office:value-type="float" office:value="1.5" table:formula="of:=([.D2]+[.D3]+[.D4]+[.D5]+[.D6]+[.D7])/6" table:style-name="ce1">
            <text:p>1.5</text:p>
          </table:table-cell>
          <table:table-cell office:value-type="float" office:value="0.93954292184380706" table:style-name="ce1">
            <text:p>0.939542922</text:p>
          </table:table-cell>
          <table:table-cell office:value-type="float" office:value="1.5" table:style-name="ce1">
            <text:p>1.5</text:p>
          </table:table-cell>
          <table:table-cell office:value-type="float" office:value="-0.20954292184380707" table:formula="of:=[.B2]-[.F2]" table:style-name="ce1">
            <text:p>-0.209542922</text:p>
          </table:table-cell>
          <table:table-cell office:value-type="float" office:value="-0.28633982991480211" table:formula="of:=[.H2]+[.H3]+[.H4]+[.H5]+[.H6]+[.H7]" table:style-name="ce1">
            <text:p>-0.28633983</text:p>
          </table:table-cell>
          <table:table-cell office:value-type="float" office:value="4.3908236094839841E-2" table:formula="of:=(([.B2]-[.F2])*([.B2]-[.F2]))" table:style-name="ce1">
            <text:p>0.043908236</text:p>
          </table:table-cell>
          <table:table-cell office:value-type="float" office:value="0.31186549688057846" table:formula="of:=SQRT([.J2]+[.J3]+[.J4]+[.J5]+[.J6]+[.J7])" table:style-name="ce1">
            <text:p>0.311865497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3 / 1</text:p>
          </table:table-cell>
          <table:table-cell office:value-type="float" office:value="0.45" table:style-name="ce1">
            <text:p>0.45</text:p>
          </table:table-cell>
          <table:table-cell office:value-type="float" office:value="0.45243983512830699" table:style-name="ce1">
            <text:p>0.452439835</text:p>
          </table:table-cell>
          <table:table-cell office:value-type="float" office:value="0.7" table:style-name="ce1">
            <text:p>0.7</text:p>
          </table:table-cell>
          <table:table-cell table:style-name="ce1"/>
          <table:table-cell office:value-type="float" office:value="0.62029736896993504" table:style-name="ce1">
            <text:p>0.620297369</text:p>
          </table:table-cell>
          <table:table-cell table:style-name="ce1"/>
          <table:table-cell office:value-type="float" office:value="-0.17029736896993503" table:formula="of:=[.B3]-[.F3]" table:style-name="ce1">
            <text:p>-0.170297369</text:p>
          </table:table-cell>
          <table:table-cell table:style-name="ce1"/>
          <table:table-cell office:value-type="float" office:value="2.9001193878082188E-2" table:formula="of:=(([.B3]-[.F3])*([.B3]-[.F3]))" table:style-name="ce1">
            <text:p>0.02900119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1</text:p>
          </table:table-cell>
          <table:table-cell office:value-type="float" office:value="0.33" table:style-name="ce1">
            <text:p>0.33</text:p>
          </table:table-cell>
          <table:table-cell office:value-type="float" office:value="0.33332842607115198" table:style-name="ce1">
            <text:p>0.333328426</text:p>
          </table:table-cell>
          <table:table-cell office:value-type="float" office:value="1.3" table:style-name="ce1">
            <text:p>1.3</text:p>
          </table:table-cell>
          <table:table-cell table:style-name="ce1"/>
          <table:table-cell office:value-type="float" office:value="0.37162957003664998" table:style-name="ce1">
            <text:p>0.37162957</text:p>
          </table:table-cell>
          <table:table-cell table:style-name="ce1"/>
          <table:table-cell office:value-type="float" office:value="-4.1629570036649965E-2" table:formula="of:=[.B4]-[.F4]" table:style-name="ce1">
            <text:p>-0.04162957</text:p>
          </table:table-cell>
          <table:table-cell table:style-name="ce1"/>
          <table:table-cell office:value-type="float" office:value="1.7330211014363445E-3" table:formula="of:=(([.B4]-[.F4])*([.B4]-[.F4]))" table:style-name="ce1">
            <text:p>0.00173302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3 / 2</text:p>
          </table:table-cell>
          <table:table-cell office:value-type="float" office:value="0.61" table:style-name="ce1">
            <text:p>0.61</text:p>
          </table:table-cell>
          <table:table-cell office:value-type="float" office:value="0.61303235715624704" table:style-name="ce1">
            <text:p>0.613032357</text:p>
          </table:table-cell>
          <table:table-cell office:value-type="float" office:value="1.2" table:style-name="ce1">
            <text:p>1.2</text:p>
          </table:table-cell>
          <table:table-cell table:style-name="ce1"/>
          <table:table-cell office:value-type="float" office:value="0.66021184828111101" table:style-name="ce1">
            <text:p>0.660211848</text:p>
          </table:table-cell>
          <table:table-cell table:style-name="ce1"/>
          <table:table-cell office:value-type="float" office:value="-5.0211848281111027E-2" table:formula="of:=[.B5]-[.F5]" table:style-name="ce1">
            <text:p>-0.050211848</text:p>
          </table:table-cell>
          <table:table-cell table:style-name="ce1"/>
          <table:table-cell office:value-type="float" office:value="2.5212297078053125E-3" table:formula="of:=(([.B5]-[.F5])*([.B5]-[.F5]))" table:style-name="ce1">
            <text:p>0.00252123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2</text:p>
          </table:table-cell>
          <table:table-cell office:value-type="float" office:value="0.45" table:style-name="ce1">
            <text:p>0.45</text:p>
          </table:table-cell>
          <table:table-cell office:value-type="float" office:value="0.45396716048557001" table:style-name="ce1">
            <text:p>0.45396716</text:p>
          </table:table-cell>
          <table:table-cell office:value-type="float" office:value="2.1" table:style-name="ce1">
            <text:p>2.1</text:p>
          </table:table-cell>
          <table:table-cell table:style-name="ce1"/>
          <table:table-cell office:value-type="float" office:value="0.39554294050488398" table:style-name="ce1">
            <text:p>0.395542941</text:p>
          </table:table-cell>
          <table:table-cell table:style-name="ce1"/>
          <table:table-cell office:value-type="float" office:value="5.4457059495116034E-2" table:formula="of:=[.B6]-[.F6]" table:style-name="ce1">
            <text:p>0.054457059</text:p>
          </table:table-cell>
          <table:table-cell table:style-name="ce1"/>
          <table:table-cell office:value-type="float" office:value="2.9655713288546074E-3" table:formula="of:=(([.B6]-[.F6])*([.B6]-[.F6]))" table:style-name="ce1">
            <text:p>0.00296557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4 / 3</text:p>
          </table:table-cell>
          <table:table-cell office:value-type="float" office:value="0.73" table:style-name="ce1">
            <text:p>0.73</text:p>
          </table:table-cell>
          <table:table-cell office:value-type="float" office:value="0.73104800237325895" table:style-name="ce1">
            <text:p>0.731048002</text:p>
          </table:table-cell>
          <table:table-cell office:value-type="float" office:value="3.4" table:style-name="ce1">
            <text:p>3.4</text:p>
          </table:table-cell>
          <table:table-cell table:style-name="ce1"/>
          <table:table-cell office:value-type="float" office:value="0.59911518027841504" table:style-name="ce1">
            <text:p>0.59911518</text:p>
          </table:table-cell>
          <table:table-cell table:style-name="ce1"/>
          <table:table-cell office:value-type="float" office:value="0.13088481972158494" table:formula="of:=[.B7]-[.F7]" table:style-name="ce1">
            <text:p>0.13088482</text:p>
          </table:table-cell>
          <table:table-cell table:style-name="ce1"/>
          <table:table-cell office:value-type="float" office:value="1.713083603355179E-2" table:formula="of:=(([.B7]-[.F7])*([.B7]-[.F7]))" table:style-name="ce1">
            <text:p>0.017130836</text:p>
          </table:table-cell>
          <table:table-cell table:number-columns-repeated="16374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0.19999999999999998" table:formula="of:=(2*[.D2])/3" table:style-name="ce1">
            <text:p>0.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0.46666666666666662" table:formula="of:=(2*[.D3])/3" table:style-name="ce1">
            <text:p>0.46666666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0.8666666666666667" table:formula="of:=(2*[.D4])/3" table:style-name="ce1">
            <text:p>0.86666666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0.79999999999999993" table:formula="of:=(2*[.D5])/3" table:style-name="ce1">
            <text:p>0.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.4000000000000001" table:formula="of:=(2*[.D6])/3" table:style-name="ce1">
            <text:p>1.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.2666666666666666" table:formula="of:=(2*[.D7])/3" table:style-name="ce1">
            <text:p>2.266666667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mono_2bar" table:style-name="ta2">
        <table:table-column table:style-name="co2" table:default-cell-style-name="ce1"/>
        <table:table-column table:style-name="co13" table:number-columns-repeated="10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3">
            <text:p>E</text:p>
          </table:table-cell>
          <table:table-cell office:value-type="string" table:style-name="ce3">
            <text:p>TOT</text:p>
          </table:table-cell>
          <table:table-cell table:style-name="ce3"/>
          <table:table-cell office:value-type="string" table:style-name="ce3">
            <text:p>R1</text:p>
          </table:table-cell>
          <table:table-cell table:style-name="ce3"/>
          <table:table-cell office:value-type="string" table:style-name="ce3">
            <text:p>R2</text:p>
          </table:table-cell>
          <table:table-cell table:style-name="ce3"/>
          <table:table-cell office:value-type="string" table:style-name="ce3">
            <text:p>R3</text:p>
          </table:table-cell>
          <table:table-cell table:style-name="ce3"/>
          <table:table-cell office:value-type="string" table:style-name="ce3">
            <text:p>R4</text:p>
          </table:table-cell>
          <table:table-cell table:style-name="ce3"/>
          <table:table-cell office:value-type="string" table:style-name="ce3">
            <text:p>E</text:p>
          </table:table-cell>
          <table:table-cell office:value-type="string" table:style-name="ce3">
            <text:p>R2/R1</text:p>
          </table:table-cell>
          <table:table-cell office:value-type="string" table:style-name="ce3">
            <text:p>R3/R1</text:p>
          </table:table-cell>
          <table:table-cell office:value-type="string" table:style-name="ce3">
            <text:p>R4/R1</text:p>
          </table:table-cell>
          <table:table-cell office:value-type="string" table:style-name="ce3">
            <text:p>R3/R2</text:p>
          </table:table-cell>
          <table:table-cell office:value-type="string" table:style-name="ce3">
            <text:p>R4/R2</text:p>
          </table:table-cell>
          <table:table-cell office:value-type="string" table:style-name="ce3">
            <text:p>R4/R3</text:p>
          </table:table-cell>
          <table:table-cell table:number-columns-repeated="16366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0.54198100000000005" table:style-name="ce8">
            <text:p>5.4198E-01</text:p>
          </table:table-cell>
          <table:table-cell office:value-type="float" office:value="1E-3" table:style-name="ce8">
            <text:p>1.0000E-03</text:p>
          </table:table-cell>
          <table:table-cell office:value-type="float" office:value="0.278138" table:style-name="ce8">
            <text:p>2.7814E-01</text:p>
          </table:table-cell>
          <table:table-cell office:value-type="float" office:value="1.6000000000000001E-3" table:style-name="ce8">
            <text:p>1.6000E-03</text:p>
          </table:table-cell>
          <table:table-cell office:value-type="float" office:value="0.179117" table:style-name="ce8">
            <text:p>1.7912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6.5279000000000004E-2" table:style-name="ce8">
            <text:p>6.5279E-02</text:p>
          </table:table-cell>
          <table:table-cell office:value-type="float" office:value="3.5999999999999999E-3" table:style-name="ce8">
            <text:p>3.6000E-03</text:p>
          </table:table-cell>
          <table:table-cell office:value-type="float" office:value="1.9447099999999998E-2" table:style-name="ce8">
            <text:p>1.9447E-02</text:p>
          </table:table-cell>
          <table:table-cell office:value-type="float" office:value="6.7000000000000002E-3" table:style-name="ce8">
            <text:p>6.7000E-03</text:p>
          </table:table-cell>
          <table:table-cell office:value-type="float" office:value="0.1" table:style-name="ce1">
            <text:p>0.1</text:p>
          </table:table-cell>
          <table:table-cell office:value-type="float" office:value="0.64398607885294346" table:formula="of:=[.F2]/[.D2]" table:style-name="ce1">
            <text:p>0.643986079</text:p>
          </table:table-cell>
          <table:table-cell office:value-type="float" office:value="0.23470004098684827" table:formula="of:=[.H2]/[.D2]" table:style-name="ce1">
            <text:p>0.234700041</text:p>
          </table:table-cell>
          <table:table-cell office:value-type="float" office:value="6.9918889184505534E-2" table:formula="of:=[.J2]/[.D2]" table:style-name="ce1">
            <text:p>0.069918889</text:p>
          </table:table-cell>
          <table:table-cell office:value-type="float" office:value="0.36444893561191849" table:formula="of:=[.H2]/[.F2]" table:style-name="ce1">
            <text:p>0.364448936</text:p>
          </table:table-cell>
          <table:table-cell office:value-type="float" office:value="0.10857205067079059" table:formula="of:=[.J2]/[.F2]" table:style-name="ce1">
            <text:p>0.108572051</text:p>
          </table:table-cell>
          <table:table-cell office:value-type="float" office:value="0.29790744343510162" table:formula="of:=[.J2]/[.H2]" table:style-name="ce1">
            <text:p>0.297907443</text:p>
          </table:table-cell>
          <table:table-cell table:number-columns-repeated="16366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0.54271000000000003" table:style-name="ce8">
            <text:p>5.4271E-01</text:p>
          </table:table-cell>
          <table:table-cell office:value-type="float" office:value="1E-3" table:style-name="ce8">
            <text:p>1.0000E-03</text:p>
          </table:table-cell>
          <table:table-cell office:value-type="float" office:value="0.25702799999999998" table:style-name="ce8">
            <text:p>2.5703E-01</text:p>
          </table:table-cell>
          <table:table-cell office:value-type="float" office:value="1.6999999999999999E-3" table:style-name="ce8">
            <text:p>1.7000E-03</text:p>
          </table:table-cell>
          <table:table-cell office:value-type="float" office:value="0.18382200000000001" table:style-name="ce8">
            <text:p>1.8382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7.6613399999999998E-2" table:style-name="ce8">
            <text:p>7.6613E-02</text:p>
          </table:table-cell>
          <table:table-cell office:value-type="float" office:value="3.3999999999999998E-3" table:style-name="ce8">
            <text:p>3.4000E-03</text:p>
          </table:table-cell>
          <table:table-cell office:value-type="float" office:value="2.5246299999999999E-2" table:style-name="ce8">
            <text:p>2.5246E-02</text:p>
          </table:table-cell>
          <table:table-cell office:value-type="float" office:value="5.8999999999999999E-3" table:style-name="ce8">
            <text:p>5.9000E-03</text:p>
          </table:table-cell>
          <table:table-cell office:value-type="float" office:value="0.2" table:style-name="ce1">
            <text:p>0.2</text:p>
          </table:table-cell>
          <table:table-cell office:value-type="float" office:value="0.71518278164246707" table:formula="of:=[.F3]/[.D3]" table:style-name="ce1">
            <text:p>0.715182782</text:p>
          </table:table-cell>
          <table:table-cell office:value-type="float" office:value="0.29807413978243619" table:formula="of:=[.H3]/[.D3]" table:style-name="ce1">
            <text:p>0.29807414</text:p>
          </table:table-cell>
          <table:table-cell office:value-type="float" office:value="9.8223928910468911E-2" table:formula="of:=[.J3]/[.D3]" table:style-name="ce1">
            <text:p>0.098223929</text:p>
          </table:table-cell>
          <table:table-cell office:value-type="float" office:value="0.41678036361262522" table:formula="of:=[.H3]/[.F3]" table:style-name="ce1">
            <text:p>0.416780364</text:p>
          </table:table-cell>
          <table:table-cell office:value-type="float" office:value="0.13734101467724211" table:formula="of:=[.J3]/[.F3]" table:style-name="ce1">
            <text:p>0.137341015</text:p>
          </table:table-cell>
          <table:table-cell office:value-type="float" office:value="0.32952851589930743" table:formula="of:=[.J3]/[.H3]" table:style-name="ce1">
            <text:p>0.329528516</text:p>
          </table:table-cell>
          <table:table-cell table:number-columns-repeated="16366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54244999999999999" table:style-name="ce8">
            <text:p>5.4245E-01</text:p>
          </table:table-cell>
          <table:table-cell office:value-type="float" office:value="1E-3" table:style-name="ce8">
            <text:p>1.0000E-03</text:p>
          </table:table-cell>
          <table:table-cell office:value-type="float" office:value="0.24124699999999999" table:style-name="ce8">
            <text:p>2.4125E-01</text:p>
          </table:table-cell>
          <table:table-cell office:value-type="float" office:value="1.8E-3" table:style-name="ce8">
            <text:p>1.8000E-03</text:p>
          </table:table-cell>
          <table:table-cell office:value-type="float" office:value="0.18524399999999999" table:style-name="ce8">
            <text:p>1.8524E-01</text:p>
          </table:table-cell>
          <table:table-cell office:value-type="float" office:value="2E-3" table:style-name="ce8">
            <text:p>2.0000E-03</text:p>
          </table:table-cell>
          <table:table-cell office:value-type="float" office:value="8.4889699999999998E-2" table:style-name="ce8">
            <text:p>8.4890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1070199999999999E-2" table:style-name="ce8">
            <text:p>3.1070E-02</text:p>
          </table:table-cell>
          <table:table-cell office:value-type="float" office:value="5.4000000000000003E-3" table:style-name="ce8">
            <text:p>5.4000E-03</text:p>
          </table:table-cell>
          <table:table-cell office:value-type="float" office:value="0.3" table:style-name="ce1">
            <text:p>0.3</text:p>
          </table:table-cell>
          <table:table-cell office:value-type="float" office:value="0.76786032572425766" table:formula="of:=[.F4]/[.D4]" table:style-name="ce1">
            <text:p>0.767860326</text:p>
          </table:table-cell>
          <table:table-cell office:value-type="float" office:value="0.3518787798397493" table:formula="of:=[.H4]/[.D4]" table:style-name="ce1">
            <text:p>0.35187878</text:p>
          </table:table-cell>
          <table:table-cell office:value-type="float" office:value="0.12878999531600394" table:formula="of:=[.J4]/[.D4]" table:style-name="ce1">
            <text:p>0.128789995</text:p>
          </table:table-cell>
          <table:table-cell office:value-type="float" office:value="0.45825883699337094" table:formula="of:=[.H4]/[.F4]" table:style-name="ce1">
            <text:p>0.458258837</text:p>
          </table:table-cell>
          <table:table-cell office:value-type="float" office:value="0.16772581028265424" table:formula="of:=[.J4]/[.F4]" table:style-name="ce1">
            <text:p>0.16772581</text:p>
          </table:table-cell>
          <table:table-cell office:value-type="float" office:value="0.36600671223952963" table:formula="of:=[.J4]/[.H4]" table:style-name="ce1">
            <text:p>0.366006712</text:p>
          </table:table-cell>
          <table:table-cell table:number-columns-repeated="16366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0.54039800000000004" table:style-name="ce8">
            <text:p>5.4040E-01</text:p>
          </table:table-cell>
          <table:table-cell table:style-name="ce8"/>
          <table:table-cell office:value-type="float" office:value="0.22794300000000001" table:style-name="ce8">
            <text:p>2.2794E-01</text:p>
          </table:table-cell>
          <table:table-cell table:style-name="ce8"/>
          <table:table-cell office:value-type="float" office:value="0.18445600000000001" table:style-name="ce8">
            <text:p>1.8446E-01</text:p>
          </table:table-cell>
          <table:table-cell table:style-name="ce8"/>
          <table:table-cell office:value-type="float" office:value="9.1508900000000004E-2" table:style-name="ce8">
            <text:p>9.1509E-02</text:p>
          </table:table-cell>
          <table:table-cell table:style-name="ce8"/>
          <table:table-cell office:value-type="float" office:value="3.6490000000000002E-2" table:style-name="ce8">
            <text:p>3.6490E-02</text:p>
          </table:table-cell>
          <table:table-cell table:style-name="ce8"/>
          <table:table-cell office:value-type="float" office:value="0.4" table:style-name="ce1">
            <text:p>0.4</text:p>
          </table:table-cell>
          <table:table-cell office:value-type="float" office:value="0.8092198488218546" table:formula="of:=[.F5]/[.D5]" table:style-name="ce1">
            <text:p>0.809219849</text:p>
          </table:table-cell>
          <table:table-cell office:value-type="float" office:value="0.40145518835849314" table:formula="of:=[.H5]/[.D5]" table:style-name="ce1">
            <text:p>0.401455188</text:p>
          </table:table-cell>
          <table:table-cell office:value-type="float" office:value="0.16008388061927764" table:formula="of:=[.J5]/[.D5]" table:style-name="ce1">
            <text:p>0.160083881</text:p>
          </table:table-cell>
          <table:table-cell office:value-type="float" office:value="0.4961015093030316" table:formula="of:=[.H5]/[.F5]" table:style-name="ce1">
            <text:p>0.496101509</text:p>
          </table:table-cell>
          <table:table-cell office:value-type="float" office:value="0.1978249555449538" table:formula="of:=[.J5]/[.F5]" table:style-name="ce1">
            <text:p>0.197824956</text:p>
          </table:table-cell>
          <table:table-cell office:value-type="float" office:value="0.39875902781040967" table:formula="of:=[.J5]/[.H5]" table:style-name="ce1">
            <text:p>0.398759028</text:p>
          </table:table-cell>
          <table:table-cell table:number-columns-repeated="16366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0.53758300000000003" table:style-name="ce8">
            <text:p>5.3758E-01</text:p>
          </table:table-cell>
          <table:table-cell office:value-type="float" office:value="1E-3" table:style-name="ce8">
            <text:p>1.0000E-03</text:p>
          </table:table-cell>
          <table:table-cell office:value-type="float" office:value="0.215951" table:style-name="ce8">
            <text:p>2.1595E-01</text:p>
          </table:table-cell>
          <table:table-cell office:value-type="float" office:value="1.9E-3" table:style-name="ce8">
            <text:p>1.9000E-03</text:p>
          </table:table-cell>
          <table:table-cell office:value-type="float" office:value="0.18288199999999999" table:style-name="ce8">
            <text:p>1.8288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9.6780599999999994E-2" table:style-name="ce8">
            <text:p>9.6781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4.1969300000000001E-2" table:style-name="ce8">
            <text:p>4.1969E-02</text:p>
          </table:table-cell>
          <table:table-cell office:value-type="float" office:value="4.5999999999999999E-3" table:style-name="ce8">
            <text:p>4.6000E-03</text:p>
          </table:table-cell>
          <table:table-cell office:value-type="float" office:value="0.5" table:style-name="ce1">
            <text:p>0.5</text:p>
          </table:table-cell>
          <table:table-cell office:value-type="float" office:value="0.84686803950896261" table:formula="of:=[.F6]/[.D6]" table:style-name="ce1">
            <text:p>0.84686804</text:p>
          </table:table-cell>
          <table:table-cell office:value-type="float" office:value="0.44815999925909117" table:formula="of:=[.H6]/[.D6]" table:style-name="ce1">
            <text:p>0.448159999</text:p>
          </table:table-cell>
          <table:table-cell office:value-type="float" office:value="0.1943464026561581" table:formula="of:=[.J6]/[.D6]" table:style-name="ce1">
            <text:p>0.194346403</text:p>
          </table:table-cell>
          <table:table-cell office:value-type="float" office:value="0.52919696853708953" table:formula="of:=[.H6]/[.F6]" table:style-name="ce1">
            <text:p>0.529196969</text:p>
          </table:table-cell>
          <table:table-cell office:value-type="float" office:value="0.22948841329381789" table:formula="of:=[.J6]/[.F6]" table:style-name="ce1">
            <text:p>0.229488413</text:p>
          </table:table-cell>
          <table:table-cell office:value-type="float" office:value="0.43365405876797625" table:formula="of:=[.J6]/[.H6]" table:style-name="ce1">
            <text:p>0.433654059</text:p>
          </table:table-cell>
          <table:table-cell table:number-columns-repeated="16366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0.532744" table:style-name="ce8">
            <text:p>5.3274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20436399999999999" table:style-name="ce8">
            <text:p>2.0436E-01</text:p>
          </table:table-cell>
          <table:table-cell office:value-type="float" office:value="2E-3" table:style-name="ce8">
            <text:p>2.0000E-03</text:p>
          </table:table-cell>
          <table:table-cell office:value-type="float" office:value="0.180643" table:style-name="ce8">
            <text:p>1.8064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0.10112599999999999" table:style-name="ce8">
            <text:p>1.0113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4.6611199999999998E-2" table:style-name="ce8">
            <text:p>4.6611E-02</text:p>
          </table:table-cell>
          <table:table-cell office:value-type="float" office:value="4.4000000000000003E-3" table:style-name="ce8">
            <text:p>4.4000E-03</text:p>
          </table:table-cell>
          <table:table-cell office:value-type="float" office:value="0.6" table:style-name="ce1">
            <text:p>0.6</text:p>
          </table:table-cell>
          <table:table-cell office:value-type="float" office:value="0.88392769763754875" table:formula="of:=[.F7]/[.D7]" table:style-name="ce1">
            <text:p>0.883927698</text:p>
          </table:table-cell>
          <table:table-cell office:value-type="float" office:value="0.49483274940791921" table:formula="of:=[.H7]/[.D7]" table:style-name="ce1">
            <text:p>0.494832749</text:p>
          </table:table-cell>
          <table:table-cell office:value-type="float" office:value="0.22807930946742089" table:formula="of:=[.J7]/[.D7]" table:style-name="ce1">
            <text:p>0.228079309</text:p>
          </table:table-cell>
          <table:table-cell office:value-type="float" office:value="0.55981134059996784" table:formula="of:=[.H7]/[.F7]" table:style-name="ce1">
            <text:p>0.559811341</text:p>
          </table:table-cell>
          <table:table-cell office:value-type="float" office:value="0.25802937285142519" table:formula="of:=[.J7]/[.F7]" table:style-name="ce1">
            <text:p>0.258029373</text:p>
          </table:table-cell>
          <table:table-cell office:value-type="float" office:value="0.46092201807645911" table:formula="of:=[.J7]/[.H7]" table:style-name="ce1">
            <text:p>0.460922018</text:p>
          </table:table-cell>
          <table:table-cell table:number-columns-repeated="16366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0.52909700000000004" table:style-name="ce8">
            <text:p>5.2910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9575600000000001" table:style-name="ce8">
            <text:p>1.9576E-01</text:p>
          </table:table-cell>
          <table:table-cell office:value-type="float" office:value="2E-3" table:style-name="ce8">
            <text:p>2.0000E-03</text:p>
          </table:table-cell>
          <table:table-cell office:value-type="float" office:value="0.17809700000000001" table:style-name="ce8">
            <text:p>1.7810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0.104333" table:style-name="ce8">
            <text:p>1.0433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5.0911400000000002E-2" table:style-name="ce8">
            <text:p>5.0911E-02</text:p>
          </table:table-cell>
          <table:table-cell office:value-type="float" office:value="4.1999999999999997E-3" table:style-name="ce8">
            <text:p>4.2000E-03</text:p>
          </table:table-cell>
          <table:table-cell office:value-type="float" office:value="0.7" table:style-name="ce1">
            <text:p>0.7</text:p>
          </table:table-cell>
          <table:table-cell office:value-type="float" office:value="0.90979075992562164" table:formula="of:=[.F8]/[.D8]" table:style-name="ce1">
            <text:p>0.90979076</text:p>
          </table:table-cell>
          <table:table-cell office:value-type="float" office:value="0.53297472363554621" table:formula="of:=[.H8]/[.D8]" table:style-name="ce1">
            <text:p>0.532974724</text:p>
          </table:table-cell>
          <table:table-cell office:value-type="float" office:value="0.2600758086597601" table:formula="of:=[.J8]/[.D8]" table:style-name="ce1">
            <text:p>0.260075809</text:p>
          </table:table-cell>
          <table:table-cell office:value-type="float" office:value="0.58582120979017049" table:formula="of:=[.H8]/[.F8]" table:style-name="ce1">
            <text:p>0.58582121</text:p>
          </table:table-cell>
          <table:table-cell office:value-type="float" office:value="0.28586332167302086" table:formula="of:=[.J8]/[.F8]" table:style-name="ce1">
            <text:p>0.285863322</text:p>
          </table:table-cell>
          <table:table-cell office:value-type="float" office:value="0.48797024910622722" table:formula="of:=[.J8]/[.H8]" table:style-name="ce1">
            <text:p>0.487970249</text:p>
          </table:table-cell>
          <table:table-cell table:number-columns-repeated="16366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0.52487200000000001" table:style-name="ce8">
            <text:p>5.2487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8907599999999999" table:style-name="ce8">
            <text:p>1.8908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0.17563300000000001" table:style-name="ce8">
            <text:p>1.7563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0.106183" table:style-name="ce8">
            <text:p>1.0618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5.3980300000000002E-2" table:style-name="ce8">
            <text:p>5.3980E-02</text:p>
          </table:table-cell>
          <table:table-cell office:value-type="float" office:value="4.1000000000000003E-3" table:style-name="ce8">
            <text:p>4.1000E-03</text:p>
          </table:table-cell>
          <table:table-cell office:value-type="float" office:value="0.8" table:style-name="ce1">
            <text:p>0.8</text:p>
          </table:table-cell>
          <table:table-cell office:value-type="float" office:value="0.92890160570352676" table:formula="of:=[.F9]/[.D9]" table:style-name="ce1">
            <text:p>0.928901606</text:p>
          </table:table-cell>
          <table:table-cell office:value-type="float" office:value="0.56158899067041823" table:formula="of:=[.H9]/[.D9]" table:style-name="ce1">
            <text:p>0.561588991</text:p>
          </table:table-cell>
          <table:table-cell office:value-type="float" office:value="0.28549525058706554" table:formula="of:=[.J9]/[.D9]" table:style-name="ce1">
            <text:p>0.285495251</text:p>
          </table:table-cell>
          <table:table-cell office:value-type="float" office:value="0.60457317246758857" table:formula="of:=[.H9]/[.F9]" table:style-name="ce1">
            <text:p>0.604573172</text:p>
          </table:table-cell>
          <table:table-cell office:value-type="float" office:value="0.30734713863567781" table:formula="of:=[.J9]/[.F9]" table:style-name="ce1">
            <text:p>0.307347139</text:p>
          </table:table-cell>
          <table:table-cell office:value-type="float" office:value="0.50837045478089715" table:formula="of:=[.J9]/[.H9]" table:style-name="ce1">
            <text:p>0.508370455</text:p>
          </table:table-cell>
          <table:table-cell table:number-columns-repeated="16366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0.52128099999999999" table:style-name="ce8">
            <text:p>5.2128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8278" table:style-name="ce8">
            <text:p>1.8278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0.172712" table:style-name="ce8">
            <text:p>1.7271E-01</text:p>
          </table:table-cell>
          <table:table-cell office:value-type="float" office:value="2.0999999999999999E-3" table:style-name="ce8">
            <text:p>2.1000E-03</text:p>
          </table:table-cell>
          <table:table-cell office:value-type="float" office:value="0.1084" table:style-name="ce8">
            <text:p>1.0840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5.7390499999999997E-2" table:style-name="ce8">
            <text:p>5.7391E-02</text:p>
          </table:table-cell>
          <table:table-cell office:value-type="float" office:value="3.8999999999999998E-3" table:style-name="ce8">
            <text:p>3.9000E-03</text:p>
          </table:table-cell>
          <table:table-cell office:value-type="float" office:value="0.9" table:style-name="ce1">
            <text:p>0.9</text:p>
          </table:table-cell>
          <table:table-cell office:value-type="float" office:value="0.94491738702265027" table:formula="of:=[.F10]/[.D10]" table:style-name="ce1">
            <text:p>0.944917387</text:p>
          </table:table-cell>
          <table:table-cell office:value-type="float" office:value="0.59306269832585623" table:formula="of:=[.H10]/[.D10]" table:style-name="ce1">
            <text:p>0.593062698</text:p>
          </table:table-cell>
          <table:table-cell office:value-type="float" office:value="0.31398676003939163" table:formula="of:=[.J10]/[.D10]" table:style-name="ce1">
            <text:p>0.31398676</text:p>
          </table:table-cell>
          <table:table-cell office:value-type="float" office:value="0.62763444346658015" table:formula="of:=[.H10]/[.F10]" table:style-name="ce1">
            <text:p>0.627634443</text:p>
          </table:table-cell>
          <table:table-cell office:value-type="float" office:value="0.3322901709203761" table:formula="of:=[.J10]/[.F10]" table:style-name="ce1">
            <text:p>0.332290171</text:p>
          </table:table-cell>
          <table:table-cell office:value-type="float" office:value="0.52943265682656826" table:formula="of:=[.J10]/[.H10]" table:style-name="ce1">
            <text:p>0.529432657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1611799999999997" table:style-name="ce8">
            <text:p>5.1612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7591699999999999" table:style-name="ce8">
            <text:p>1.7592E-01</text:p>
          </table:table-cell>
          <table:table-cell office:value-type="float" office:value="2.2000000000000001E-3" table:style-name="ce8">
            <text:p>2.2000E-03</text:p>
          </table:table-cell>
          <table:table-cell office:value-type="float" office:value="0.170325" table:style-name="ce8">
            <text:p>1.7033E-01</text:p>
          </table:table-cell>
          <table:table-cell office:value-type="float" office:value="2.2000000000000001E-3" table:style-name="ce8">
            <text:p>2.2000E-03</text:p>
          </table:table-cell>
          <table:table-cell office:value-type="float" office:value="0.109639" table:style-name="ce8">
            <text:p>1.0964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6.0237300000000001E-2" table:style-name="ce8">
            <text:p>6.0237E-02</text:p>
          </table:table-cell>
          <table:table-cell office:value-type="float" office:value="3.8E-3" table:style-name="ce8">
            <text:p>3.8000E-03</text:p>
          </table:table-cell>
          <table:table-cell office:value-type="float" office:value="1" table:style-name="ce1">
            <text:p>1</text:p>
          </table:table-cell>
          <table:table-cell office:value-type="float" office:value="0.96821228192840947" table:formula="of:=[.F11]/[.D11]" table:style-name="ce1">
            <text:p>0.968212282</text:p>
          </table:table-cell>
          <table:table-cell office:value-type="float" office:value="0.62324277926522176" table:formula="of:=[.H11]/[.D11]" table:style-name="ce1">
            <text:p>0.623242779</text:p>
          </table:table-cell>
          <table:table-cell office:value-type="float" office:value="0.34241886798888116" table:formula="of:=[.J11]/[.D11]" table:style-name="ce1">
            <text:p>0.342418868</text:p>
          </table:table-cell>
          <table:table-cell office:value-type="float" office:value="0.64370468222515775" table:formula="of:=[.H11]/[.F11]" table:style-name="ce1">
            <text:p>0.643704682</text:p>
          </table:table-cell>
          <table:table-cell office:value-type="float" office:value="0.3536609423161603" table:formula="of:=[.J11]/[.F11]" table:style-name="ce1">
            <text:p>0.353660942</text:p>
          </table:table-cell>
          <table:table-cell office:value-type="float" office:value="0.54941489798338183" table:formula="of:=[.J11]/[.H11]" table:style-name="ce1">
            <text:p>0.549414898</text:p>
          </table:table-cell>
          <table:table-cell table:number-columns-repeated="16366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0.51096299999999995" table:style-name="ce8">
            <text:p>5.1096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6920399999999999" table:style-name="ce8">
            <text:p>1.6920E-01</text:p>
          </table:table-cell>
          <table:table-cell office:value-type="float" office:value="2.2000000000000001E-3" table:style-name="ce8">
            <text:p>2.2000E-03</text:p>
          </table:table-cell>
          <table:table-cell office:value-type="float" office:value="0.16715099999999999" table:style-name="ce8">
            <text:p>1.6715E-01</text:p>
          </table:table-cell>
          <table:table-cell office:value-type="float" office:value="2.2000000000000001E-3" table:style-name="ce8">
            <text:p>2.2000E-03</text:p>
          </table:table-cell>
          <table:table-cell office:value-type="float" office:value="0.11115999999999999" table:style-name="ce8">
            <text:p>1.1116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6.34493E-2" table:style-name="ce8">
            <text:p>6.3449E-02</text:p>
          </table:table-cell>
          <table:table-cell office:value-type="float" office:value="3.7000000000000002E-3" table:style-name="ce8">
            <text:p>3.7000E-0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8786671709888652" table:formula="of:=[.F12]/[.D12]" table:style-name="ce1">
            <text:p>0.987866717</text:p>
          </table:table-cell>
          <table:table-cell office:value-type="float" office:value="0.65695846433890448" table:formula="of:=[.H12]/[.D12]" table:style-name="ce1">
            <text:p>0.656958464</text:p>
          </table:table-cell>
          <table:table-cell office:value-type="float" office:value="0.37498699794331103" table:formula="of:=[.J12]/[.D12]" table:style-name="ce1">
            <text:p>0.374986998</text:p>
          </table:table-cell>
          <table:table-cell office:value-type="float" office:value="0.66502743028758426" table:formula="of:=[.H12]/[.F12]" table:style-name="ce1">
            <text:p>0.66502743</text:p>
          </table:table-cell>
          <table:table-cell office:value-type="float" office:value="0.37959270360332875" table:formula="of:=[.J12]/[.F12]" table:style-name="ce1">
            <text:p>0.379592704</text:p>
          </table:table-cell>
          <table:table-cell office:value-type="float" office:value="0.570792551277438" table:formula="of:=[.J12]/[.H12]" table:style-name="ce1">
            <text:p>0.570792551</text:p>
          </table:table-cell>
          <table:table-cell table:number-columns-repeated="16366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0.50644900000000004" table:style-name="ce8">
            <text:p>5.0645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6420100000000001" table:style-name="ce8">
            <text:p>1.6420E-01</text:p>
          </table:table-cell>
          <table:table-cell office:value-type="float" office:value="2.2000000000000001E-3" table:style-name="ce8">
            <text:p>2.2000E-03</text:p>
          </table:table-cell>
          <table:table-cell office:value-type="float" office:value="0.16456299999999999" table:style-name="ce8">
            <text:p>1.6456E-01</text:p>
          </table:table-cell>
          <table:table-cell office:value-type="float" office:value="2.2000000000000001E-3" table:style-name="ce8">
            <text:p>2.2000E-03</text:p>
          </table:table-cell>
          <table:table-cell office:value-type="float" office:value="0.111883" table:style-name="ce8">
            <text:p>1.1188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6.5802299999999994E-2" table:style-name="ce8">
            <text:p>6.5802E-02</text:p>
          </table:table-cell>
          <table:table-cell office:value-type="float" office:value="3.5999999999999999E-3" table:style-name="ce8">
            <text:p>3.6000E-03</text:p>
          </table:table-cell>
          <table:table-cell office:value-type="float" office:value="1.2" table:style-name="ce1">
            <text:p>1.2</text:p>
          </table:table-cell>
          <table:table-cell office:value-type="float" office:value="1.0022046150754258" table:formula="of:=[.F13]/[.D13]" table:style-name="ce1">
            <text:p>1.002204615</text:p>
          </table:table-cell>
          <table:table-cell office:value-type="float" office:value="0.68137831072892363" table:formula="of:=[.H13]/[.D13]" table:style-name="ce1">
            <text:p>0.681378311</text:p>
          </table:table-cell>
          <table:table-cell office:value-type="float" office:value="0.40074238281131047" table:formula="of:=[.J13]/[.D13]" table:style-name="ce1">
            <text:p>0.400742383</text:p>
          </table:table-cell>
          <table:table-cell office:value-type="float" office:value="0.67987943826984198" table:formula="of:=[.H13]/[.F13]" table:style-name="ce1">
            <text:p>0.679879438</text:p>
          </table:table-cell>
          <table:table-cell office:value-type="float" office:value="0.39986084356750912" table:formula="of:=[.J13]/[.F13]" table:style-name="ce1">
            <text:p>0.399860844</text:p>
          </table:table-cell>
          <table:table-cell office:value-type="float" office:value="0.58813492666446199" table:formula="of:=[.J13]/[.H13]" table:style-name="ce1">
            <text:p>0.588134927</text:p>
          </table:table-cell>
          <table:table-cell table:number-columns-repeated="16366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0.50005599999999994" table:style-name="ce8">
            <text:p>5.0006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57723" table:style-name="ce8">
            <text:p>1.5772E-01</text:p>
          </table:table-cell>
          <table:table-cell office:value-type="float" office:value="2.3E-3" table:style-name="ce8">
            <text:p>2.3000E-03</text:p>
          </table:table-cell>
          <table:table-cell office:value-type="float" office:value="0.16139000000000001" table:style-name="ce8">
            <text:p>1.6139E-01</text:p>
          </table:table-cell>
          <table:table-cell office:value-type="float" office:value="2.2000000000000001E-3" table:style-name="ce8">
            <text:p>2.2000E-03</text:p>
          </table:table-cell>
          <table:table-cell office:value-type="float" office:value="0.11243" table:style-name="ce8">
            <text:p>1.1243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6.8513199999999996E-2" table:style-name="ce8">
            <text:p>6.8513E-02</text:p>
          </table:table-cell>
          <table:table-cell office:value-type="float" office:value="3.5999999999999999E-3" table:style-name="ce8">
            <text:p>3.6000E-03</text:p>
          </table:table-cell>
          <table:table-cell office:value-type="float" office:value="1.3" table:style-name="ce1">
            <text:p>1.3</text:p>
          </table:table-cell>
          <table:table-cell office:value-type="float" office:value="1.023249621171294" table:formula="of:=[.F14]/[.D14]" table:style-name="ce1">
            <text:p>1.023249621</text:p>
          </table:table-cell>
          <table:table-cell office:value-type="float" office:value="0.71283199026140764" table:formula="of:=[.H14]/[.D14]" table:style-name="ce1">
            <text:p>0.71283199</text:p>
          </table:table-cell>
          <table:table-cell office:value-type="float" office:value="0.43438940420864425" table:formula="of:=[.J14]/[.D14]" table:style-name="ce1">
            <text:p>0.434389404</text:p>
          </table:table-cell>
          <table:table-cell office:value-type="float" office:value="0.69663547927380876" table:formula="of:=[.H14]/[.F14]" table:style-name="ce1">
            <text:p>0.696635479</text:p>
          </table:table-cell>
          <table:table-cell office:value-type="float" office:value="0.42451948695706049" table:formula="of:=[.J14]/[.F14]" table:style-name="ce1">
            <text:p>0.424519487</text:p>
          </table:table-cell>
          <table:table-cell office:value-type="float" office:value="0.609385395357111" table:formula="of:=[.J14]/[.H14]" table:style-name="ce1">
            <text:p>0.609385395</text:p>
          </table:table-cell>
          <table:table-cell table:number-columns-repeated="16366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0.494506" table:style-name="ce8">
            <text:p>4.9451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5285799999999999" table:style-name="ce8">
            <text:p>1.5286E-01</text:p>
          </table:table-cell>
          <table:table-cell office:value-type="float" office:value="2.3E-3" table:style-name="ce8">
            <text:p>2.3000E-03</text:p>
          </table:table-cell>
          <table:table-cell office:value-type="float" office:value="0.15814600000000001" table:style-name="ce8">
            <text:p>1.5815E-01</text:p>
          </table:table-cell>
          <table:table-cell office:value-type="float" office:value="2.3E-3" table:style-name="ce8">
            <text:p>2.3000E-03</text:p>
          </table:table-cell>
          <table:table-cell office:value-type="float" office:value="0.112568" table:style-name="ce8">
            <text:p>1.1257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7.0933300000000005E-2" table:style-name="ce8">
            <text:p>7.0933E-02</text:p>
          </table:table-cell>
          <table:table-cell office:value-type="float" office:value="3.5000000000000001E-3" table:style-name="ce8">
            <text:p>3.5000E-03</text:p>
          </table:table-cell>
          <table:table-cell office:value-type="float" office:value="1.4" table:style-name="ce1">
            <text:p>1.4</text:p>
          </table:table-cell>
          <table:table-cell office:value-type="float" office:value="1.0345941985372045" table:formula="of:=[.F15]/[.D15]" table:style-name="ce1">
            <text:p>1.034594199</text:p>
          </table:table-cell>
          <table:table-cell office:value-type="float" office:value="0.73642203875492296" table:formula="of:=[.H15]/[.D15]" table:style-name="ce1">
            <text:p>0.736422039</text:p>
          </table:table-cell>
          <table:table-cell office:value-type="float" office:value="0.46404702403537929" table:formula="of:=[.J15]/[.D15]" table:style-name="ce1">
            <text:p>0.464047024</text:p>
          </table:table-cell>
          <table:table-cell office:value-type="float" office:value="0.71179795884815289" table:formula="of:=[.H15]/[.F15]" table:style-name="ce1">
            <text:p>0.711797959</text:p>
          </table:table-cell>
          <table:table-cell office:value-type="float" office:value="0.44853047184247469" table:formula="of:=[.J15]/[.F15]" table:style-name="ce1">
            <text:p>0.448530472</text:p>
          </table:table-cell>
          <table:table-cell office:value-type="float" office:value="0.63013733920830084" table:formula="of:=[.J15]/[.H15]" table:style-name="ce1">
            <text:p>0.630137339</text:p>
          </table:table-cell>
          <table:table-cell table:number-columns-repeated="16366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0.490815" table:style-name="ce8">
            <text:p>4.9082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4863999999999999" table:style-name="ce8">
            <text:p>1.4864E-01</text:p>
          </table:table-cell>
          <table:table-cell office:value-type="float" office:value="2.3999999999999998E-3" table:style-name="ce8">
            <text:p>2.4000E-03</text:p>
          </table:table-cell>
          <table:table-cell office:value-type="float" office:value="0.15629299999999999" table:style-name="ce8">
            <text:p>1.5629E-01</text:p>
          </table:table-cell>
          <table:table-cell office:value-type="float" office:value="2.3E-3" table:style-name="ce8">
            <text:p>2.3000E-03</text:p>
          </table:table-cell>
          <table:table-cell office:value-type="float" office:value="0.11293499999999999" table:style-name="ce8">
            <text:p>1.1294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7.2947600000000001E-2" table:style-name="ce8">
            <text:p>7.2948E-02</text:p>
          </table:table-cell>
          <table:table-cell office:value-type="float" office:value="3.5000000000000001E-3" table:style-name="ce8">
            <text:p>3.5000E-03</text:p>
          </table:table-cell>
          <table:table-cell office:value-type="float" office:value="1.5" table:style-name="ce1">
            <text:p>1.5</text:p>
          </table:table-cell>
          <table:table-cell office:value-type="float" office:value="1.051486813778256" table:formula="of:=[.F16]/[.D16]" table:style-name="ce1">
            <text:p>1.051486814</text:p>
          </table:table-cell>
          <table:table-cell office:value-type="float" office:value="0.75978875134553281" table:formula="of:=[.H16]/[.D16]" table:style-name="ce1">
            <text:p>0.759788751</text:p>
          </table:table-cell>
          <table:table-cell office:value-type="float" office:value="0.49076695371367063" table:formula="of:=[.J16]/[.D16]" table:style-name="ce1">
            <text:p>0.490766954</text:p>
          </table:table-cell>
          <table:table-cell office:value-type="float" office:value="0.72258514456821488" table:formula="of:=[.H16]/[.F16]" table:style-name="ce1">
            <text:p>0.722585145</text:p>
          </table:table-cell>
          <table:table-cell office:value-type="float" office:value="0.46673619419935636" table:formula="of:=[.J16]/[.F16]" table:style-name="ce1">
            <text:p>0.466736194</text:p>
          </table:table-cell>
          <table:table-cell office:value-type="float" office:value="0.64592553238588568" table:formula="of:=[.J16]/[.H16]" table:style-name="ce1">
            <text:p>0.645925532</text:p>
          </table:table-cell>
          <table:table-cell table:number-columns-repeated="16366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0.48512499999999997" table:style-name="ce8">
            <text:p>4.8513E-01</text:p>
          </table:table-cell>
          <table:table-cell office:value-type="float" office:value="1.1000000000000001E-3" table:style-name="ce8">
            <text:p>1.1000E-03</text:p>
          </table:table-cell>
          <table:table-cell office:value-type="float" office:value="0.14474799999999999" table:style-name="ce8">
            <text:p>1.4475E-01</text:p>
          </table:table-cell>
          <table:table-cell office:value-type="float" office:value="2.3999999999999998E-3" table:style-name="ce8">
            <text:p>2.4000E-03</text:p>
          </table:table-cell>
          <table:table-cell office:value-type="float" office:value="0.15296999999999999" table:style-name="ce8">
            <text:p>1.5297E-01</text:p>
          </table:table-cell>
          <table:table-cell office:value-type="float" office:value="2.3E-3" table:style-name="ce8">
            <text:p>2.3000E-03</text:p>
          </table:table-cell>
          <table:table-cell office:value-type="float" office:value="0.113177" table:style-name="ce8">
            <text:p>1.1318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7.42289E-2" table:style-name="ce8">
            <text:p>7.4229E-02</text:p>
          </table:table-cell>
          <table:table-cell office:value-type="float" office:value="3.3999999999999998E-3" table:style-name="ce8">
            <text:p>3.4000E-03</text:p>
          </table:table-cell>
          <table:table-cell office:value-type="float" office:value="1.6" table:style-name="ce1">
            <text:p>1.6</text:p>
          </table:table-cell>
          <table:table-cell office:value-type="float" office:value="1.0568021665238898" table:formula="of:=[.F17]/[.D17]" table:style-name="ce1">
            <text:p>1.056802167</text:p>
          </table:table-cell>
          <table:table-cell office:value-type="float" office:value="0.78188990521457991" table:formula="of:=[.H17]/[.D17]" table:style-name="ce1">
            <text:p>0.781889905</text:p>
          </table:table-cell>
          <table:table-cell office:value-type="float" office:value="0.51281468483156945" table:formula="of:=[.J17]/[.D17]" table:style-name="ce1">
            <text:p>0.512814685</text:p>
          </table:table-cell>
          <table:table-cell office:value-type="float" office:value="0.73986402562593978" table:formula="of:=[.H17]/[.F17]" table:style-name="ce1">
            <text:p>0.739864026</text:p>
          </table:table-cell>
          <table:table-cell office:value-type="float" office:value="0.48525135647512585" table:formula="of:=[.J17]/[.F17]" table:style-name="ce1">
            <text:p>0.485251356</text:p>
          </table:table-cell>
          <table:table-cell office:value-type="float" office:value="0.6558655910653225" table:formula="of:=[.J17]/[.H17]" table:style-name="ce1">
            <text:p>0.655865591</text:p>
          </table:table-cell>
          <table:table-cell table:number-columns-repeated="16366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0.48002099999999998" table:style-name="ce8">
            <text:p>4.8002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4103299999999999" table:style-name="ce8">
            <text:p>1.4103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5079999999999999" table:style-name="ce8">
            <text:p>1.5080E-01</text:p>
          </table:table-cell>
          <table:table-cell office:value-type="float" office:value="2.3E-3" table:style-name="ce8">
            <text:p>2.3000E-03</text:p>
          </table:table-cell>
          <table:table-cell office:value-type="float" office:value="0.112692" table:style-name="ce8">
            <text:p>1.1269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7.5495699999999999E-2" table:style-name="ce8">
            <text:p>7.5496E-02</text:p>
          </table:table-cell>
          <table:table-cell office:value-type="float" office:value="3.3999999999999998E-3" table:style-name="ce8">
            <text:p>3.4000E-03</text:p>
          </table:table-cell>
          <table:table-cell office:value-type="float" office:value="1.7" table:style-name="ce1">
            <text:p>1.7</text:p>
          </table:table-cell>
          <table:table-cell office:value-type="float" office:value="1.0692532953280438" table:formula="of:=[.F18]/[.D18]" table:style-name="ce1">
            <text:p>1.069253295</text:p>
          </table:table-cell>
          <table:table-cell office:value-type="float" office:value="0.79904703154580847" table:formula="of:=[.H18]/[.D18]" table:style-name="ce1">
            <text:p>0.799047032</text:p>
          </table:table-cell>
          <table:table-cell office:value-type="float" office:value="0.53530521225528782" table:formula="of:=[.J18]/[.D18]" table:style-name="ce1">
            <text:p>0.535305212</text:p>
          </table:table-cell>
          <table:table-cell office:value-type="float" office:value="0.74729442970822291" table:formula="of:=[.H18]/[.F18]" table:style-name="ce1">
            <text:p>0.74729443</text:p>
          </table:table-cell>
          <table:table-cell office:value-type="float" office:value="0.5006346153846154" table:formula="of:=[.J18]/[.F18]" table:style-name="ce1">
            <text:p>0.500634615</text:p>
          </table:table-cell>
          <table:table-cell office:value-type="float" office:value="0.66992954246974057" table:formula="of:=[.J18]/[.H18]" table:style-name="ce1">
            <text:p>0.669929542</text:p>
          </table:table-cell>
          <table:table-cell table:number-columns-repeated="16366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0.47460599999999997" table:style-name="ce8">
            <text:p>4.7461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37096" table:style-name="ce8">
            <text:p>1.3710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47707" table:style-name="ce8">
            <text:p>1.4771E-01</text:p>
          </table:table-cell>
          <table:table-cell office:value-type="float" office:value="2.3E-3" table:style-name="ce8">
            <text:p>2.3000E-03</text:p>
          </table:table-cell>
          <table:table-cell office:value-type="float" office:value="0.112793" table:style-name="ce8">
            <text:p>1.1279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7.7010999999999996E-2" table:style-name="ce8">
            <text:p>7.7011E-02</text:p>
          </table:table-cell>
          <table:table-cell office:value-type="float" office:value="3.3999999999999998E-3" table:style-name="ce8">
            <text:p>3.4000E-03</text:p>
          </table:table-cell>
          <table:table-cell office:value-type="float" office:value="1.8" table:style-name="ce1">
            <text:p>1.8</text:p>
          </table:table-cell>
          <table:table-cell office:value-type="float" office:value="1.0773983194258039" table:formula="of:=[.F19]/[.D19]" table:style-name="ce1">
            <text:p>1.077398319</text:p>
          </table:table-cell>
          <table:table-cell office:value-type="float" office:value="0.82273005776973807" table:formula="of:=[.H19]/[.D19]" table:style-name="ce1">
            <text:p>0.822730058</text:p>
          </table:table-cell>
          <table:table-cell office:value-type="float" office:value="0.5617304662426329" table:formula="of:=[.J19]/[.D19]" table:style-name="ce1">
            <text:p>0.561730466</text:p>
          </table:table-cell>
          <table:table-cell office:value-type="float" office:value="0.76362663922495211" table:formula="of:=[.H19]/[.F19]" table:style-name="ce1">
            <text:p>0.763626639</text:p>
          </table:table-cell>
          <table:table-cell office:value-type="float" office:value="0.52137677970576879" table:formula="of:=[.J19]/[.F19]" table:style-name="ce1">
            <text:p>0.52137678</text:p>
          </table:table-cell>
          <table:table-cell office:value-type="float" office:value="0.6827640013121381" table:formula="of:=[.J19]/[.H19]" table:style-name="ce1">
            <text:p>0.682764001</text:p>
          </table:table-cell>
          <table:table-cell table:number-columns-repeated="16366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0.468692" table:style-name="ce8">
            <text:p>4.6869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32719" table:style-name="ce8">
            <text:p>1.3272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45257" table:style-name="ce8">
            <text:p>1.4526E-01</text:p>
          </table:table-cell>
          <table:table-cell office:value-type="float" office:value="2.3999999999999998E-3" table:style-name="ce8">
            <text:p>2.4000E-03</text:p>
          </table:table-cell>
          <table:table-cell office:value-type="float" office:value="0.112412" table:style-name="ce8">
            <text:p>1.1241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7.8304100000000001E-2" table:style-name="ce8">
            <text:p>7.8304E-02</text:p>
          </table:table-cell>
          <table:table-cell office:value-type="float" office:value="3.3E-3" table:style-name="ce8">
            <text:p>3.3000E-03</text:p>
          </table:table-cell>
          <table:table-cell office:value-type="float" office:value="1.9" table:style-name="ce1">
            <text:p>1.9</text:p>
          </table:table-cell>
          <table:table-cell office:value-type="float" office:value="1.0944702717772135" table:formula="of:=[.F20]/[.D20]" table:style-name="ce1">
            <text:p>1.094470272</text:p>
          </table:table-cell>
          <table:table-cell office:value-type="float" office:value="0.84699251802680853" table:formula="of:=[.H20]/[.D20]" table:style-name="ce1">
            <text:p>0.846992518</text:p>
          </table:table-cell>
          <table:table-cell office:value-type="float" office:value="0.58999917118121747" table:formula="of:=[.J20]/[.D20]" table:style-name="ce1">
            <text:p>0.589999171</text:p>
          </table:table-cell>
          <table:table-cell office:value-type="float" office:value="0.77388353056995529" table:formula="of:=[.H20]/[.F20]" table:style-name="ce1">
            <text:p>0.773883531</text:p>
          </table:table-cell>
          <table:table-cell office:value-type="float" office:value="0.53907281576791477" table:formula="of:=[.J20]/[.F20]" table:style-name="ce1">
            <text:p>0.539072816</text:p>
          </table:table-cell>
          <table:table-cell office:value-type="float" office:value="0.69658132583709931" table:formula="of:=[.J20]/[.H20]" table:style-name="ce1">
            <text:p>0.696581326</text:p>
          </table:table-cell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521000000000001" table:style-name="ce8">
            <text:p>4.6521E-01</text:p>
          </table:table-cell>
          <table:table-cell table:style-name="ce8"/>
          <table:table-cell office:value-type="float" office:value="0.12997" table:style-name="ce8">
            <text:p>1.2997E-01</text:p>
          </table:table-cell>
          <table:table-cell table:style-name="ce8"/>
          <table:table-cell office:value-type="float" office:value="0.142925" table:style-name="ce8">
            <text:p>1.4293E-01</text:p>
          </table:table-cell>
          <table:table-cell table:style-name="ce8"/>
          <table:table-cell office:value-type="float" office:value="0.11266" table:style-name="ce8">
            <text:p>1.1266E-01</text:p>
          </table:table-cell>
          <table:table-cell table:style-name="ce8"/>
          <table:table-cell office:value-type="float" office:value="7.9656299999999999E-2" table:style-name="ce8">
            <text:p>7.9656E-02</text:p>
          </table:table-cell>
          <table:table-cell table:style-name="ce8"/>
          <table:table-cell office:value-type="float" office:value="2" table:style-name="ce1">
            <text:p>2</text:p>
          </table:table-cell>
          <table:table-cell office:value-type="float" office:value="1.0996768485035007" table:formula="of:=[.F21]/[.D21]" table:style-name="ce1">
            <text:p>1.099676849</text:p>
          </table:table-cell>
          <table:table-cell office:value-type="float" office:value="0.86681541894283287" table:formula="of:=[.H21]/[.D21]" table:style-name="ce1">
            <text:p>0.866815419</text:p>
          </table:table-cell>
          <table:table-cell office:value-type="float" office:value="0.61288220358544276" table:formula="of:=[.J21]/[.D21]" table:style-name="ce1">
            <text:p>0.612882204</text:p>
          </table:table-cell>
          <table:table-cell office:value-type="float" office:value="0.78824558334790973" table:formula="of:=[.H21]/[.F21]" table:style-name="ce1">
            <text:p>0.788245583</text:p>
          </table:table-cell>
          <table:table-cell office:value-type="float" office:value="0.55732936854993875" table:formula="of:=[.J21]/[.F21]" table:style-name="ce1">
            <text:p>0.557329369</text:p>
          </table:table-cell>
          <table:table-cell office:value-type="float" office:value="0.70705041718444883" table:formula="of:=[.J21]/[.H21]" table:style-name="ce1">
            <text:p>0.707050417</text:p>
          </table:table-cell>
          <table:table-cell table:number-columns-repeated="16366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0.46248" table:style-name="ce8">
            <text:p>4.6248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28527" table:style-name="ce8">
            <text:p>1.2853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4208899999999999" table:style-name="ce8">
            <text:p>1.4209E-01</text:p>
          </table:table-cell>
          <table:table-cell office:value-type="float" office:value="2.3999999999999998E-3" table:style-name="ce8">
            <text:p>2.4000E-03</text:p>
          </table:table-cell>
          <table:table-cell office:value-type="float" office:value="0.11198900000000001" table:style-name="ce8">
            <text:p>1.1199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7.9875600000000005E-2" table:style-name="ce8">
            <text:p>7.9876E-02</text:p>
          </table:table-cell>
          <table:table-cell office:value-type="float" office:value="3.3E-3" table:style-name="ce8">
            <text:p>3.3000E-03</text:p>
          </table:table-cell>
          <table:table-cell office:value-type="float" office:value="2.1" table:style-name="ce1">
            <text:p>2.1</text:p>
          </table:table-cell>
          <table:table-cell office:value-type="float" office:value="1.1055186847899663" table:formula="of:=[.F22]/[.D22]" table:style-name="ce1">
            <text:p>1.105518685</text:p>
          </table:table-cell>
          <table:table-cell office:value-type="float" office:value="0.87132664731924037" table:formula="of:=[.H22]/[.D22]" table:style-name="ce1">
            <text:p>0.871326647</text:p>
          </table:table-cell>
          <table:table-cell office:value-type="float" office:value="0.62146941887696749" table:formula="of:=[.J22]/[.D22]" table:style-name="ce1">
            <text:p>0.621469419</text:p>
          </table:table-cell>
          <table:table-cell office:value-type="float" office:value="0.78816094138181003" table:formula="of:=[.H22]/[.F22]" table:style-name="ce1">
            <text:p>0.788160941</text:p>
          </table:table-cell>
          <table:table-cell office:value-type="float" office:value="0.56215189071638205" table:formula="of:=[.J22]/[.F22]" table:style-name="ce1">
            <text:p>0.562151891</text:p>
          </table:table-cell>
          <table:table-cell office:value-type="float" office:value="0.71324505085320877" table:formula="of:=[.J22]/[.H22]" table:style-name="ce1">
            <text:p>0.713245051</text:p>
          </table:table-cell>
          <table:table-cell table:number-columns-repeated="16366"/>
        </table:table-row>
        <table:table-row table:style-name="ro1">
          <table:table-cell office:value-type="float" office:value="2.2000000000000002" table:style-name="ce1">
            <text:p>2.2</text:p>
          </table:table-cell>
          <table:table-cell office:value-type="float" office:value="0.45686900000000003" table:style-name="ce8">
            <text:p>4.5687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24407" table:style-name="ce8">
            <text:p>1.2441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3983000000000001" table:style-name="ce8">
            <text:p>1.3983E-01</text:p>
          </table:table-cell>
          <table:table-cell office:value-type="float" office:value="2.3999999999999998E-3" table:style-name="ce8">
            <text:p>2.4000E-03</text:p>
          </table:table-cell>
          <table:table-cell office:value-type="float" office:value="0.11155" table:style-name="ce8">
            <text:p>1.1155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1081299999999995E-2" table:style-name="ce8">
            <text:p>8.1081E-02</text:p>
          </table:table-cell>
          <table:table-cell office:value-type="float" office:value="3.3E-3" table:style-name="ce8">
            <text:p>3.3000E-0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1239721237550941" table:formula="of:=[.F23]/[.D23]" table:style-name="ce1">
            <text:p>1.123972124</text:p>
          </table:table-cell>
          <table:table-cell office:value-type="float" office:value="0.8966537252726936" table:formula="of:=[.H23]/[.D23]" table:style-name="ce1">
            <text:p>0.896653725</text:p>
          </table:table-cell>
          <table:table-cell office:value-type="float" office:value="0.6517422653066145" table:formula="of:=[.J23]/[.D23]" table:style-name="ce1">
            <text:p>0.651742265</text:p>
          </table:table-cell>
          <table:table-cell office:value-type="float" office:value="0.79775441607666442" table:formula="of:=[.H23]/[.F23]" table:style-name="ce1">
            <text:p>0.797754416</text:p>
          </table:table-cell>
          <table:table-cell office:value-type="float" office:value="0.57985625402274188" table:formula="of:=[.J23]/[.F23]" table:style-name="ce1">
            <text:p>0.579856254</text:p>
          </table:table-cell>
          <table:table-cell office:value-type="float" office:value="0.72686060062752123" table:formula="of:=[.J23]/[.H23]" table:style-name="ce1">
            <text:p>0.726860601</text:p>
          </table:table-cell>
          <table:table-cell table:number-columns-repeated="16366"/>
        </table:table-row>
        <table:table-row table:style-name="ro1">
          <table:table-cell office:value-type="float" office:value="2.2999999999999998" table:style-name="ce1">
            <text:p>2.3</text:p>
          </table:table-cell>
          <table:table-cell office:value-type="float" office:value="0.45186999999999999" table:style-name="ce8">
            <text:p>4.5187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21599" table:style-name="ce8">
            <text:p>1.2160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37493" table:style-name="ce8">
            <text:p>1.3749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1086799999999999" table:style-name="ce8">
            <text:p>1.1087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1909800000000005E-2" table:style-name="ce8">
            <text:p>8.1910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307083117459849" table:formula="of:=[.F24]/[.D24]" table:style-name="ce1">
            <text:p>1.130708312</text:p>
          </table:table-cell>
          <table:table-cell office:value-type="float" office:value="0.91175091900426808" table:formula="of:=[.H24]/[.D24]" table:style-name="ce1">
            <text:p>0.911750919</text:p>
          </table:table-cell>
          <table:table-cell office:value-type="float" office:value="0.67360586846931314" table:formula="of:=[.J24]/[.D24]" table:style-name="ce1">
            <text:p>0.673605868</text:p>
          </table:table-cell>
          <table:table-cell office:value-type="float" office:value="0.80635377801051689" table:formula="of:=[.H24]/[.F24]" table:style-name="ce1">
            <text:p>0.806353778</text:p>
          </table:table-cell>
          <table:table-cell office:value-type="float" office:value="0.59573796484184649" table:formula="of:=[.J24]/[.F24]" table:style-name="ce1">
            <text:p>0.595737965</text:p>
          </table:table-cell>
          <table:table-cell office:value-type="float" office:value="0.73880470469387027" table:formula="of:=[.J24]/[.H24]" table:style-name="ce1">
            <text:p>0.738804705</text:p>
          </table:table-cell>
          <table:table-cell table:number-columns-repeated="16366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0.448266" table:style-name="ce8">
            <text:p>4.4827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20111" table:style-name="ce8">
            <text:p>1.2011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3555400000000001" table:style-name="ce8">
            <text:p>1.3555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1043600000000001" table:style-name="ce8">
            <text:p>1.1044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21654E-2" table:style-name="ce8">
            <text:p>8.2165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2.4" table:style-name="ce1">
            <text:p>2.4</text:p>
          </table:table-cell>
          <table:table-cell office:value-type="float" office:value="1.128572736885048" table:formula="of:=[.F25]/[.D25]" table:style-name="ce1">
            <text:p>1.128572737</text:p>
          </table:table-cell>
          <table:table-cell office:value-type="float" office:value="0.91944950920398638" table:formula="of:=[.H25]/[.D25]" table:style-name="ce1">
            <text:p>0.919449509</text:p>
          </table:table-cell>
          <table:table-cell office:value-type="float" office:value="0.68407889369000341" table:formula="of:=[.J25]/[.D25]" table:style-name="ce1">
            <text:p>0.684078894</text:p>
          </table:table-cell>
          <table:table-cell office:value-type="float" office:value="0.8147011523083052" table:formula="of:=[.H25]/[.F25]" table:style-name="ce1">
            <text:p>0.814701152</text:p>
          </table:table-cell>
          <table:table-cell office:value-type="float" office:value="0.60614515248535639" table:formula="of:=[.J25]/[.F25]" table:style-name="ce1">
            <text:p>0.606145152</text:p>
          </table:table-cell>
          <table:table-cell office:value-type="float" office:value="0.74400919989858372" table:formula="of:=[.J25]/[.H25]" table:style-name="ce1">
            <text:p>0.7440092</text:p>
          </table:table-cell>
          <table:table-cell table:number-columns-repeated="16366"/>
        </table:table-row>
        <table:table-row table:style-name="ro1">
          <table:table-cell office:value-type="float" office:value="2.5" table:style-name="ce1">
            <text:p>2.5</text:p>
          </table:table-cell>
          <table:table-cell office:value-type="float" office:value="0.443992" table:style-name="ce8">
            <text:p>4.4399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1754100000000001" table:style-name="ce8">
            <text:p>1.1754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3381399999999999" table:style-name="ce8">
            <text:p>1.3381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09683" table:style-name="ce8">
            <text:p>1.0968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2953700000000005E-2" table:style-name="ce8">
            <text:p>8.2954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2.5" table:style-name="ce1">
            <text:p>2.5</text:p>
          </table:table-cell>
          <table:table-cell office:value-type="float" office:value="1.1384453084455635" table:formula="of:=[.F26]/[.D26]" table:style-name="ce1">
            <text:p>1.138445308</text:p>
          </table:table-cell>
          <table:table-cell office:value-type="float" office:value="0.93314673177869845" table:formula="of:=[.H26]/[.D26]" table:style-name="ce1">
            <text:p>0.933146732</text:p>
          </table:table-cell>
          <table:table-cell office:value-type="float" office:value="0.7057426770233366" table:formula="of:=[.J26]/[.D26]" table:style-name="ce1">
            <text:p>0.705742677</text:p>
          </table:table-cell>
          <table:table-cell office:value-type="float" office:value="0.81966759830809943" table:formula="of:=[.H26]/[.F26]" table:style-name="ce1">
            <text:p>0.819667598</text:p>
          </table:table-cell>
          <table:table-cell office:value-type="float" office:value="0.61991794580537174" table:formula="of:=[.J26]/[.F26]" table:style-name="ce1">
            <text:p>0.619917946</text:p>
          </table:table-cell>
          <table:table-cell office:value-type="float" office:value="0.75630407629258867" table:formula="of:=[.J26]/[.H26]" table:style-name="ce1">
            <text:p>0.756304076</text:p>
          </table:table-cell>
          <table:table-cell table:number-columns-repeated="16366"/>
        </table:table-row>
        <table:table-row table:style-name="ro1">
          <table:table-cell office:value-type="float" office:value="2.6" table:style-name="ce1">
            <text:p>2.6</text:p>
          </table:table-cell>
          <table:table-cell office:value-type="float" office:value="0.44071500000000002" table:style-name="ce8">
            <text:p>4.4072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1627899999999999" table:style-name="ce8">
            <text:p>1.1628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3237599999999999" table:style-name="ce8">
            <text:p>1.3238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08626" table:style-name="ce8">
            <text:p>1.0863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3434400000000006E-2" table:style-name="ce8">
            <text:p>8.3434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2.6" table:style-name="ce1">
            <text:p>2.6</text:p>
          </table:table-cell>
          <table:table-cell office:value-type="float" office:value="1.1384342830605698" table:formula="of:=[.F27]/[.D27]" table:style-name="ce1">
            <text:p>1.138434283</text:p>
          </table:table-cell>
          <table:table-cell office:value-type="float" office:value="0.93418416051049635" table:formula="of:=[.H27]/[.D27]" table:style-name="ce1">
            <text:p>0.934184161</text:p>
          </table:table-cell>
          <table:table-cell office:value-type="float" office:value="0.71753627052176239" table:formula="of:=[.J27]/[.D27]" table:style-name="ce1">
            <text:p>0.717536271</text:p>
          </table:table-cell>
          <table:table-cell office:value-type="float" office:value="0.82058681331963501" table:formula="of:=[.H27]/[.F27]" table:style-name="ce1">
            <text:p>0.820586813</text:p>
          </table:table-cell>
          <table:table-cell office:value-type="float" office:value="0.63028343506375784" table:formula="of:=[.J27]/[.F27]" table:style-name="ce1">
            <text:p>0.630283435</text:p>
          </table:table-cell>
          <table:table-cell office:value-type="float" office:value="0.76808867122051816" table:formula="of:=[.J27]/[.H27]" table:style-name="ce1">
            <text:p>0.768088671</text:p>
          </table:table-cell>
          <table:table-cell table:number-columns-repeated="16366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0.43760700000000002" table:style-name="ce8">
            <text:p>4.3761E-01</text:p>
          </table:table-cell>
          <table:table-cell table:style-name="ce8"/>
          <table:table-cell office:value-type="float" office:value="0.11469600000000001" table:style-name="ce8">
            <text:p>1.1470E-01</text:p>
          </table:table-cell>
          <table:table-cell table:style-name="ce8"/>
          <table:table-cell office:value-type="float" office:value="0.13086200000000001" table:style-name="ce8">
            <text:p>1.3086E-01</text:p>
          </table:table-cell>
          <table:table-cell table:style-name="ce8"/>
          <table:table-cell office:value-type="float" office:value="0.108401" table:style-name="ce8">
            <text:p>1.0840E-01</text:p>
          </table:table-cell>
          <table:table-cell table:style-name="ce8"/>
          <table:table-cell office:value-type="float" office:value="8.3648200000000006E-2" table:style-name="ce8">
            <text:p>8.3648E-02</text:p>
          </table:table-cell>
          <table:table-cell table:style-name="ce8"/>
          <table:table-cell office:value-type="float" office:value="2.7" table:style-name="ce1">
            <text:p>2.7</text:p>
          </table:table-cell>
          <table:table-cell office:value-type="float" office:value="1.1409465020576131" table:formula="of:=[.F28]/[.D28]" table:style-name="ce1">
            <text:p>1.140946502</text:p>
          </table:table-cell>
          <table:table-cell office:value-type="float" office:value="0.94511578433424004" table:formula="of:=[.H28]/[.D28]" table:style-name="ce1">
            <text:p>0.945115784</text:p>
          </table:table-cell>
          <table:table-cell office:value-type="float" office:value="0.72930355025458604" table:formula="of:=[.J28]/[.D28]" table:style-name="ce1">
            <text:p>0.72930355</text:p>
          </table:table-cell>
          <table:table-cell office:value-type="float" office:value="0.82836117436689027" table:formula="of:=[.H28]/[.F28]" table:style-name="ce1">
            <text:p>0.828361174</text:p>
          </table:table-cell>
          <table:table-cell office:value-type="float" office:value="0.63920924332502949" table:formula="of:=[.J28]/[.F28]" table:style-name="ce1">
            <text:p>0.639209243</text:p>
          </table:table-cell>
          <table:table-cell office:value-type="float" office:value="0.77165524303281341" table:formula="of:=[.J28]/[.H28]" table:style-name="ce1">
            <text:p>0.771655243</text:p>
          </table:table-cell>
          <table:table-cell table:number-columns-repeated="16366"/>
        </table:table-row>
        <table:table-row table:style-name="ro1">
          <table:table-cell office:value-type="float" office:value="2.8" table:style-name="ce1">
            <text:p>2.8</text:p>
          </table:table-cell>
          <table:table-cell office:value-type="float" office:value="0.43680799999999997" table:style-name="ce8">
            <text:p>4.3681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1412" table:style-name="ce8">
            <text:p>1.1412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0.131021" table:style-name="ce8">
            <text:p>1.3102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08151" table:style-name="ce8">
            <text:p>1.0815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3515099999999995E-2" table:style-name="ce8">
            <text:p>8.3515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2.8" table:style-name="ce1">
            <text:p>2.8</text:p>
          </table:table-cell>
          <table:table-cell office:value-type="float" office:value="1.1480984928145812" table:formula="of:=[.F29]/[.D29]" table:style-name="ce1">
            <text:p>1.148098493</text:p>
          </table:table-cell>
          <table:table-cell office:value-type="float" office:value="0.94769540834209598" table:formula="of:=[.H29]/[.D29]" table:style-name="ce1">
            <text:p>0.947695408</text:p>
          </table:table-cell>
          <table:table-cell office:value-type="float" office:value="0.73181826147914475" table:formula="of:=[.J29]/[.D29]" table:style-name="ce1">
            <text:p>0.731818261</text:p>
          </table:table-cell>
          <table:table-cell office:value-type="float" office:value="0.82544782897398128" table:formula="of:=[.H29]/[.F29]" table:style-name="ce1">
            <text:p>0.825447829</text:p>
          </table:table-cell>
          <table:table-cell office:value-type="float" office:value="0.63741766587035664" table:formula="of:=[.J29]/[.F29]" table:style-name="ce1">
            <text:p>0.637417666</text:p>
          </table:table-cell>
          <table:table-cell office:value-type="float" office:value="0.77220830135643681" table:formula="of:=[.J29]/[.H29]" table:style-name="ce1">
            <text:p>0.772208301</text:p>
          </table:table-cell>
          <table:table-cell table:number-columns-repeated="16366"/>
        </table:table-row>
        <table:table-row table:style-name="ro1">
          <table:table-cell office:value-type="float" office:value="2.9" table:style-name="ce1">
            <text:p>2.9</text:p>
          </table:table-cell>
          <table:table-cell office:value-type="float" office:value="0.439276" table:style-name="ce8">
            <text:p>4.3928E-01</text:p>
          </table:table-cell>
          <table:table-cell office:value-type="float" office:value="1.1999999999999999E-3" table:style-name="ce8">
            <text:p>1.2000E-03</text:p>
          </table:table-cell>
          <table:table-cell office:value-type="float" office:value="0.116548" table:style-name="ce8">
            <text:p>1.1655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3128600000000001" table:style-name="ce8">
            <text:p>1.3129E-01</text:p>
          </table:table-cell>
          <table:table-cell office:value-type="float" office:value="2.5000000000000001E-3" table:style-name="ce8">
            <text:p>2.5000E-03</text:p>
          </table:table-cell>
          <table:table-cell office:value-type="float" office:value="0.10874200000000001" table:style-name="ce8">
            <text:p>1.0874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2700099999999999E-2" table:style-name="ce8">
            <text:p>8.2700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2.9" table:style-name="ce1">
            <text:p>2.9</text:p>
          </table:table-cell>
          <table:table-cell office:value-type="float" office:value="1.1264543364107493" table:formula="of:=[.F30]/[.D30]" table:style-name="ce1">
            <text:p>1.126454336</text:p>
          </table:table-cell>
          <table:table-cell office:value-type="float" office:value="0.93302330370319531" table:formula="of:=[.H30]/[.D30]" table:style-name="ce1">
            <text:p>0.933023304</text:p>
          </table:table-cell>
          <table:table-cell office:value-type="float" office:value="0.70957974396815049" table:formula="of:=[.J30]/[.D30]" table:style-name="ce1">
            <text:p>0.709579744</text:p>
          </table:table-cell>
          <table:table-cell office:value-type="float" office:value="0.82828328991667044" table:formula="of:=[.H30]/[.F30]" table:style-name="ce1">
            <text:p>0.82828329</text:p>
          </table:table-cell>
          <table:table-cell office:value-type="float" office:value="0.62992322105936649" table:formula="of:=[.J30]/[.F30]" table:style-name="ce1">
            <text:p>0.629923221</text:p>
          </table:table-cell>
          <table:table-cell office:value-type="float" office:value="0.76051663570653472" table:formula="of:=[.J30]/[.H30]" table:style-name="ce1">
            <text:p>0.760516636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892800000000002" table:style-name="ce8">
            <text:p>4.1893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4306" table:style-name="ce8">
            <text:p>1.0431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0.122942" table:style-name="ce8">
            <text:p>1.2294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6227" table:style-name="ce8">
            <text:p>1.0623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5452899999999998E-2" table:style-name="ce8">
            <text:p>8.5453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" table:style-name="ce1">
            <text:p>3</text:p>
          </table:table-cell>
          <table:table-cell office:value-type="float" office:value="1.1786666155350602" table:formula="of:=[.F31]/[.D31]" table:style-name="ce1">
            <text:p>1.178666616</text:p>
          </table:table-cell>
          <table:table-cell office:value-type="float" office:value="1.0184169654669915" table:formula="of:=[.H31]/[.D31]" table:style-name="ce1">
            <text:p>1.018416965</text:p>
          </table:table-cell>
          <table:table-cell office:value-type="float" office:value="0.81925200851341251" table:formula="of:=[.J31]/[.D31]" table:style-name="ce1">
            <text:p>0.819252009</text:p>
          </table:table-cell>
          <table:table-cell office:value-type="float" office:value="0.86404158058271385" table:formula="of:=[.H31]/[.F31]" table:style-name="ce1">
            <text:p>0.864041581</text:p>
          </table:table-cell>
          <table:table-cell office:value-type="float" office:value="0.6950667794569797" table:formula="of:=[.J31]/[.F31]" table:style-name="ce1">
            <text:p>0.695066779</text:p>
          </table:table-cell>
          <table:table-cell office:value-type="float" office:value="0.80443672512638031" table:formula="of:=[.J31]/[.H31]" table:style-name="ce1">
            <text:p>0.804436725</text:p>
          </table:table-cell>
          <table:table-cell table:number-columns-repeated="16366"/>
        </table:table-row>
        <table:table-row table:style-name="ro1">
          <table:table-cell office:value-type="float" office:value="3.1" table:style-name="ce1">
            <text:p>3.1</text:p>
          </table:table-cell>
          <table:table-cell office:value-type="float" office:value="0.42346099999999998" table:style-name="ce8">
            <text:p>4.2346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7152" table:style-name="ce8">
            <text:p>1.0715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0.124755" table:style-name="ce8">
            <text:p>1.2476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688400000000001" table:style-name="ce8">
            <text:p>1.0688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4669599999999998E-2" table:style-name="ce8">
            <text:p>8.4670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1" table:style-name="ce1">
            <text:p>3.1</text:p>
          </table:table-cell>
          <table:table-cell office:value-type="float" office:value="1.1642806480513663" table:formula="of:=[.F32]/[.D32]" table:style-name="ce1">
            <text:p>1.164280648</text:p>
          </table:table-cell>
          <table:table-cell office:value-type="float" office:value="0.99749888009556531" table:formula="of:=[.H32]/[.D32]" table:style-name="ce1">
            <text:p>0.99749888</text:p>
          </table:table-cell>
          <table:table-cell office:value-type="float" office:value="0.79018217112139766" table:formula="of:=[.J32]/[.D32]" table:style-name="ce1">
            <text:p>0.790182171</text:p>
          </table:table-cell>
          <table:table-cell office:value-type="float" office:value="0.85675123241553441" table:formula="of:=[.H32]/[.F32]" table:style-name="ce1">
            <text:p>0.856751232</text:p>
          </table:table-cell>
          <table:table-cell office:value-type="float" office:value="0.67868702657208124" table:formula="of:=[.J32]/[.F32]" table:style-name="ce1">
            <text:p>0.678687027</text:p>
          </table:table-cell>
          <table:table-cell office:value-type="float" office:value="0.79216346693611761" table:formula="of:=[.J32]/[.H32]" table:style-name="ce1">
            <text:p>0.792163467</text:p>
          </table:table-cell>
          <table:table-cell table:number-columns-repeated="16366"/>
        </table:table-row>
        <table:table-row table:style-name="ro1">
          <table:table-cell office:value-type="float" office:value="3.2" table:style-name="ce1">
            <text:p>3.2</text:p>
          </table:table-cell>
          <table:table-cell office:value-type="float" office:value="0.42373499999999997" table:style-name="ce8">
            <text:p>4.2374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7691" table:style-name="ce8">
            <text:p>1.0769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0.12515899999999999" table:style-name="ce8">
            <text:p>1.2516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623299999999999" table:style-name="ce8">
            <text:p>1.0623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4651500000000005E-2" table:style-name="ce8">
            <text:p>8.4652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2" table:style-name="ce1">
            <text:p>3.2</text:p>
          </table:table-cell>
          <table:table-cell office:value-type="float" office:value="1.1622048267728966" table:formula="of:=[.F33]/[.D33]" table:style-name="ce1">
            <text:p>1.162204827</text:p>
          </table:table-cell>
          <table:table-cell office:value-type="float" office:value="0.98646126417249347" table:formula="of:=[.H33]/[.D33]" table:style-name="ce1">
            <text:p>0.986461264</text:p>
          </table:table-cell>
          <table:table-cell office:value-type="float" office:value="0.78605918786156692" table:formula="of:=[.J33]/[.D33]" table:style-name="ce1">
            <text:p>0.786059188</text:p>
          </table:table-cell>
          <table:table-cell office:value-type="float" office:value="0.8487843463114918" table:formula="of:=[.H33]/[.F33]" table:style-name="ce1">
            <text:p>0.848784346</text:p>
          </table:table-cell>
          <table:table-cell office:value-type="float" office:value="0.67635168066219775" table:formula="of:=[.J33]/[.F33]" table:style-name="ce1">
            <text:p>0.676351681</text:p>
          </table:table-cell>
          <table:table-cell office:value-type="float" office:value="0.79684749559929602" table:formula="of:=[.J33]/[.H33]" table:style-name="ce1">
            <text:p>0.796847496</text:p>
          </table:table-cell>
          <table:table-cell table:number-columns-repeated="16366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0.42378300000000002" table:style-name="ce8">
            <text:p>4.2378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835" table:style-name="ce8">
            <text:p>1.0835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0.12523100000000001" table:style-name="ce8">
            <text:p>1.2523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6001" table:style-name="ce8">
            <text:p>1.0600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4200999999999998E-2" table:style-name="ce8">
            <text:p>8.4201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3" table:style-name="ce1">
            <text:p>3.3</text:p>
          </table:table-cell>
          <table:table-cell office:value-type="float" office:value="1.1558006460544532" table:formula="of:=[.F34]/[.D34]" table:style-name="ce1">
            <text:p>1.155800646</text:p>
          </table:table-cell>
          <table:table-cell office:value-type="float" office:value="0.97832025842178127" table:formula="of:=[.H34]/[.D34]" table:style-name="ce1">
            <text:p>0.978320258</text:p>
          </table:table-cell>
          <table:table-cell office:value-type="float" office:value="0.77712044300876781" table:formula="of:=[.J34]/[.D34]" table:style-name="ce1">
            <text:p>0.777120443</text:p>
          </table:table-cell>
          <table:table-cell office:value-type="float" office:value="0.84644377190951114" table:formula="of:=[.H34]/[.F34]" table:style-name="ce1">
            <text:p>0.846443772</text:p>
          </table:table-cell>
          <table:table-cell office:value-type="float" office:value="0.67236546861400126" table:formula="of:=[.J34]/[.F34]" table:style-name="ce1">
            <text:p>0.672365469</text:p>
          </table:table-cell>
          <table:table-cell office:value-type="float" office:value="0.7943415628154451" table:formula="of:=[.J34]/[.H34]" table:style-name="ce1">
            <text:p>0.794341563</text:p>
          </table:table-cell>
          <table:table-cell table:number-columns-repeated="16366"/>
        </table:table-row>
        <table:table-row table:style-name="ro1">
          <table:table-cell office:value-type="float" office:value="3.4" table:style-name="ce1">
            <text:p>3.4</text:p>
          </table:table-cell>
          <table:table-cell office:value-type="float" office:value="0.42384899999999998" table:style-name="ce8">
            <text:p>4.2385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8625" table:style-name="ce8">
            <text:p>1.0863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0.124876" table:style-name="ce8">
            <text:p>1.2488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6054" table:style-name="ce8">
            <text:p>1.0605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4293499999999993E-2" table:style-name="ce8">
            <text:p>8.4294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4" table:style-name="ce1">
            <text:p>3.4</text:p>
          </table:table-cell>
          <table:table-cell office:value-type="float" office:value="1.1496064441887226" table:formula="of:=[.F35]/[.D35]" table:style-name="ce1">
            <text:p>1.149606444</text:p>
          </table:table-cell>
          <table:table-cell office:value-type="float" office:value="0.976331415420023" table:formula="of:=[.H35]/[.D35]" table:style-name="ce1">
            <text:p>0.976331415</text:p>
          </table:table-cell>
          <table:table-cell office:value-type="float" office:value="0.77600460299194474" table:formula="of:=[.J35]/[.D35]" table:style-name="ce1">
            <text:p>0.776004603</text:p>
          </table:table-cell>
          <table:table-cell office:value-type="float" office:value="0.84927448028444208" table:formula="of:=[.H35]/[.F35]" table:style-name="ce1">
            <text:p>0.84927448</text:p>
          </table:table-cell>
          <table:table-cell office:value-type="float" office:value="0.67501761747653666" table:formula="of:=[.J35]/[.F35]" table:style-name="ce1">
            <text:p>0.675017617</text:p>
          </table:table-cell>
          <table:table-cell office:value-type="float" office:value="0.79481679144586714" table:formula="of:=[.J35]/[.H35]" table:style-name="ce1">
            <text:p>0.794816791</text:p>
          </table:table-cell>
          <table:table-cell table:number-columns-repeated="16366"/>
        </table:table-row>
        <table:table-row table:style-name="ro1">
          <table:table-cell office:value-type="float" office:value="3.5" table:style-name="ce1">
            <text:p>3.5</text:p>
          </table:table-cell>
          <table:table-cell office:value-type="float" office:value="0.42200399999999999" table:style-name="ce8">
            <text:p>4.2200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743" table:style-name="ce8">
            <text:p>1.0743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0.124392" table:style-name="ce8">
            <text:p>1.2439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562100000000001" table:style-name="ce8">
            <text:p>1.0562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45606E-2" table:style-name="ce8">
            <text:p>8.4561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5" table:style-name="ce1">
            <text:p>3.5</text:p>
          </table:table-cell>
          <table:table-cell office:value-type="float" office:value="1.1578888578609328" table:formula="of:=[.F36]/[.D36]" table:style-name="ce1">
            <text:p>1.157888858</text:p>
          </table:table-cell>
          <table:table-cell office:value-type="float" office:value="0.98316112817648704" table:formula="of:=[.H36]/[.D36]" table:style-name="ce1">
            <text:p>0.983161128</text:p>
          </table:table-cell>
          <table:table-cell office:value-type="float" office:value="0.78712277762263805" table:formula="of:=[.J36]/[.D36]" table:style-name="ce1">
            <text:p>0.787122778</text:p>
          </table:table-cell>
          <table:table-cell office:value-type="float" office:value="0.84909801273393792" table:formula="of:=[.H36]/[.F36]" table:style-name="ce1">
            <text:p>0.849098013</text:p>
          </table:table-cell>
          <table:table-cell office:value-type="float" office:value="0.67979130490706796" table:formula="of:=[.J36]/[.F36]" table:style-name="ce1">
            <text:p>0.679791305</text:p>
          </table:table-cell>
          <table:table-cell office:value-type="float" office:value="0.80060404654377437" table:formula="of:=[.J36]/[.H36]" table:style-name="ce1">
            <text:p>0.800604047</text:p>
          </table:table-cell>
          <table:table-cell table:number-columns-repeated="16366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0.419267" table:style-name="ce8">
            <text:p>4.1927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5701" table:style-name="ce8">
            <text:p>1.0570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0.123263" table:style-name="ce8">
            <text:p>1.2326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5377" table:style-name="ce8">
            <text:p>1.0538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8.4926000000000001E-2" table:style-name="ce8">
            <text:p>8.4926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6" table:style-name="ce1">
            <text:p>3.6</text:p>
          </table:table-cell>
          <table:table-cell office:value-type="float" office:value="1.1661479077775989" table:formula="of:=[.F37]/[.D37]" table:style-name="ce1">
            <text:p>1.166147908</text:p>
          </table:table-cell>
          <table:table-cell office:value-type="float" office:value="0.99693474990775865" table:formula="of:=[.H37]/[.D37]" table:style-name="ce1">
            <text:p>0.99693475</text:p>
          </table:table-cell>
          <table:table-cell office:value-type="float" office:value="0.8034550288076745" table:formula="of:=[.J37]/[.D37]" table:style-name="ce1">
            <text:p>0.803455029</text:p>
          </table:table-cell>
          <table:table-cell office:value-type="float" office:value="0.85489562966989285" table:formula="of:=[.H37]/[.F37]" table:style-name="ce1">
            <text:p>0.85489563</text:p>
          </table:table-cell>
          <table:table-cell office:value-type="float" office:value="0.68898209519482734" table:formula="of:=[.J37]/[.F37]" table:style-name="ce1">
            <text:p>0.688982095</text:p>
          </table:table-cell>
          <table:table-cell office:value-type="float" office:value="0.80592539168888855" table:formula="of:=[.J37]/[.H37]" table:style-name="ce1">
            <text:p>0.805925392</text:p>
          </table:table-cell>
          <table:table-cell table:number-columns-repeated="16366"/>
        </table:table-row>
        <table:table-row table:style-name="ro1">
          <table:table-cell office:value-type="float" office:value="3.7" table:style-name="ce1">
            <text:p>3.7</text:p>
          </table:table-cell>
          <table:table-cell office:value-type="float" office:value="0.41465600000000002" table:style-name="ce8">
            <text:p>4.1466E-01</text:p>
          </table:table-cell>
          <table:table-cell table:style-name="ce8"/>
          <table:table-cell office:value-type="float" office:value="0.10332" table:style-name="ce8">
            <text:p>1.0332E-01</text:p>
          </table:table-cell>
          <table:table-cell table:style-name="ce8"/>
          <table:table-cell office:value-type="float" office:value="0.121669" table:style-name="ce8">
            <text:p>1.2167E-01</text:p>
          </table:table-cell>
          <table:table-cell table:style-name="ce8"/>
          <table:table-cell office:value-type="float" office:value="0.104813" table:style-name="ce8">
            <text:p>1.0481E-01</text:p>
          </table:table-cell>
          <table:table-cell table:style-name="ce8"/>
          <table:table-cell office:value-type="float" office:value="8.4853700000000004E-2" table:style-name="ce8">
            <text:p>8.4854E-02</text:p>
          </table:table-cell>
          <table:table-cell table:style-name="ce8"/>
          <table:table-cell office:value-type="float" office:value="3.7" table:style-name="ce1">
            <text:p>3.7</text:p>
          </table:table-cell>
          <table:table-cell office:value-type="float" office:value="1.1775938830816881" table:formula="of:=[.F38]/[.D38]" table:style-name="ce1">
            <text:p>1.177593883</text:p>
          </table:table-cell>
          <table:table-cell office:value-type="float" office:value="1.0144502516453737" table:formula="of:=[.H38]/[.D38]" table:style-name="ce1">
            <text:p>1.014450252</text:p>
          </table:table-cell>
          <table:table-cell office:value-type="float" office:value="0.82127080913666284" table:formula="of:=[.J38]/[.D38]" table:style-name="ce1">
            <text:p>0.821270809</text:p>
          </table:table-cell>
          <table:table-cell office:value-type="float" office:value="0.86146019117441586" table:formula="of:=[.H38]/[.F38]" table:style-name="ce1">
            <text:p>0.861460191</text:p>
          </table:table-cell>
          <table:table-cell office:value-type="float" office:value="0.69741429616418316" table:formula="of:=[.J38]/[.F38]" table:style-name="ce1">
            <text:p>0.697414296</text:p>
          </table:table-cell>
          <table:table-cell office:value-type="float" office:value="0.80957228588056829" table:formula="of:=[.J38]/[.H38]" table:style-name="ce1">
            <text:p>0.809572286</text:p>
          </table:table-cell>
          <table:table-cell table:number-columns-repeated="16366"/>
        </table:table-row>
        <table:table-row table:style-name="ro1">
          <table:table-cell office:value-type="float" office:value="3.8" table:style-name="ce1">
            <text:p>3.8</text:p>
          </table:table-cell>
          <table:table-cell office:value-type="float" office:value="0.410605" table:style-name="ce8">
            <text:p>4.1061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0.10113999999999999" table:style-name="ce8">
            <text:p>1.0114E-01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0.119653" table:style-name="ce8">
            <text:p>1.1965E-01</text:p>
          </table:table-cell>
          <table:table-cell office:value-type="float" office:value="2.5999999999999999E-3" table:style-name="ce8">
            <text:p>2.6000E-03</text:p>
          </table:table-cell>
          <table:table-cell office:value-type="float" office:value="0.104204" table:style-name="ce8">
            <text:p>1.0420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8.5607500000000003E-2" table:style-name="ce8">
            <text:p>8.5608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8" table:style-name="ce1">
            <text:p>3.8</text:p>
          </table:table-cell>
          <table:table-cell office:value-type="float" office:value="1.1830433063080878" table:formula="of:=[.F39]/[.D39]" table:style-name="ce1">
            <text:p>1.183043306</text:p>
          </table:table-cell>
          <table:table-cell office:value-type="float" office:value="1.0302946410915563" table:formula="of:=[.H39]/[.D39]" table:style-name="ce1">
            <text:p>1.030294641</text:p>
          </table:table-cell>
          <table:table-cell office:value-type="float" office:value="0.8464257464900139" table:formula="of:=[.J39]/[.D39]" table:style-name="ce1">
            <text:p>0.846425746</text:p>
          </table:table-cell>
          <table:table-cell office:value-type="float" office:value="0.87088497572146129" table:formula="of:=[.H39]/[.F39]" table:style-name="ce1">
            <text:p>0.870884976</text:p>
          </table:table-cell>
          <table:table-cell office:value-type="float" office:value="0.71546471881189777" table:formula="of:=[.J39]/[.F39]" table:style-name="ce1">
            <text:p>0.715464719</text:p>
          </table:table-cell>
          <table:table-cell office:value-type="float" office:value="0.82153756093815977" table:formula="of:=[.J39]/[.H39]" table:style-name="ce1">
            <text:p>0.821537561</text:p>
          </table:table-cell>
          <table:table-cell table:number-columns-repeated="16366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0.404866" table:style-name="ce8">
            <text:p>4.0487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9.8703299999999994E-2" table:style-name="ce8">
            <text:p>9.8703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0.117186" table:style-name="ce8">
            <text:p>1.1719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03146" table:style-name="ce8">
            <text:p>1.0315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8.5831099999999994E-2" table:style-name="ce8">
            <text:p>8.5831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3.9" table:style-name="ce1">
            <text:p>3.9</text:p>
          </table:table-cell>
          <table:table-cell office:value-type="float" office:value="1.1872551373662279" table:formula="of:=[.F40]/[.D40]" table:style-name="ce1">
            <text:p>1.187255137</text:p>
          </table:table-cell>
          <table:table-cell office:value-type="float" office:value="1.0450106531392569" table:formula="of:=[.H40]/[.D40]" table:style-name="ce1">
            <text:p>1.045010653</text:p>
          </table:table-cell>
          <table:table-cell office:value-type="float" office:value="0.86958693377019813" table:formula="of:=[.J40]/[.D40]" table:style-name="ce1">
            <text:p>0.869586934</text:p>
          </table:table-cell>
          <table:table-cell office:value-type="float" office:value="0.88019046643797039" table:formula="of:=[.H40]/[.F40]" table:style-name="ce1">
            <text:p>0.880190466</text:p>
          </table:table-cell>
          <table:table-cell office:value-type="float" office:value="0.73243476183161804" table:formula="of:=[.J40]/[.F40]" table:style-name="ce1">
            <text:p>0.732434762</text:p>
          </table:table-cell>
          <table:table-cell office:value-type="float" office:value="0.83213212339790188" table:formula="of:=[.J40]/[.H40]" table:style-name="ce1">
            <text:p>0.832132123</text:p>
          </table:table-cell>
          <table:table-cell table:number-columns-repeated="1636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9995799999999998" table:style-name="ce8">
            <text:p>3.9996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9.6636200000000005E-2" table:style-name="ce8">
            <text:p>9.6636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0.114897" table:style-name="ce8">
            <text:p>1.1490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0242900000000001" table:style-name="ce8">
            <text:p>1.0243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8.5994699999999993E-2" table:style-name="ce8">
            <text:p>8.5995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" table:style-name="ce1">
            <text:p>4</text:p>
          </table:table-cell>
          <table:table-cell office:value-type="float" office:value="1.1889643839472164" table:formula="of:=[.F41]/[.D41]" table:style-name="ce1">
            <text:p>1.188964384</text:p>
          </table:table-cell>
          <table:table-cell office:value-type="float" office:value="1.0599444100657931" table:formula="of:=[.H41]/[.D41]" table:style-name="ce1">
            <text:p>1.05994441</text:p>
          </table:table-cell>
          <table:table-cell office:value-type="float" office:value="0.88988081071068592" table:formula="of:=[.J41]/[.D41]" table:style-name="ce1">
            <text:p>0.889880811</text:p>
          </table:table-cell>
          <table:table-cell office:value-type="float" office:value="0.89148541737382181" table:formula="of:=[.H41]/[.F41]" table:style-name="ce1">
            <text:p>0.891485417</text:p>
          </table:table-cell>
          <table:table-cell office:value-type="float" office:value="0.74845035118410397" table:formula="of:=[.J41]/[.F41]" table:style-name="ce1">
            <text:p>0.748450351</text:p>
          </table:table-cell>
          <table:table-cell office:value-type="float" office:value="0.83955422780657807" table:formula="of:=[.J41]/[.H41]" table:style-name="ce1">
            <text:p>0.839554228</text:p>
          </table:table-cell>
          <table:table-cell table:number-columns-repeated="16366"/>
        </table:table-row>
        <table:table-row table:style-name="ro1">
          <table:table-cell office:value-type="float" office:value="4.0999999999999996" table:style-name="ce1">
            <text:p>4.1</text:p>
          </table:table-cell>
          <table:table-cell office:value-type="float" office:value="0.396094" table:style-name="ce8">
            <text:p>3.9609E-01</text:p>
          </table:table-cell>
          <table:table-cell office:value-type="float" office:value="1.2999999999999999E-3" table:style-name="ce8">
            <text:p>1.3000E-03</text:p>
          </table:table-cell>
          <table:table-cell office:value-type="float" office:value="9.4995499999999997E-2" table:style-name="ce8">
            <text:p>9.4996E-02</text:p>
          </table:table-cell>
          <table:table-cell office:value-type="float" office:value="3.0999999999999999E-3" table:style-name="ce8">
            <text:p>3.1000E-03</text:p>
          </table:table-cell>
          <table:table-cell office:value-type="float" office:value="0.113733" table:style-name="ce8">
            <text:p>1.1373E-01</text:p>
          </table:table-cell>
          <table:table-cell office:value-type="float" office:value="2.7000000000000001E-3" table:style-name="ce8">
            <text:p>2.7000E-03</text:p>
          </table:table-cell>
          <table:table-cell office:value-type="float" office:value="0.10142" table:style-name="ce8">
            <text:p>1.0142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8.5945900000000006E-2" table:style-name="ce8">
            <text:p>8.5946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1972461853456218" table:formula="of:=[.F42]/[.D42]" table:style-name="ce1">
            <text:p>1.197246185</text:p>
          </table:table-cell>
          <table:table-cell office:value-type="float" office:value="1.0676295192930192" table:formula="of:=[.H42]/[.D42]" table:style-name="ce1">
            <text:p>1.067629519</text:p>
          </table:table-cell>
          <table:table-cell office:value-type="float" office:value="0.90473654015190197" table:formula="of:=[.J42]/[.D42]" table:style-name="ce1">
            <text:p>0.90473654</text:p>
          </table:table-cell>
          <table:table-cell office:value-type="float" office:value="0.89173766628858819" table:formula="of:=[.H42]/[.F42]" table:style-name="ce1">
            <text:p>0.891737666</text:p>
          </table:table-cell>
          <table:table-cell office:value-type="float" office:value="0.75568128863214723" table:formula="of:=[.J42]/[.F42]" table:style-name="ce1">
            <text:p>0.755681289</text:p>
          </table:table-cell>
          <table:table-cell office:value-type="float" office:value="0.84742555708933154" table:formula="of:=[.J42]/[.H42]" table:style-name="ce1">
            <text:p>0.847425557</text:p>
          </table:table-cell>
          <table:table-cell table:number-columns-repeated="16366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.39024599999999998" table:style-name="ce8">
            <text:p>3.9025E-01</text:p>
          </table:table-cell>
          <table:table-cell table:style-name="ce8"/>
          <table:table-cell office:value-type="float" office:value="9.2197500000000002E-2" table:style-name="ce8">
            <text:p>9.2198E-02</text:p>
          </table:table-cell>
          <table:table-cell table:style-name="ce8"/>
          <table:table-cell office:value-type="float" office:value="0.111039" table:style-name="ce8">
            <text:p>1.1104E-01</text:p>
          </table:table-cell>
          <table:table-cell table:style-name="ce8"/>
          <table:table-cell office:value-type="float" office:value="0.10083499999999999" table:style-name="ce8">
            <text:p>1.0084E-01</text:p>
          </table:table-cell>
          <table:table-cell table:style-name="ce8"/>
          <table:table-cell office:value-type="float" office:value="8.6175100000000004E-2" table:style-name="ce8">
            <text:p>8.6175E-02</text:p>
          </table:table-cell>
          <table:table-cell table:style-name="ce8"/>
          <table:table-cell office:value-type="float" office:value="4.2" table:style-name="ce1">
            <text:p>4.2</text:p>
          </table:table-cell>
          <table:table-cell office:value-type="float" office:value="1.2043602049947124" table:formula="of:=[.F43]/[.D43]" table:style-name="ce1">
            <text:p>1.204360205</text:p>
          </table:table-cell>
          <table:table-cell office:value-type="float" office:value="1.0936847528403697" table:formula="of:=[.H43]/[.D43]" table:style-name="ce1">
            <text:p>1.093684753</text:p>
          </table:table-cell>
          <table:table-cell office:value-type="float" office:value="0.93467935681553194" table:formula="of:=[.J43]/[.D43]" table:style-name="ce1">
            <text:p>0.934679357</text:p>
          </table:table-cell>
          <table:table-cell office:value-type="float" office:value="0.90810435972946435" table:formula="of:=[.H43]/[.F43]" table:style-name="ce1">
            <text:p>0.90810436</text:p>
          </table:table-cell>
          <table:table-cell office:value-type="float" office:value="0.7760795756445934" table:formula="of:=[.J43]/[.F43]" table:style-name="ce1">
            <text:p>0.776079576</text:p>
          </table:table-cell>
          <table:table-cell office:value-type="float" office:value="0.85461496504190027" table:formula="of:=[.J43]/[.H43]" table:style-name="ce1">
            <text:p>0.854614965</text:p>
          </table:table-cell>
          <table:table-cell table:number-columns-repeated="16366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0.38142300000000001" table:style-name="ce8">
            <text:p>3.8142E-01</text:p>
          </table:table-cell>
          <table:table-cell office:value-type="float" office:value="1.4E-3" table:style-name="ce8">
            <text:p>1.4000E-03</text:p>
          </table:table-cell>
          <table:table-cell office:value-type="float" office:value="8.7906999999999999E-2" table:style-name="ce8">
            <text:p>8.7907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0.10804800000000001" table:style-name="ce8">
            <text:p>1.0805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9.8955600000000005E-2" table:style-name="ce8">
            <text:p>9.8956E-02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8.6512500000000006E-2" table:style-name="ce8">
            <text:p>8.6513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.3" table:style-name="ce1">
            <text:p>4.3</text:p>
          </table:table-cell>
          <table:table-cell office:value-type="float" office:value="1.2291171351541972" table:formula="of:=[.F44]/[.D44]" table:style-name="ce1">
            <text:p>1.229117135</text:p>
          </table:table-cell>
          <table:table-cell office:value-type="float" office:value="1.1256850990251062" table:formula="of:=[.H44]/[.D44]" table:style-name="ce1">
            <text:p>1.125685099</text:p>
          </table:table-cell>
          <table:table-cell office:value-type="float" office:value="0.98413664440829518" table:formula="of:=[.J44]/[.D44]" table:style-name="ce1">
            <text:p>0.984136644</text:p>
          </table:table-cell>
          <table:table-cell office:value-type="float" office:value="0.91584851177254556" table:formula="of:=[.H44]/[.F44]" table:style-name="ce1">
            <text:p>0.915848512</text:p>
          </table:table-cell>
          <table:table-cell office:value-type="float" office:value="0.80068580630830744" table:formula="of:=[.J44]/[.F44]" table:style-name="ce1">
            <text:p>0.800685806</text:p>
          </table:table-cell>
          <table:table-cell office:value-type="float" office:value="0.87425572681081209" table:formula="of:=[.J44]/[.H44]" table:style-name="ce1">
            <text:p>0.874255727</text:p>
          </table:table-cell>
          <table:table-cell table:number-columns-repeated="16366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0.37663200000000002" table:style-name="ce8">
            <text:p>3.7663E-01</text:p>
          </table:table-cell>
          <table:table-cell office:value-type="float" office:value="1.4E-3" table:style-name="ce8">
            <text:p>1.4000E-03</text:p>
          </table:table-cell>
          <table:table-cell office:value-type="float" office:value="8.5857299999999998E-2" table:style-name="ce8">
            <text:p>8.5857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0.106249" table:style-name="ce8">
            <text:p>1.0625E-01</text:p>
          </table:table-cell>
          <table:table-cell office:value-type="float" office:value="2.8E-3" table:style-name="ce8">
            <text:p>2.8000E-03</text:p>
          </table:table-cell>
          <table:table-cell office:value-type="float" office:value="9.8144300000000004E-2" table:style-name="ce8">
            <text:p>9.8144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8.6381899999999998E-2" table:style-name="ce8">
            <text:p>8.6382E-02</text:p>
          </table:table-cell>
          <table:table-cell office:value-type="float" office:value="3.0999999999999999E-3" table:style-name="ce8">
            <text:p>3.1000E-0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2375068864266638" table:formula="of:=[.F45]/[.D45]" table:style-name="ce1">
            <text:p>1.237506886</text:p>
          </table:table-cell>
          <table:table-cell office:value-type="float" office:value="1.143109555040748" table:formula="of:=[.H45]/[.D45]" table:style-name="ce1">
            <text:p>1.143109555</text:p>
          </table:table-cell>
          <table:table-cell office:value-type="float" office:value="1.006110138567134" table:formula="of:=[.J45]/[.D45]" table:style-name="ce1">
            <text:p>1.006110139</text:p>
          </table:table-cell>
          <table:table-cell office:value-type="float" office:value="0.92371975265649564" table:formula="of:=[.H45]/[.F45]" table:style-name="ce1">
            <text:p>0.923719753</text:p>
          </table:table-cell>
          <table:table-cell office:value-type="float" office:value="0.8130137695413604" table:formula="of:=[.J45]/[.F45]" table:style-name="ce1">
            <text:p>0.81301377</text:p>
          </table:table-cell>
          <table:table-cell office:value-type="float" office:value="0.88015198029839725" table:formula="of:=[.J45]/[.H45]" table:style-name="ce1">
            <text:p>0.88015198</text:p>
          </table:table-cell>
          <table:table-cell table:number-columns-repeated="16366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0.37116300000000002" table:style-name="ce8">
            <text:p>3.7116E-01</text:p>
          </table:table-cell>
          <table:table-cell office:value-type="float" office:value="1.4E-3" table:style-name="ce8">
            <text:p>1.4000E-03</text:p>
          </table:table-cell>
          <table:table-cell office:value-type="float" office:value="8.4314299999999995E-2" table:style-name="ce8">
            <text:p>8.4314E-02</text:p>
          </table:table-cell>
          <table:table-cell office:value-type="float" office:value="3.3E-3" table:style-name="ce8">
            <text:p>3.3000E-03</text:p>
          </table:table-cell>
          <table:table-cell office:value-type="float" office:value="0.103963" table:style-name="ce8">
            <text:p>1.0396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9.6722299999999997E-2" table:style-name="ce8">
            <text:p>9.6722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8.6163500000000004E-2" table:style-name="ce8">
            <text:p>8.6164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.5" table:style-name="ce1">
            <text:p>4.5</text:p>
          </table:table-cell>
          <table:table-cell office:value-type="float" office:value="1.2330411329987916" table:formula="of:=[.F46]/[.D46]" table:style-name="ce1">
            <text:p>1.233041133</text:p>
          </table:table-cell>
          <table:table-cell office:value-type="float" office:value="1.1471636483965353" table:formula="of:=[.H46]/[.D46]" table:style-name="ce1">
            <text:p>1.147163648</text:p>
          </table:table-cell>
          <table:table-cell office:value-type="float" office:value="1.0219322226478784" table:formula="of:=[.J46]/[.D46]" table:style-name="ce1">
            <text:p>1.021932223</text:p>
          </table:table-cell>
          <table:table-cell office:value-type="float" office:value="0.93035310639362079" table:formula="of:=[.H46]/[.F46]" table:style-name="ce1">
            <text:p>0.930353106</text:p>
          </table:table-cell>
          <table:table-cell office:value-type="float" office:value="0.82879005030635899" table:formula="of:=[.J46]/[.F46]" table:style-name="ce1">
            <text:p>0.82879005</text:p>
          </table:table-cell>
          <table:table-cell office:value-type="float" office:value="0.89083386147765309" table:formula="of:=[.J46]/[.H46]" table:style-name="ce1">
            <text:p>0.890833861</text:p>
          </table:table-cell>
          <table:table-cell table:number-columns-repeated="16366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0.36626199999999998" table:style-name="ce8">
            <text:p>3.6626E-01</text:p>
          </table:table-cell>
          <table:table-cell office:value-type="float" office:value="1.4E-3" table:style-name="ce8">
            <text:p>1.4000E-03</text:p>
          </table:table-cell>
          <table:table-cell office:value-type="float" office:value="8.2553399999999999E-2" table:style-name="ce8">
            <text:p>8.2553E-02</text:p>
          </table:table-cell>
          <table:table-cell office:value-type="float" office:value="3.3E-3" table:style-name="ce8">
            <text:p>3.3000E-03</text:p>
          </table:table-cell>
          <table:table-cell office:value-type="float" office:value="0.102537" table:style-name="ce8">
            <text:p>1.0254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9.5640100000000006E-2" table:style-name="ce8">
            <text:p>9.5640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8.5531800000000005E-2" table:style-name="ce8">
            <text:p>8.5532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2420687700324882" table:formula="of:=[.F47]/[.D47]" table:style-name="ce1">
            <text:p>1.24206877</text:p>
          </table:table-cell>
          <table:table-cell office:value-type="float" office:value="1.1585240583670691" table:formula="of:=[.H47]/[.D47]" table:style-name="ce1">
            <text:p>1.158524058</text:p>
          </table:table-cell>
          <table:table-cell office:value-type="float" office:value="1.0360784655750097" table:formula="of:=[.J47]/[.D47]" table:style-name="ce1">
            <text:p>1.036078466</text:p>
          </table:table-cell>
          <table:table-cell office:value-type="float" office:value="0.93273745087139281" table:formula="of:=[.H47]/[.F47]" table:style-name="ce1">
            <text:p>0.932737451</text:p>
          </table:table-cell>
          <table:table-cell office:value-type="float" office:value="0.83415547558442316" table:formula="of:=[.J47]/[.F47]" table:style-name="ce1">
            <text:p>0.834155476</text:p>
          </table:table-cell>
          <table:table-cell office:value-type="float" office:value="0.89430897709224477" table:formula="of:=[.J47]/[.H47]" table:style-name="ce1">
            <text:p>0.894308977</text:p>
          </table:table-cell>
          <table:table-cell table:number-columns-repeated="16366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0.36177900000000002" table:style-name="ce8">
            <text:p>3.6178E-01</text:p>
          </table:table-cell>
          <table:table-cell office:value-type="float" office:value="1.4E-3" table:style-name="ce8">
            <text:p>1.4000E-03</text:p>
          </table:table-cell>
          <table:table-cell office:value-type="float" office:value="8.1048200000000001E-2" table:style-name="ce8">
            <text:p>8.1048E-02</text:p>
          </table:table-cell>
          <table:table-cell office:value-type="float" office:value="3.3E-3" table:style-name="ce8">
            <text:p>3.3000E-03</text:p>
          </table:table-cell>
          <table:table-cell office:value-type="float" office:value="0.10083399999999999" table:style-name="ce8">
            <text:p>1.0083E-01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9.5040399999999997E-2" table:style-name="ce8">
            <text:p>9.5040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8.4857199999999994E-2" table:style-name="ce8">
            <text:p>8.4857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.7" table:style-name="ce1">
            <text:p>4.7</text:p>
          </table:table-cell>
          <table:table-cell office:value-type="float" office:value="1.2441238670322103" table:formula="of:=[.F48]/[.D48]" table:style-name="ce1">
            <text:p>1.244123867</text:p>
          </table:table-cell>
          <table:table-cell office:value-type="float" office:value="1.1726404781352331" table:formula="of:=[.H48]/[.D48]" table:style-name="ce1">
            <text:p>1.172640478</text:p>
          </table:table-cell>
          <table:table-cell office:value-type="float" office:value="1.046996725405376" table:formula="of:=[.J48]/[.D48]" table:style-name="ce1">
            <text:p>1.046996725</text:p>
          </table:table-cell>
          <table:table-cell office:value-type="float" office:value="0.94254318979709228" table:formula="of:=[.H48]/[.F48]" table:style-name="ce1">
            <text:p>0.94254319</text:p>
          </table:table-cell>
          <table:table-cell office:value-type="float" office:value="0.84155344427474854" table:formula="of:=[.J48]/[.F48]" table:style-name="ce1">
            <text:p>0.841553444</text:p>
          </table:table-cell>
          <table:table-cell office:value-type="float" office:value="0.89285398630477142" table:formula="of:=[.J48]/[.H48]" table:style-name="ce1">
            <text:p>0.892853986</text:p>
          </table:table-cell>
          <table:table-cell table:number-columns-repeated="16366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.358213" table:style-name="ce8">
            <text:p>3.5821E-01</text:p>
          </table:table-cell>
          <table:table-cell office:value-type="float" office:value="1.4E-3" table:style-name="ce8">
            <text:p>1.4000E-03</text:p>
          </table:table-cell>
          <table:table-cell office:value-type="float" office:value="7.99092E-2" table:style-name="ce8">
            <text:p>7.9909E-02</text:p>
          </table:table-cell>
          <table:table-cell office:value-type="float" office:value="3.3999999999999998E-3" table:style-name="ce8">
            <text:p>3.4000E-03</text:p>
          </table:table-cell>
          <table:table-cell office:value-type="float" office:value="9.9263900000000002E-2" table:style-name="ce8">
            <text:p>9.9264E-02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9.3873899999999996E-2" table:style-name="ce8">
            <text:p>9.3874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8.51663E-2" table:style-name="ce8">
            <text:p>8.5166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.8" table:style-name="ce1">
            <text:p>4.8</text:p>
          </table:table-cell>
          <table:table-cell office:value-type="float" office:value="1.2422086568254971" table:formula="of:=[.F49]/[.D49]" table:style-name="ce1">
            <text:p>1.242208657</text:p>
          </table:table-cell>
          <table:table-cell office:value-type="float" office:value="1.1747570993077141" table:formula="of:=[.H49]/[.D49]" table:style-name="ce1">
            <text:p>1.174757099</text:p>
          </table:table-cell>
          <table:table-cell office:value-type="float" office:value="1.0657884198565373" table:formula="of:=[.J49]/[.D49]" table:style-name="ce1">
            <text:p>1.06578842</text:p>
          </table:table-cell>
          <table:table-cell office:value-type="float" office:value="0.94570029990761995" table:formula="of:=[.H49]/[.F49]" table:style-name="ce1">
            <text:p>0.9457003</text:p>
          </table:table-cell>
          <table:table-cell office:value-type="float" office:value="0.85797858032980767" table:formula="of:=[.J49]/[.F49]" table:style-name="ce1">
            <text:p>0.85797858</text:p>
          </table:table-cell>
          <table:table-cell office:value-type="float" office:value="0.9072415229366203" table:formula="of:=[.J49]/[.H49]" table:style-name="ce1">
            <text:p>0.907241523</text:p>
          </table:table-cell>
          <table:table-cell table:number-columns-repeated="16366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0.35545100000000002" table:style-name="ce8">
            <text:p>3.5545E-01</text:p>
          </table:table-cell>
          <table:table-cell office:value-type="float" office:value="1.5E-3" table:style-name="ce8">
            <text:p>1.5000E-03</text:p>
          </table:table-cell>
          <table:table-cell office:value-type="float" office:value="7.9350799999999999E-2" table:style-name="ce8">
            <text:p>7.9351E-02</text:p>
          </table:table-cell>
          <table:table-cell office:value-type="float" office:value="3.3999999999999998E-3" table:style-name="ce8">
            <text:p>3.4000E-03</text:p>
          </table:table-cell>
          <table:table-cell office:value-type="float" office:value="9.8599599999999996E-2" table:style-name="ce8">
            <text:p>9.8600E-02</text:p>
          </table:table-cell>
          <table:table-cell office:value-type="float" office:value="2.8999999999999998E-3" table:style-name="ce8">
            <text:p>2.9000E-03</text:p>
          </table:table-cell>
          <table:table-cell office:value-type="float" office:value="9.2968099999999998E-2" table:style-name="ce8">
            <text:p>9.2968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8.4532599999999999E-2" table:style-name="ce8">
            <text:p>8.4533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.2425785247281691" table:formula="of:=[.F50]/[.D50]" table:style-name="ce1">
            <text:p>1.242578525</text:p>
          </table:table-cell>
          <table:table-cell office:value-type="float" office:value="1.1716088558653472" table:formula="of:=[.H50]/[.D50]" table:style-name="ce1">
            <text:p>1.171608856</text:p>
          </table:table-cell>
          <table:table-cell office:value-type="float" office:value="1.065302429213064" table:formula="of:=[.J50]/[.D50]" table:style-name="ce1">
            <text:p>1.065302429</text:p>
          </table:table-cell>
          <table:table-cell office:value-type="float" office:value="0.94288516383433607" table:formula="of:=[.H50]/[.F50]" table:style-name="ce1">
            <text:p>0.942885164</text:p>
          </table:table-cell>
          <table:table-cell office:value-type="float" office:value="0.85733207842628167" table:formula="of:=[.J50]/[.F50]" table:style-name="ce1">
            <text:p>0.857332078</text:p>
          </table:table-cell>
          <table:table-cell office:value-type="float" office:value="0.90926457569854613" table:formula="of:=[.J50]/[.H50]" table:style-name="ce1">
            <text:p>0.909264576</text:p>
          </table:table-cell>
          <table:table-cell table:number-columns-repeated="1636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5233399999999998" table:style-name="ce8">
            <text:p>3.5233E-01</text:p>
          </table:table-cell>
          <table:table-cell office:value-type="float" office:value="1.5E-3" table:style-name="ce8">
            <text:p>1.5000E-03</text:p>
          </table:table-cell>
          <table:table-cell office:value-type="float" office:value="7.8080899999999995E-2" table:style-name="ce8">
            <text:p>7.8081E-02</text:p>
          </table:table-cell>
          <table:table-cell office:value-type="float" office:value="3.3999999999999998E-3" table:style-name="ce8">
            <text:p>3.4000E-03</text:p>
          </table:table-cell>
          <table:table-cell office:value-type="float" office:value="9.7841399999999995E-2" table:style-name="ce8">
            <text:p>9.7841E-02</text:p>
          </table:table-cell>
          <table:table-cell office:value-type="float" office:value="3.0000000000000001E-3" table:style-name="ce8">
            <text:p>3.0000E-03</text:p>
          </table:table-cell>
          <table:table-cell office:value-type="float" office:value="9.2169399999999999E-2" table:style-name="ce8">
            <text:p>9.2169E-02</text:p>
          </table:table-cell>
          <table:table-cell office:value-type="float" office:value="3.0999999999999999E-3" table:style-name="ce8">
            <text:p>3.1000E-03</text:p>
          </table:table-cell>
          <table:table-cell office:value-type="float" office:value="8.4242800000000007E-2" table:style-name="ce8">
            <text:p>8.4243E-02</text:p>
          </table:table-cell>
          <table:table-cell office:value-type="float" office:value="3.2000000000000002E-3" table:style-name="ce8">
            <text:p>3.2000E-03</text:p>
          </table:table-cell>
          <table:table-cell office:value-type="float" office:value="5" table:style-name="ce1">
            <text:p>5</text:p>
          </table:table-cell>
          <table:table-cell office:value-type="float" office:value="1.2530772570500597" table:formula="of:=[.F51]/[.D51]" table:style-name="ce1">
            <text:p>1.253077257</text:p>
          </table:table-cell>
          <table:table-cell office:value-type="float" office:value="1.1804346517522211" table:formula="of:=[.H51]/[.D51]" table:style-name="ce1">
            <text:p>1.180434652</text:p>
          </table:table-cell>
          <table:table-cell office:value-type="float" office:value="1.0789168669930804" table:formula="of:=[.J51]/[.D51]" table:style-name="ce1">
            <text:p>1.078916867</text:p>
          </table:table-cell>
          <table:table-cell office:value-type="float" office:value="0.94202863000733839" table:formula="of:=[.H51]/[.F51]" table:style-name="ce1">
            <text:p>0.94202863</text:p>
          </table:table-cell>
          <table:table-cell office:value-type="float" office:value="0.86101384485504107" table:formula="of:=[.J51]/[.F51]" table:style-name="ce1">
            <text:p>0.861013845</text:p>
          </table:table-cell>
          <table:table-cell office:value-type="float" office:value="0.91399965715302489" table:formula="of:=[.J51]/[.H51]" table:style-name="ce1">
            <text:p>0.913999657</text:p>
          </table:table-cell>
          <table:table-cell table:number-columns-repeated="16366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scientific-number number:decimal-places="4" number:min-decimal-places="4" number:min-integer-digits="1" number:min-exponent-digits="2" number:exponent-interval="1" number:forced-exponent-sign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4pt" style:font-size-asian="14pt" style:font-size-complex="14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0</meta:generator>
    <dc:creator>Microsoft Office User</dc:creator>
    <meta:creation-date>2024-08-02T17:53:33Z</meta:creation-date>
    <dc:date>2024-12-03T17:35:21Z</dc:date>
    <meta:editing-cycles>17</meta:editing-cycles>
    <meta:editing-duration>PT959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4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scatter" svg:height="257.0737795275591pt" svg:width="476.6176377952756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euille1.$F$2:.$F$13" chart:class="chart:scatter" chart:attached-axis="primary-y" chart:style-name="G0S0">
            <chart:domain table:cell-range-address="Feuille1.$A$2:.$A$13"/>
            <chart:data-point chart:repeated="12"/>
          </chart:series>
          <chart:series chart:values-cell-range-address="Feuille1.$B$2:.$B$13" chart:class="chart:scatter" chart:attached-axis="primary-y" chart:style-name="G0S1">
            <chart:domain table:cell-range-address="Feuille1.$A$2:.$A$13"/>
            <chart:data-point chart:repeated="12"/>
          </chart:series>
          <chart:series chart:values-cell-range-address="Feuille1.$C$2:.$C$13" chart:class="chart:scatter" chart:attached-axis="primary-y" chart:style-name="G0S2">
            <chart:domain table:cell-range-address="Feuille1.$A$2:.$A$13"/>
            <chart:data-point chart:repeated="12"/>
          </chart:series>
          <chart:series chart:values-cell-range-address="Feuille1.$D$2:.$D$13" chart:class="chart:scatter" chart:attached-axis="primary-y" chart:style-name="G0S3">
            <chart:domain table:cell-range-address="Feuille1.$A$2:.$A$13"/>
            <chart:data-point chart:repeated="12"/>
          </chart:series>
          <chart:series chart:values-cell-range-address="Feuille1.$E$2:.$E$13" chart:class="chart:scatter" chart:attached-axis="primary-y" chart:style-name="G0S4">
            <chart:domain table:cell-range-address="Feuille1.$A$2:.$A$13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/>
      <style:graphic-properties draw:fill="none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255.4869291338583pt" svg:width="453.5150393700787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euille1.$H$2:.$H$13" chart:class="chart:scatter" chart:attached-axis="primary-y" chart:style-name="G0S0">
            <chart:domain table:cell-range-address="Feuille1.$A$2:.$A$13"/>
            <chart:data-point chart:repeated="12"/>
          </chart:series>
          <chart:series chart:values-cell-range-address="Feuille1.$I$2:.$I$13" chart:class="chart:scatter" chart:attached-axis="primary-y" chart:style-name="G0S1">
            <chart:domain table:cell-range-address="Feuille1.$A$2:.$A$13"/>
            <chart:data-point chart:repeated="12"/>
          </chart:series>
          <chart:series chart:values-cell-range-address="Feuille1.$J$2:.$J$13" chart:class="chart:scatter" chart:attached-axis="primary-y" chart:style-name="G0S2">
            <chart:domain table:cell-range-address="Feuille1.$A$2:.$A$13"/>
            <chart:data-point chart:repeated="12"/>
          </chart:series>
          <chart:series chart:values-cell-range-address="Feuille1.$K$2:.$K$13" chart:class="chart:scatter" chart:attached-axis="primary-y" chart:style-name="G0S3">
            <chart:domain table:cell-range-address="Feuille1.$A$2:.$A$13"/>
            <chart:data-point chart:repeated="12"/>
          </chart:series>
          <chart:series chart:values-cell-range-address="Feuille1.$L$2:.$L$13" chart:class="chart:scatter" chart:attached-axis="primary-y" chart:style-name="G0S4">
            <chart:domain table:cell-range-address="Feuille1.$A$2:.$A$13"/>
            <chart:data-point chart:repeated="12"/>
          </chart:series>
          <chart:series chart:values-cell-range-address="Feuille1.$M$2:.$M$13" chart:class="chart:scatter" chart:attached-axis="primary-y" chart:style-name="G0S5">
            <chart:domain table:cell-range-address="Feuille1.$A$2:.$A$13"/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